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11" style:family="table-column">
      <style:table-column-properties fo:break-before="auto" style:column-width="0.7425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0.8846in"/>
    </style:style>
    <style:style style:name="co14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1.0264in"/>
    </style:style>
    <style:style style:name="co10" style:family="table-column">
      <style:table-column-properties fo:break-before="auto" style:column-width="1.4638in"/>
    </style:style>
    <style:style style:name="co15" style:family="table-column">
      <style:table-column-properties fo:break-before="auto" style:column-width="1.2563in"/>
    </style:style>
    <style:style style:name="co16" style:family="table-column">
      <style:table-column-properties fo:break-before="auto" style:column-width="0.95in"/>
    </style:style>
    <style:style style:name="co17" style:family="table-column">
      <style:table-column-properties fo:break-before="auto" style:column-width="1.1362in"/>
    </style:style>
    <style:style style:name="co18" style:family="table-column">
      <style:table-column-properties fo:break-before="auto" style:column-width="1.3654in"/>
    </style:style>
    <style:style style:name="co19" style:family="table-column">
      <style:table-column-properties fo:break-before="auto" style:column-width="0.45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cc33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fo:color="#cc3300" fo:font-weight="bold" style:font-weight-asian="bold" style:font-weight-complex="bold"/>
    </style:style>
    <style:style style:name="ce8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2" style:family="table-cell" style:parent-style-name="Default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3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14" style:family="table-cell" style:parent-style-name="Default">
      <style:table-cell-properties fo:background-color="#cfe7f5"/>
      <style:text-properties fo:color="#cc0000" style:font-name="Droid Sans Mono" fo:font-weight="bold" style:font-weight-asian="bold" style:font-weight-complex="bold"/>
    </style:style>
    <style:style style:name="ce15" style:family="table-cell" style:parent-style-name="Default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16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17" style:family="table-cell" style:parent-style-name="Default" style:data-style-name="N99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18" style:family="table-cell" style:parent-style-name="Default">
      <style:table-cell-properties fo:background-color="#ffffff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22" style:family="table-cell" style:parent-style-name="Default">
      <style:text-properties fo:color="#006600" style:font-name="Arial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000000"/>
      <style:text-properties fo:color="#ff0000" fo:font-weight="bold" style:font-weight-asian="bold" style:font-weight-complex="bold"/>
    </style:style>
    <style:style style:name="ce25" style:family="table-cell" style:parent-style-name="Default">
      <style:text-properties fo:color="#7e0021" fo:font-weight="bold" style:font-weight-asian="bold" style:font-weight-complex="bold"/>
    </style:style>
    <style:style style:name="ce26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27" style:family="table-cell" style:parent-style-name="Default">
      <style:text-properties fo:color="#ff3333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0000ff" fo:font-weight="bold" style:font-weight-asian="bold" style:font-weight-complex="bold"/>
    </style:style>
    <style:style style:name="ce32" style:family="table-cell" style:parent-style-name="Default">
      <style:table-cell-properties fo:background-color="#000000"/>
      <style:text-properties fo:color="#ffff66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maj</text:p>
          </table:table-cell>
          <table:table-cell office:value-type="string">
            <text:p>English</text:p>
          </table:table-cell>
          <table:table-cell office:value-type="string">
            <text:p>Spanish</text:p>
          </table:table-cell>
          <table:table-cell office:value-type="string">
            <text:p>Romanian</text:p>
          </table:table-cell>
          <table:table-cell office:value-type="string">
            <text:p>latin</text:p>
          </table:table-cell>
          <table:table-cell table:style-name="ce2" office:value-type="string">
            <text:p>Italian</text:p>
          </table:table-cell>
          <table:table-cell office:value-type="string">
            <text:p>Franch</text:p>
          </table:table-cell>
          <table:table-cell office:value-type="string">
            <text:p>Polish</text:p>
          </table:table-cell>
          <table:table-cell office:value-type="string">
            <text:p>German</text:p>
          </table:table-cell>
        </table:table-row>
        <table:table-row table:style-name="ro1">
          <table:table-cell office:value-type="string">
            <text:p>je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3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</table:table-row>
        <table:table-row table:style-name="ro1">
          <table:table-cell office:value-type="string">
            <text:p>te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3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3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xi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a</text:p>
          </table:table-cell>
          <table:table-cell office:value-type="string">
            <text:p>illa</text:p>
          </table:table-cell>
          <table:table-cell table:style-name="ce3" office:value-type="string">
            <text:p>lei</text:p>
          </table:table-cell>
          <table:table-cell office:value-type="string">
            <text:p>elle</text:p>
          </table:table-cell>
          <table:table-cell office:value-type="string">
            <text:p>ona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li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el</text:p>
          </table:table-cell>
          <table:table-cell office:value-type="string">
            <text:p>illud</text:p>
          </table:table-cell>
          <table:table-cell office:value-type="string">
            <text:p>esso</text:p>
          </table:table-cell>
          <table:table-cell office:value-type="string">
            <text:p>il</text:p>
          </table:table-cell>
          <table:table-cell office:value-type="string">
            <text:p>ono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3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3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3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x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ele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table:style-name="ce1" office:value-type="string">
            <text:p>Objective</text:p>
          </table:table-cell>
          <table:table-cell table:number-columns-repeated="8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</table:table-row>
        <table:table-row table:style-name="ro1">
          <table:table-cell office:value-type="string">
            <text:p>ty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hy</text:p>
          </table:table-cell>
          <table:table-cell office:value-type="string">
            <text:p>the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xy</text:p>
          </table:table-cell>
          <table:table-cell office:value-type="string">
            <text:p>her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/>
          <table:table-cell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</table:table-row>
        <table:table-row table:style-name="ro1">
          <table:table-cell office:value-type="string">
            <text:p>ny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y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y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</table:table-row>
        <table:table-row table:style-name="ro1">
          <table:table-cell office:value-type="string">
            <text:p>ly</text:p>
          </table:table-cell>
          <table:table-cell office:value-type="string">
            <text:p>it</text:p>
          </table:table-cell>
          <table:table-cell office:value-type="string">
            <text:p>la</text:p>
          </table:table-cell>
          <table:table-cell table:number-columns-repeated="2"/>
          <table:table-cell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</table:table-row>
      </table:table>
      <table:table table:name="dict" table:style-name="ta1" table:print="false">
        <table:table-column table:style-name="co1" table:default-cell-style-name="ce8"/>
        <table:table-column table:style-name="co7" table:default-cell-style-name="ce9"/>
        <table:table-column table:style-name="co8" table:default-cell-style-name="ce11"/>
        <table:table-column table:style-name="co9" table:default-cell-style-name="ce13"/>
        <table:table-column table:style-name="co10" table:default-cell-style-name="ce16"/>
        <table:table-column table:style-name="co2" table:default-cell-style-name="ce22"/>
        <table:table-column table:style-name="co15" table:default-cell-style-name="ce25"/>
        <table:table-column table:style-name="co16" table:default-cell-style-name="Default"/>
        <table:table-column table:style-name="co17" table:default-cell-style-name="ce29"/>
        <table:table-column table:style-name="co12" table:default-cell-style-name="ce1"/>
        <table:table-column table:style-name="co18" table:default-cell-style-name="ce31"/>
        <table:table-column table:style-name="co1" table:default-cell-style-name="ce8"/>
        <table:table-column table:style-name="co19" table:default-cell-style-name="Default"/>
        <table:table-column table:style-name="co1" table:number-columns-repeated="1008" table:default-cell-style-name="Default"/>
        <table:table-row table:style-name="ro1">
          <table:table-cell office:value-type="string">
            <text:p>original</text:p>
          </table:table-cell>
          <table:table-cell office:value-type="string">
            <text:p>CD</text:p>
          </table:table-cell>
          <table:table-cell table:style-name="ce10" office:value-type="string">
            <text:p>Part</text:p>
          </table:table-cell>
          <table:table-cell table:style-name="ce12" office:value-type="string">
            <text:p>Maj</text:p>
          </table:table-cell>
          <table:table-cell table:style-name="ce12" office:value-type="string">
            <text:p>English</text:p>
          </table:table-cell>
          <table:table-cell table:style-name="ce21" office:value-type="string">
            <text:p>Spanish</text:p>
          </table:table-cell>
          <table:table-cell table:style-name="ce24" office:value-type="string">
            <text:p>Franch</text:p>
          </table:table-cell>
          <table:table-cell table:style-name="ce26" office:value-type="string">
            <text:p>Italian</text:p>
          </table:table-cell>
          <table:table-cell table:style-name="ce26" office:value-type="string">
            <text:p>Latin</text:p>
          </table:table-cell>
          <table:table-cell table:style-name="ce26" office:value-type="string">
            <text:p>Romanian</text:p>
          </table:table-cell>
          <table:table-cell table:style-name="ce26" office:value-type="string">
            <text:p>German</text:p>
          </table:table-cell>
          <table:table-cell office:value-type="string">
            <text:p>Priority</text:p>
          </table:table-cell>
          <table:table-cell table:style-name="ce26" office:value-type="string">
            <text:p>count</text:p>
          </table:table-cell>
          <table:table-cell table:style-name="ce32"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ablio</text:p>
          </table:table-cell>
          <table:table-cell office:value-type="string">
            <text:p>able</text:p>
          </table:table-cell>
          <table:table-cell office:value-type="string">
            <text:p>poder</text:p>
          </table:table-cell>
          <table:table-cell office:value-type="string">
            <text:p>capable</text:p>
          </table:table-cell>
          <table:table-cell office:value-type="string">
            <text:p>capace</text:p>
          </table:table-cell>
          <table:table-cell office:value-type="string">
            <text:p>potes</text:p>
          </table:table-cell>
          <table:table-cell office:value-type="string">
            <text:p>capabil</text:p>
          </table:table-cell>
          <table:table-cell office:value-type="string">
            <text:p>imstande</text:p>
          </table:table-cell>
          <table:table-cell office:value-type="string">
            <text:p>BA</text:p>
          </table:table-cell>
          <table:table-cell table:formula="of:=LEN([.D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actio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courant</text:p>
          </table:table-cell>
          <table:table-cell office:value-type="string">
            <text:p>attual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Strom</text:p>
          </table:table-cell>
          <table:table-cell office:value-type="string">
            <text:p>BA</text:p>
          </table:table-cell>
          <table:table-cell table:formula="of:=LEN([.D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aleno</text:p>
          </table:table-cell>
          <table:table-cell office:value-type="string">
            <text:p>foreign</text:p>
          </table:table-cell>
          <table:table-cell office:value-type="string">
            <text:p>extraño</text:p>
          </table:table-cell>
          <table:table-cell office:value-type="string">
            <text:p>étranger</text:p>
          </table:table-cell>
          <table:table-cell office:value-type="string">
            <text:p>straniero</text:p>
          </table:table-cell>
          <table:table-cell office:value-type="string">
            <text:p>aliena</text:p>
          </table:table-cell>
          <table:table-cell office:value-type="string">
            <text:p>străin</text:p>
          </table:table-cell>
          <table:table-cell office:value-type="string">
            <text:p>fremd</text:p>
          </table:table-cell>
          <table:table-cell office:value-type="string">
            <text:p>BA</text:p>
          </table:table-cell>
          <table:table-cell table:formula="of:=LEN([.D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alto</text:p>
          </table:table-cell>
          <table:table-cell office:value-type="string">
            <text:p>high</text:p>
          </table:table-cell>
          <table:table-cell office:value-type="string">
            <text:p>alto</text:p>
          </table:table-cell>
          <table:table-cell office:value-type="string">
            <text:p>haute</text:p>
          </table:table-cell>
          <table:table-cell office:value-type="string">
            <text:p>alto</text:p>
          </table:table-cell>
          <table:table-cell office:value-type="string">
            <text:p>altum</text:p>
          </table:table-cell>
          <table:table-cell office:value-type="string">
            <text:p>înalt</text:p>
          </table:table-cell>
          <table:table-cell office:value-type="string">
            <text:p>hoch</text:p>
          </table:table-cell>
          <table:table-cell office:value-type="string">
            <text:p>BA</text:p>
          </table:table-cell>
          <table:table-cell table:formula="of:=LEN([.D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ambio</text:p>
          </table:table-cell>
          <table:table-cell office:value-type="string">
            <text:p>environmental</text:p>
          </table:table-cell>
          <table:table-cell office:value-type="string">
            <text:p>ambiental</text:p>
          </table:table-cell>
          <table:table-cell office:value-type="string">
            <text:p>environnement</text:p>
          </table:table-cell>
          <table:table-cell office:value-type="string">
            <text:p>ambientale</text:p>
          </table:table-cell>
          <table:table-cell office:value-type="string">
            <text:p>environmental</text:p>
          </table:table-cell>
          <table:table-cell office:value-type="string">
            <text:p>de mediu</text:p>
          </table:table-cell>
          <table:table-cell office:value-type="string">
            <text:p>Umwelt</text:p>
          </table:table-cell>
          <table:table-cell office:value-type="string">
            <text:p>BA</text:p>
          </table:table-cell>
          <table:table-cell table:formula="of:=LEN([.D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baso</text:p>
          </table:table-cell>
          <table:table-cell office:value-type="string">
            <text:p>low</text:p>
          </table:table-cell>
          <table:table-cell office:value-type="string">
            <text:p>bajo</text:p>
          </table:table-cell>
          <table:table-cell office:value-type="string">
            <text:p>faible,bas</text:p>
          </table:table-cell>
          <table:table-cell office:value-type="string">
            <text:p>basso</text:p>
          </table:table-cell>
          <table:table-cell office:value-type="string">
            <text:p>iaces</text:p>
          </table:table-cell>
          <table:table-cell office:value-type="string">
            <text:p>scăzut</text:p>
          </table:table-cell>
          <table:table-cell office:value-type="string">
            <text:p>niedrig</text:p>
          </table:table-cell>
          <table:table-cell office:value-type="string">
            <text:p>BA</text:p>
          </table:table-cell>
          <table:table-cell table:formula="of:=LEN([.D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blaso</text:p>
          </table:table-cell>
          <table:table-cell office:value-type="string">
            <text:p>hurt</text:p>
          </table:table-cell>
          <table:table-cell office:value-type="string">
            <text:p>herir</text:p>
          </table:table-cell>
          <table:table-cell office:value-type="string">
            <text:p>blesser</text:p>
          </table:table-cell>
          <table:table-cell office:value-type="string">
            <text:p>male</text:p>
          </table:table-cell>
          <table:table-cell office:value-type="string">
            <text:p>nocere</text:p>
          </table:table-cell>
          <table:table-cell office:value-type="string">
            <text:p>rănit</text:p>
          </table:table-cell>
          <table:table-cell office:value-type="string">
            <text:p>verletzt</text:p>
          </table:table-cell>
          <table:table-cell office:value-type="string">
            <text:p>AD</text:p>
          </table:table-cell>
          <table:table-cell table:formula="of:=LEN([.D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bono</text:p>
          </table:table-cell>
          <table:table-cell office:value-type="string">
            <text:p>good</text:p>
          </table:table-cell>
          <table:table-cell office:value-type="string">
            <text:p>bueno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bonum</text:p>
          </table:table-cell>
          <table:table-cell office:value-type="string">
            <text:p>bun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D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bueno</text:p>
          </table:table-cell>
          <table:table-cell office:value-type="string">
            <text:p>fine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BA</text:p>
          </table:table-cell>
          <table:table-cell table:formula="of:=LEN([.D1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cado</text:p>
          </table:table-cell>
          <table:table-cell office:value-type="string">
            <text:p>warm</text:p>
          </table:table-cell>
          <table:table-cell office:value-type="string">
            <text:p>calentar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um</text:p>
          </table:table-cell>
          <table:table-cell office:value-type="string">
            <text:p>cald</text:p>
          </table:table-cell>
          <table:table-cell office:value-type="string">
            <text:p>warm</text:p>
          </table:table-cell>
          <table:table-cell office:value-type="string">
            <text:p>AD</text:p>
          </table:table-cell>
          <table:table-cell table:formula="of:=LEN([.D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cento</text:p>
          </table:table-cell>
          <table:table-cell table:number-columns-repeated="3" office:value-type="string">
            <text:p>central</text:p>
          </table:table-cell>
          <table:table-cell office:value-type="string">
            <text:p>centrale</text:p>
          </table:table-cell>
          <table:table-cell office:value-type="string">
            <text:p>centralis</text:p>
          </table:table-cell>
          <table:table-cell office:value-type="string">
            <text:p>central</text:p>
          </table:table-cell>
          <table:table-cell office:value-type="string">
            <text:p>zentral</text:p>
          </table:table-cell>
          <table:table-cell office:value-type="string">
            <text:p>BA</text:p>
          </table:table-cell>
          <table:table-cell table:formula="of:=LEN([.D1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certo</text:p>
          </table:table-cell>
          <table:table-cell office:value-type="string">
            <text:p>certain</text:p>
          </table:table-cell>
          <table:table-cell office:value-type="string">
            <text:p>cierto</text:p>
          </table:table-cell>
          <table:table-cell office:value-type="string">
            <text:p>certain</text:p>
          </table:table-cell>
          <table:table-cell office:value-type="string">
            <text:p>certo</text:p>
          </table:table-cell>
          <table:table-cell office:value-type="string">
            <text:p>quaedam</text:p>
          </table:table-cell>
          <table:table-cell office:value-type="string">
            <text:p>anumit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D1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claro</text:p>
          </table:table-cell>
          <table:table-cell office:value-type="string">
            <text:p>clear</text:p>
          </table:table-cell>
          <table:table-cell office:value-type="string">
            <text:p>claro</text:p>
          </table:table-cell>
          <table:table-cell office:value-type="string">
            <text:p>clair</text:p>
          </table:table-cell>
          <table:table-cell office:value-type="string">
            <text:p>chiaro</text:p>
          </table:table-cell>
          <table:table-cell office:value-type="string">
            <text:p>liquet</text:p>
          </table:table-cell>
          <table:table-cell office:value-type="string">
            <text:p>clar</text:p>
          </table:table-cell>
          <table:table-cell office:value-type="string">
            <text:p>klar</text:p>
          </table:table-cell>
          <table:table-cell office:value-type="string">
            <text:p>BA</text:p>
          </table:table-cell>
          <table:table-cell table:formula="of:=LEN([.D1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como</text:p>
          </table:table-cell>
          <table:table-cell office:value-type="string">
            <text:p>common</text:p>
          </table:table-cell>
          <table:table-cell office:value-type="string">
            <text:p>común</text:p>
          </table:table-cell>
          <table:table-cell office:value-type="string">
            <text:p>commun</text:p>
          </table:table-cell>
          <table:table-cell office:value-type="string">
            <text:p>Comune</text:p>
          </table:table-cell>
          <table:table-cell office:value-type="string">
            <text:p>communia</text:p>
          </table:table-cell>
          <table:table-cell office:value-type="string">
            <text:p>comun</text:p>
          </table:table-cell>
          <table:table-cell office:value-type="string">
            <text:p>verbreitet</text:p>
          </table:table-cell>
          <table:table-cell office:value-type="string">
            <text:p>BA</text:p>
          </table:table-cell>
          <table:table-cell table:formula="of:=LEN([.D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difo</text:p>
          </table:table-cell>
          <table:table-cell office:value-type="string">
            <text:p>difficult</text:p>
          </table:table-cell>
          <table:table-cell office:value-type="string">
            <text:p>difícil</text:p>
          </table:table-cell>
          <table:table-cell table:number-columns-repeated="2" office:value-type="string">
            <text:p>difficile</text:p>
          </table:table-cell>
          <table:table-cell office:value-type="string">
            <text:p>difficilis</text:p>
          </table:table-cell>
          <table:table-cell office:value-type="string">
            <text:p>dificil</text:p>
          </table:table-cell>
          <table:table-cell office:value-type="string">
            <text:p>schwierig</text:p>
          </table:table-cell>
          <table:table-cell office:value-type="string">
            <text:p>BA</text:p>
          </table:table-cell>
          <table:table-cell table:formula="of:=LEN([.D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adjective</text:p>
          </table:table-cell>
          <table:table-cell office:value-type="string">
            <text:p>divo</text:p>
          </table:table-cell>
          <table:table-cell office:value-type="string">
            <text:p>different</text:p>
          </table:table-cell>
          <table:table-cell office:value-type="string">
            <text:p>diferente</text:p>
          </table:table-cell>
          <table:table-cell office:value-type="string">
            <text:p>différent</text:p>
          </table:table-cell>
          <table:table-cell office:value-type="string">
            <text:p>diverso</text:p>
          </table:table-cell>
          <table:table-cell office:value-type="string">
            <text:p>alium</text:p>
          </table:table-cell>
          <table:table-cell office:value-type="string">
            <text:p>diferit</text:p>
          </table:table-cell>
          <table:table-cell office:value-type="string">
            <text:p>anders</text:p>
          </table:table-cell>
          <table:table-cell office:value-type="string">
            <text:p>BA</text:p>
          </table:table-cell>
          <table:table-cell table:formula="of:=LEN([.D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econo</text:p>
          </table:table-cell>
          <table:table-cell office:value-type="string">
            <text:p>economic</text:p>
          </table:table-cell>
          <table:table-cell office:value-type="string">
            <text:p>económico</text:p>
          </table:table-cell>
          <table:table-cell office:value-type="string">
            <text:p>économique</text:p>
          </table:table-cell>
          <table:table-cell office:value-type="string">
            <text:p>economico</text:p>
          </table:table-cell>
          <table:table-cell office:value-type="string">
            <text:p>oeconomica</text:p>
          </table:table-cell>
          <table:table-cell office:value-type="string">
            <text:p>economic</text:p>
          </table:table-cell>
          <table:table-cell office:value-type="string">
            <text:p>wirtschaftlich</text:p>
          </table:table-cell>
          <table:table-cell office:value-type="string">
            <text:p>BA</text:p>
          </table:table-cell>
          <table:table-cell table:formula="of:=LEN([.D1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enoro</text:p>
          </table:table-cell>
          <table:table-cell office:value-type="string">
            <text:p>huge</text:p>
          </table:table-cell>
          <table:table-cell office:value-type="string">
            <text:p>enorme</text:p>
          </table:table-cell>
          <table:table-cell office:value-type="string">
            <text:p>énorme</text:p>
          </table:table-cell>
          <table:table-cell office:value-type="string">
            <text:p>enorme</text:p>
          </table:table-cell>
          <table:table-cell office:value-type="string">
            <text:p>ingens</text:p>
          </table:table-cell>
          <table:table-cell office:value-type="string">
            <text:p>imens</text:p>
          </table:table-cell>
          <table:table-cell office:value-type="string">
            <text:p>enorm</text:p>
          </table:table-cell>
          <table:table-cell office:value-type="string">
            <text:p>BA</text:p>
          </table:table-cell>
          <table:table-cell table:formula="of:=LEN([.D1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facho</text:p>
          </table:table-cell>
          <table:table-cell office:value-type="string">
            <text:p>easy</text:p>
          </table:table-cell>
          <table:table-cell office:value-type="string">
            <text:p>fácil</text:p>
          </table:table-cell>
          <table:table-cell table:number-columns-repeated="3" office:value-type="string">
            <text:p>facile</text:p>
          </table:table-cell>
          <table:table-cell office:value-type="string">
            <text:p>uşor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D2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faso</text:p>
          </table:table-cell>
          <table:table-cell office:value-type="string">
            <text:p>wrong</text:p>
          </table:table-cell>
          <table:table-cell office:value-type="string">
            <text:p>incorrecto</text:p>
          </table:table-cell>
          <table:table-cell office:value-type="string">
            <text:p>faux</text:p>
          </table:table-cell>
          <table:table-cell office:value-type="string">
            <text:p>sbagliato</text:p>
          </table:table-cell>
          <table:table-cell office:value-type="string">
            <text:p>malum</text:p>
          </table:table-cell>
          <table:table-cell office:value-type="string">
            <text:p>gresit</text:p>
          </table:table-cell>
          <table:table-cell office:value-type="string">
            <text:p>falsch</text:p>
          </table:table-cell>
          <table:table-cell office:value-type="string">
            <text:p>BA</text:p>
          </table:table-cell>
          <table:table-cell table:formula="of:=LEN([.D2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adjective</text:p>
          </table:table-cell>
          <table:table-cell office:value-type="string">
            <text:p>faso</text:p>
          </table:table-cell>
          <table:table-cell table:style-name="ce17" office:value-type="string">
            <text:p>false</text:p>
          </table:table-cell>
          <table:table-cell office:value-type="string">
            <text:p>falsa/falso</text:p>
          </table:table-cell>
          <table:table-cell office:value-type="string">
            <text:p>faux</text:p>
          </table:table-cell>
          <table:table-cell office:value-type="string">
            <text:p>falsa/falso</text:p>
          </table:table-cell>
          <table:table-cell office:value-type="string">
            <text:p>falsus</text:p>
          </table:table-cell>
          <table:table-cell office:value-type="string">
            <text:p>fals</text:p>
          </table:table-cell>
          <table:table-cell office:value-type="string">
            <text:p>falsch</text:p>
          </table:table-cell>
          <table:table-cell office:value-type="string">
            <text:p>BA</text:p>
          </table:table-cell>
          <table:table-cell table:formula="of:=LEN([.D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fedo</text:p>
          </table:table-cell>
          <table:table-cell table:number-columns-repeated="2" office:value-type="string">
            <text:p>federal</text:p>
          </table:table-cell>
          <table:table-cell office:value-type="string">
            <text:p>fédéral</text:p>
          </table:table-cell>
          <table:table-cell office:value-type="string">
            <text:p>federale</text:p>
          </table:table-cell>
          <table:table-cell office:value-type="string">
            <text:p>foederati</text:p>
          </table:table-cell>
          <table:table-cell office:value-type="string">
            <text:p>federal</text:p>
          </table:table-cell>
          <table:table-cell office:value-type="string">
            <text:p>Bundes</text:p>
          </table:table-cell>
          <table:table-cell office:value-type="string">
            <text:p>BA</text:p>
          </table:table-cell>
          <table:table-cell table:formula="of:=LEN([.D2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fero</text:p>
          </table:table-cell>
          <table:table-cell office:value-type="string">
            <text:p>available</text:p>
          </table:table-cell>
          <table:table-cell table:number-columns-repeated="2" office:value-type="string">
            <text:p>disponible</text:p>
          </table:table-cell>
          <table:table-cell office:value-type="string">
            <text:p>a disposizione</text:p>
          </table:table-cell>
          <table:table-cell office:value-type="string">
            <text:p>praesto</text:p>
          </table:table-cell>
          <table:table-cell office:value-type="string">
            <text:p>disponibil</text:p>
          </table:table-cell>
          <table:table-cell office:value-type="string">
            <text:p>verfügbar</text:p>
          </table:table-cell>
          <table:table-cell office:value-type="string">
            <text:p>BA</text:p>
          </table:table-cell>
          <table:table-cell table:formula="of:=LEN([.D2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ficho</text:p>
          </table:table-cell>
          <table:table-cell office:value-type="string">
            <text:p>financial</text:p>
          </table:table-cell>
          <table:table-cell office:value-type="string">
            <text:p>financiero</text:p>
          </table:table-cell>
          <table:table-cell office:value-type="string">
            <text:p>financier</text:p>
          </table:table-cell>
          <table:table-cell office:value-type="string">
            <text:p>finanziario</text:p>
          </table:table-cell>
          <table:table-cell office:value-type="string">
            <text:p>pecuniaria</text:p>
          </table:table-cell>
          <table:table-cell office:value-type="string">
            <text:p>financiar</text:p>
          </table:table-cell>
          <table:table-cell office:value-type="string">
            <text:p>finanziell</text:p>
          </table:table-cell>
          <table:table-cell office:value-type="string">
            <text:p>BA</text:p>
          </table:table-cell>
          <table:table-cell table:formula="of:=LEN([.D2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figo</text:p>
          </table:table-cell>
          <table:table-cell office:value-type="string">
            <text:p>cold</text:p>
          </table:table-cell>
          <table:table-cell office:value-type="string">
            <text:p>frío</text:p>
          </table:table-cell>
          <table:table-cell office:value-type="string">
            <text:p>du froid</text:p>
          </table:table-cell>
          <table:table-cell office:value-type="string">
            <text:p>freddo</text:p>
          </table:table-cell>
          <table:table-cell office:value-type="string">
            <text:p>frigus</text:p>
          </table:table-cell>
          <table:table-cell office:value-type="string">
            <text:p>rece</text:p>
          </table:table-cell>
          <table:table-cell office:value-type="string">
            <text:p>kalt</text:p>
          </table:table-cell>
          <table:table-cell office:value-type="string">
            <text:p>AC</text:p>
          </table:table-cell>
          <table:table-cell table:formula="of:=LEN([.D2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fine</text:p>
          </table:table-cell>
          <table:table-cell table:number-columns-repeated="3"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finalem</text:p>
          </table:table-cell>
          <table:table-cell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BA</text:p>
          </table:table-cell>
          <table:table-cell table:formula="of:=LEN([.D2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fizo</text:p>
          </table:table-cell>
          <table:table-cell office:value-type="string">
            <text:p>physical</text:p>
          </table:table-cell>
          <table:table-cell office:value-type="string">
            <text:p>físico</text:p>
          </table:table-cell>
          <table:table-cell office:value-type="string">
            <text:p>physique</text:p>
          </table:table-cell>
          <table:table-cell office:value-type="string">
            <text:p>fisico</text:p>
          </table:table-cell>
          <table:table-cell office:value-type="string">
            <text:p>corporis</text:p>
          </table:table-cell>
          <table:table-cell office:value-type="string">
            <text:p>fizic</text:p>
          </table:table-cell>
          <table:table-cell office:value-type="string">
            <text:p>Physisch</text:p>
          </table:table-cell>
          <table:table-cell office:value-type="string">
            <text:p>BA</text:p>
          </table:table-cell>
          <table:table-cell table:formula="of:=LEN([.D2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foro</text:p>
          </table:table-cell>
          <table:table-cell office:value-type="string">
            <text:p>strong</text:p>
          </table:table-cell>
          <table:table-cell office:value-type="string">
            <text:p>fuerte</text:p>
          </table:table-cell>
          <table:table-cell office:value-type="string">
            <text:p>fort</text:p>
          </table:table-cell>
          <table:table-cell office:value-type="string">
            <text:p>forte</text:p>
          </table:table-cell>
          <table:table-cell office:value-type="string">
            <text:p>fortis</text:p>
          </table:table-cell>
          <table:table-cell office:value-type="string">
            <text:p>puternic</text:p>
          </table:table-cell>
          <table:table-cell office:value-type="string">
            <text:p>stark</text:p>
          </table:table-cell>
          <table:table-cell office:value-type="string">
            <text:p>BA</text:p>
          </table:table-cell>
          <table:table-cell table:formula="of:=LEN([.D2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gento</text:p>
          </table:table-cell>
          <table:table-cell office:value-type="string">
            <text:p>kind</text:p>
          </table:table-cell>
          <table:table-cell office:value-type="string">
            <text:p>tipo</text:p>
          </table:table-cell>
          <table:table-cell office:value-type="string">
            <text:p>gentil</text:p>
          </table:table-cell>
          <table:table-cell office:value-type="string">
            <text:p>genere</text:p>
          </table:table-cell>
          <table:table-cell office:value-type="string">
            <text:p>genus</text:p>
          </table:table-cell>
          <table:table-cell office:value-type="string">
            <text:p>drăguț</text:p>
          </table:table-cell>
          <table:table-cell office:value-type="string">
            <text:p>nett</text:p>
          </table:table-cell>
          <table:table-cell office:value-type="string">
            <text:p>AD</text:p>
          </table:table-cell>
          <table:table-cell table:formula="of:=LEN([.D3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gero</text:p>
          </table:table-cell>
          <table:table-cell table:number-columns-repeated="2" office:value-type="string">
            <text:p>general</text:p>
          </table:table-cell>
          <table:table-cell office:value-type="string">
            <text:p>général</text:p>
          </table:table-cell>
          <table:table-cell office:value-type="string">
            <text:p>generale</text:p>
          </table:table-cell>
          <table:table-cell office:value-type="string">
            <text:p>generalis</text:p>
          </table:table-cell>
          <table:table-cell office:value-type="string">
            <text:p>general</text:p>
          </table:table-cell>
          <table:table-cell office:value-type="string">
            <text:p>Allgemeines</text:p>
          </table:table-cell>
          <table:table-cell office:value-type="string">
            <text:p>BA</text:p>
          </table:table-cell>
          <table:table-cell table:formula="of:=LEN([.D3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grado</text:p>
          </table:table-cell>
          <table:table-cell office:value-type="string">
            <text:p>great</text:p>
          </table:table-cell>
          <table:table-cell office:value-type="string">
            <text:p>Excelente</text:p>
          </table:table-cell>
          <table:table-cell office:value-type="string">
            <text:p>génial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grozav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D3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grato</text:p>
          </table:table-cell>
          <table:table-cell office:value-type="string">
            <text:p>free</text:p>
          </table:table-cell>
          <table:table-cell office:value-type="string">
            <text:p>gratis</text:p>
          </table:table-cell>
          <table:table-cell office:value-type="string">
            <text:p>gratuite</text:p>
          </table:table-cell>
          <table:table-cell office:value-type="string">
            <text:p>gratuito</text:p>
          </table:table-cell>
          <table:table-cell office:value-type="string">
            <text:p>liberum </text:p>
          </table:table-cell>
          <table:table-cell office:value-type="string">
            <text:p>gratuit</text:p>
          </table:table-cell>
          <table:table-cell office:value-type="string">
            <text:p>gratis</text:p>
          </table:table-cell>
          <table:table-cell office:value-type="string">
            <text:p>BA</text:p>
          </table:table-cell>
          <table:table-cell table:formula="of:=LEN([.D3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gravo</text:p>
          </table:table-cell>
          <table:table-cell office:value-type="string">
            <text:p>serious</text:p>
          </table:table-cell>
          <table:table-cell office:value-type="string">
            <text:p>grave</text:p>
          </table:table-cell>
          <table:table-cell office:value-type="string">
            <text:p>sérieux</text:p>
          </table:table-cell>
          <table:table-cell office:value-type="string">
            <text:p>grave</text:p>
          </table:table-cell>
          <table:table-cell office:value-type="string">
            <text:p>gravis</text:p>
          </table:table-cell>
          <table:table-cell office:value-type="string">
            <text:p>serios</text:p>
          </table:table-cell>
          <table:table-cell office:value-type="string">
            <text:p>ernst</text:p>
          </table:table-cell>
          <table:table-cell office:value-type="string">
            <text:p>BA</text:p>
          </table:table-cell>
          <table:table-cell table:formula="of:=LEN([.D3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guco</text:p>
          </table:table-cell>
          <table:table-cell office:value-type="string">
            <text:p>happy</text:p>
          </table:table-cell>
          <table:table-cell office:value-type="string">
            <text:p>feliz</text:p>
          </table:table-cell>
          <table:table-cell office:value-type="string">
            <text:p>content</text:p>
          </table:table-cell>
          <table:table-cell office:value-type="string">
            <text:p>contento</text:p>
          </table:table-cell>
          <table:table-cell office:value-type="string">
            <text:p>felix</text:p>
          </table:table-cell>
          <table:table-cell office:value-type="string">
            <text:p>fericit</text:p>
          </table:table-cell>
          <table:table-cell office:value-type="string">
            <text:p>glücklich</text:p>
          </table:table-cell>
          <table:table-cell office:value-type="string">
            <text:p>BA</text:p>
          </table:table-cell>
          <table:table-cell table:formula="of:=LEN([.D3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guiro</text:p>
          </table:table-cell>
          <table:table-cell office:value-type="string">
            <text:p>round</text:p>
          </table:table-cell>
          <table:table-cell office:value-type="string">
            <text:p>redondo</text:p>
          </table:table-cell>
          <table:table-cell office:value-type="string">
            <text:p>rond</text:p>
          </table:table-cell>
          <table:table-cell office:value-type="string">
            <text:p>il giro</text:p>
          </table:table-cell>
          <table:table-cell office:value-type="string">
            <text:p>circum</text:p>
          </table:table-cell>
          <table:table-cell office:value-type="string">
            <text:p>rundă</text:p>
          </table:table-cell>
          <table:table-cell office:value-type="string">
            <text:p>runden</text:p>
          </table:table-cell>
          <table:table-cell office:value-type="string">
            <text:p>AB</text:p>
          </table:table-cell>
          <table:table-cell table:formula="of:=LEN([.D3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guxo</text:p>
          </table:table-cell>
          <table:table-cell office:value-type="string">
            <text:p>left</text:p>
          </table:table-cell>
          <table:table-cell office:value-type="string">
            <text:p>izquierda</text:p>
          </table:table-cell>
          <table:table-cell office:value-type="string">
            <text:p>la gauche</text:p>
          </table:table-cell>
          <table:table-cell office:value-type="string">
            <text:p>sinistra</text:p>
          </table:table-cell>
          <table:table-cell office:value-type="string">
            <text:p>reliquit</text:p>
          </table:table-cell>
          <table:table-cell office:value-type="string">
            <text:p>stânga</text:p>
          </table:table-cell>
          <table:table-cell office:value-type="string">
            <text:p>links</text:p>
          </table:table-cell>
          <table:table-cell office:value-type="string">
            <text:p>BA</text:p>
          </table:table-cell>
          <table:table-cell table:formula="of:=LEN([.D3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heso</text:p>
          </table:table-cell>
          <table:table-cell office:value-type="string">
            <text:p>hot</text:p>
          </table:table-cell>
          <table:table-cell office:value-type="string">
            <text:p>caliente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i</text:p>
          </table:table-cell>
          <table:table-cell office:value-type="string">
            <text:p>fierbinte</text:p>
          </table:table-cell>
          <table:table-cell office:value-type="string">
            <text:p>heiß</text:p>
          </table:table-cell>
          <table:table-cell office:value-type="string">
            <text:p>AA</text:p>
          </table:table-cell>
          <table:table-cell table:formula="of:=LEN([.D3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humo</text:p>
          </table:table-cell>
          <table:table-cell office:value-type="string">
            <text:p>human</text:p>
          </table:table-cell>
          <table:table-cell office:value-type="string">
            <text:p>humano</text:p>
          </table:table-cell>
          <table:table-cell office:value-type="string">
            <text:p>Humain</text:p>
          </table:table-cell>
          <table:table-cell office:value-type="string">
            <text:p>umano</text:p>
          </table:table-cell>
          <table:table-cell office:value-type="string">
            <text:p>hominum</text:p>
          </table:table-cell>
          <table:table-cell office:value-type="string">
            <text:p>uman</text:p>
          </table:table-cell>
          <table:table-cell office:value-type="string">
            <text:p>Mensch</text:p>
          </table:table-cell>
          <table:table-cell office:value-type="string">
            <text:p>BA</text:p>
          </table:table-cell>
          <table:table-cell table:formula="of:=LEN([.D3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itero</text:p>
          </table:table-cell>
          <table:table-cell office:value-type="string">
            <text:p>entire</text:p>
          </table:table-cell>
          <table:table-cell office:value-type="string">
            <text:p>todo</text:p>
          </table:table-cell>
          <table:table-cell office:value-type="string">
            <text:p>tout</text:p>
          </table:table-cell>
          <table:table-cell office:value-type="string">
            <text:p>intero</text:p>
          </table:table-cell>
          <table:table-cell office:value-type="string">
            <text:p>totus</text:p>
          </table:table-cell>
          <table:table-cell office:value-type="string">
            <text:p>întreg</text:p>
          </table:table-cell>
          <table:table-cell office:value-type="string">
            <text:p>gesamte</text:p>
          </table:table-cell>
          <table:table-cell office:value-type="string">
            <text:p>BA</text:p>
          </table:table-cell>
          <table:table-cell table:formula="of:=LEN([.D4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itezo</text:p>
          </table:table-cell>
          <table:table-cell office:value-type="string">
            <text:p>international</text:p>
          </table:table-cell>
          <table:table-cell office:value-type="string">
            <text:p>internacional</text:p>
          </table:table-cell>
          <table:table-cell office:value-type="string">
            <text:p>International</text:p>
          </table:table-cell>
          <table:table-cell office:value-type="string">
            <text:p>internazionale</text:p>
          </table:table-cell>
          <table:table-cell office:value-type="string">
            <text:p>internationalis</text:p>
          </table:table-cell>
          <table:table-cell office:value-type="string">
            <text:p>internaţional</text:p>
          </table:table-cell>
          <table:table-cell office:value-type="string">
            <text:p>International</text:p>
          </table:table-cell>
          <table:table-cell office:value-type="string">
            <text:p>BA</text:p>
          </table:table-cell>
          <table:table-cell table:formula="of:=LEN([.D4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itimo</text:p>
          </table:table-cell>
          <table:table-cell table:number-columns-repeated="2" office:value-type="string">
            <text:p>personal</text:p>
          </table:table-cell>
          <table:table-cell office:value-type="string">
            <text:p>personnel</text:p>
          </table:table-cell>
          <table:table-cell office:value-type="string">
            <text:p>personale</text:p>
          </table:table-cell>
          <table:table-cell office:value-type="string">
            <text:p>personalem</text:p>
          </table:table-cell>
          <table:table-cell office:value-type="string">
            <text:p>personal</text:p>
          </table:table-cell>
          <table:table-cell office:value-type="string">
            <text:p>persönlich</text:p>
          </table:table-cell>
          <table:table-cell office:value-type="string">
            <text:p>BA</text:p>
          </table:table-cell>
          <table:table-cell table:formula="of:=LEN([.D4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jolio</text:p>
          </table:table-cell>
          <table:table-cell office:value-type="string">
            <text:p>pretty</text:p>
          </table:table-cell>
          <table:table-cell office:value-type="string">
            <text:p>bonita</text:p>
          </table:table-cell>
          <table:table-cell office:value-type="string">
            <text:p>jolie</text:p>
          </table:table-cell>
          <table:table-cell office:value-type="string">
            <text:p>bella</text:p>
          </table:table-cell>
          <table:table-cell office:value-type="string">
            <text:p>satis</text:p>
          </table:table-cell>
          <table:table-cell office:value-type="string">
            <text:p>frumos</text:p>
          </table:table-cell>
          <table:table-cell office:value-type="string">
            <text:p>ziemlich</text:p>
          </table:table-cell>
          <table:table-cell office:value-type="string">
            <text:p>AA</text:p>
          </table:table-cell>
          <table:table-cell table:formula="of:=LEN([.D4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joneo</text:p>
          </table:table-cell>
          <table:table-cell office:value-type="string">
            <text:p>young</text:p>
          </table:table-cell>
          <table:table-cell office:value-type="string">
            <text:p>joven</text:p>
          </table:table-cell>
          <table:table-cell office:value-type="string">
            <text:p>Jeune</text:p>
          </table:table-cell>
          <table:table-cell office:value-type="string">
            <text:p>giovane</text:p>
          </table:table-cell>
          <table:table-cell office:value-type="string">
            <text:p>iuvenis</text:p>
          </table:table-cell>
          <table:table-cell office:value-type="string">
            <text:p>tineri</text:p>
          </table:table-cell>
          <table:table-cell office:value-type="string">
            <text:p>jung</text:p>
          </table:table-cell>
          <table:table-cell office:value-type="string">
            <text:p>BA</text:p>
          </table:table-cell>
          <table:table-cell table:formula="of:=LEN([.D4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kulto</text:p>
          </table:table-cell>
          <table:table-cell table:number-columns-repeated="2" office:value-type="string">
            <text:p>cultural</text:p>
          </table:table-cell>
          <table:table-cell office:value-type="string">
            <text:p>culturel</text:p>
          </table:table-cell>
          <table:table-cell office:value-type="string">
            <text:p>culturale</text:p>
          </table:table-cell>
          <table:table-cell office:value-type="string">
            <text:p>culturae</text:p>
          </table:table-cell>
          <table:table-cell office:value-type="string">
            <text:p>cultural</text:p>
          </table:table-cell>
          <table:table-cell office:value-type="string">
            <text:p>kulturell</text:p>
          </table:table-cell>
          <table:table-cell office:value-type="string">
            <text:p>BA</text:p>
          </table:table-cell>
          <table:table-cell table:formula="of:=LEN([.D4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largo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D4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adjective</text:p>
          </table:table-cell>
          <table:table-cell office:value-type="string">
            <text:p>ligo</text:p>
          </table:table-cell>
          <table:table-cell table:number-columns-repeated="2" office:value-type="string">
            <text:p>legal</text:p>
          </table:table-cell>
          <table:table-cell office:value-type="string">
            <text:p>légal</text:p>
          </table:table-cell>
          <table:table-cell office:value-type="string">
            <text:p>legale</text:p>
          </table:table-cell>
          <table:table-cell office:value-type="string">
            <text:p>iuris</text:p>
          </table:table-cell>
          <table:table-cell table:number-columns-repeated="2" office:value-type="string">
            <text:p>legal</text:p>
          </table:table-cell>
          <table:table-cell office:value-type="string">
            <text:p>BA</text:p>
          </table:table-cell>
          <table:table-cell table:formula="of:=LEN([.D4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magno</text:p>
          </table:table-cell>
          <table:table-cell office:value-type="string">
            <text:p>big</text:p>
          </table:table-cell>
          <table:table-cell office:value-type="string">
            <text:p>grande</text:p>
          </table:table-cell>
          <table:table-cell office:value-type="string">
            <text:p>gros</text:p>
          </table:table-cell>
          <table:table-cell office:value-type="string">
            <text:p>grande</text:p>
          </table:table-cell>
          <table:table-cell office:value-type="string">
            <text:p>magnum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AA</text:p>
          </table:table-cell>
          <table:table-cell table:formula="of:=LEN([.D4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magno</text:p>
          </table:table-cell>
          <table:table-cell office:value-type="string">
            <text:p>large</text:p>
          </table:table-cell>
          <table:table-cell office:value-type="string">
            <text:p>grande</text:p>
          </table:table-cell>
          <table:table-cell office:value-type="string">
            <text:p>grand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D4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magno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magna</text:p>
          </table:table-cell>
          <table:table-cell office:value-type="string">
            <text:p>important</text:p>
          </table:table-cell>
          <table:table-cell office:value-type="string">
            <text:p>wichtig</text:p>
          </table:table-cell>
          <table:table-cell office:value-type="string">
            <text:p>BA</text:p>
          </table:table-cell>
          <table:table-cell table:formula="of:=LEN([.D5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maior</text:p>
          </table:table-cell>
          <table:table-cell office:value-type="string">
            <text:p>major</text:p>
          </table:table-cell>
          <table:table-cell office:value-type="string">
            <text:p>mayor</text:p>
          </table:table-cell>
          <table:table-cell office:value-type="string">
            <text:p>Majeur</text:p>
          </table:table-cell>
          <table:table-cell office:value-type="string">
            <text:p>maggiore</text:p>
          </table:table-cell>
          <table:table-cell office:value-type="string">
            <text:p>Maior</text:p>
          </table:table-cell>
          <table:table-cell office:value-type="string">
            <text:p>major</text:p>
          </table:table-cell>
          <table:table-cell office:value-type="string">
            <text:p>Haupt</text:p>
          </table:table-cell>
          <table:table-cell office:value-type="string">
            <text:p>BA</text:p>
          </table:table-cell>
          <table:table-cell table:formula="of:=LEN([.D5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malo</text:p>
          </table:table-cell>
          <table:table-cell office:value-type="string">
            <text:p>bad</text:p>
          </table:table-cell>
          <table:table-cell office:value-type="string">
            <text:p>malo</text:p>
          </table:table-cell>
          <table:table-cell office:value-type="string">
            <text:p>mauvais</text:p>
          </table:table-cell>
          <table:table-cell office:value-type="string">
            <text:p>male</text:p>
          </table:table-cell>
          <table:table-cell office:value-type="string">
            <text:p>malus</text:p>
          </table:table-cell>
          <table:table-cell office:value-type="string">
            <text:p>rău</text:p>
          </table:table-cell>
          <table:table-cell office:value-type="string">
            <text:p>Schlecht</text:p>
          </table:table-cell>
          <table:table-cell office:value-type="string">
            <text:p>BA</text:p>
          </table:table-cell>
          <table:table-cell table:formula="of:=LEN([.D5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meko</text:p>
          </table:table-cell>
          <table:table-cell office:value-type="string">
            <text:p>medical</text:p>
          </table:table-cell>
          <table:table-cell office:value-type="string">
            <text:p>médico</text:p>
          </table:table-cell>
          <table:table-cell office:value-type="string">
            <text:p>médical</text:p>
          </table:table-cell>
          <table:table-cell office:value-type="string">
            <text:p>medico</text:p>
          </table:table-cell>
          <table:table-cell office:value-type="string">
            <text:p>medicorum</text:p>
          </table:table-cell>
          <table:table-cell office:value-type="string">
            <text:p>medical</text:p>
          </table:table-cell>
          <table:table-cell office:value-type="string">
            <text:p>medizinisch</text:p>
          </table:table-cell>
          <table:table-cell office:value-type="string">
            <text:p>BA</text:p>
          </table:table-cell>
          <table:table-cell table:formula="of:=LEN([.D5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milto</text:p>
          </table:table-cell>
          <table:table-cell office:value-type="string">
            <text:p>military</text:p>
          </table:table-cell>
          <table:table-cell office:value-type="string">
            <text:p>militar</text:p>
          </table:table-cell>
          <table:table-cell office:value-type="string">
            <text:p>militaire</text:p>
          </table:table-cell>
          <table:table-cell office:value-type="string">
            <text:p>militare</text:p>
          </table:table-cell>
          <table:table-cell office:value-type="string">
            <text:p>militum</text:p>
          </table:table-cell>
          <table:table-cell office:value-type="string">
            <text:p>militar</text:p>
          </table:table-cell>
          <table:table-cell office:value-type="string">
            <text:p>Militär-</text:p>
          </table:table-cell>
          <table:table-cell office:value-type="string">
            <text:p>BA</text:p>
          </table:table-cell>
          <table:table-cell table:formula="of:=LEN([.D5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mioro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BA</text:p>
          </table:table-cell>
          <table:table-cell table:formula="of:=LEN([.D5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morto</text:p>
          </table:table-cell>
          <table:table-cell office:value-type="string">
            <text:p>dead</text:p>
          </table:table-cell>
          <table:table-cell office:value-type="string">
            <text:p>muerto</text:p>
          </table:table-cell>
          <table:table-cell office:value-type="string">
            <text:p>mort</text:p>
          </table:table-cell>
          <table:table-cell office:value-type="string">
            <text:p>morto</text:p>
          </table:table-cell>
          <table:table-cell office:value-type="string">
            <text:p>mortuus est</text:p>
          </table:table-cell>
          <table:table-cell office:value-type="string">
            <text:p>mort</text:p>
          </table:table-cell>
          <table:table-cell office:value-type="string">
            <text:p>tot</text:p>
          </table:table-cell>
          <table:table-cell office:value-type="string">
            <text:p>BA</text:p>
          </table:table-cell>
          <table:table-cell table:formula="of:=LEN([.D5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muzo</text:p>
          </table:table-cell>
          <table:table-cell office:value-type="string">
            <text:p>funny</text:p>
          </table:table-cell>
          <table:table-cell office:value-type="string">
            <text:p>gracioso</text:p>
          </table:table-cell>
          <table:table-cell office:value-type="string">
            <text:p>marrant</text:p>
          </table:table-cell>
          <table:table-cell office:value-type="string">
            <text:p>divertente</text:p>
          </table:table-cell>
          <table:table-cell office:value-type="string">
            <text:p>ridiculam</text:p>
          </table:table-cell>
          <table:table-cell office:value-type="string">
            <text:p>amuzant</text:p>
          </table:table-cell>
          <table:table-cell office:value-type="string">
            <text:p>lustig</text:p>
          </table:table-cell>
          <table:table-cell office:value-type="string">
            <text:p>AA</text:p>
          </table:table-cell>
          <table:table-cell table:formula="of:=LEN([.D5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natro</text:p>
          </table:table-cell>
          <table:table-cell table:number-columns-repeated="2" office:value-type="string">
            <text:p>natural</text:p>
          </table:table-cell>
          <table:table-cell office:value-type="string">
            <text:p>Naturel</text:p>
          </table:table-cell>
          <table:table-cell office:value-type="string">
            <text:p>naturale</text:p>
          </table:table-cell>
          <table:table-cell office:value-type="string">
            <text:p>naturalis</text:p>
          </table:table-cell>
          <table:table-cell office:value-type="string">
            <text:p>natural</text:p>
          </table:table-cell>
          <table:table-cell office:value-type="string">
            <text:p>natürlich</text:p>
          </table:table-cell>
          <table:table-cell office:value-type="string">
            <text:p>BA</text:p>
          </table:table-cell>
          <table:table-cell table:formula="of:=LEN([.D5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nazo</text:p>
          </table:table-cell>
          <table:table-cell office:value-type="string">
            <text:p>national</text:p>
          </table:table-cell>
          <table:table-cell office:value-type="string">
            <text:p>nacional</text:p>
          </table:table-cell>
          <table:table-cell office:value-type="string">
            <text:p>nationale</text:p>
          </table:table-cell>
          <table:table-cell office:value-type="string">
            <text:p>nazionale</text:p>
          </table:table-cell>
          <table:table-cell office:value-type="string">
            <text:p>nationalibus</text:p>
          </table:table-cell>
          <table:table-cell office:value-type="string">
            <text:p>naţional</text:p>
          </table:table-cell>
          <table:table-cell office:value-type="string">
            <text:p>National</text:p>
          </table:table-cell>
          <table:table-cell office:value-type="string">
            <text:p>BA</text:p>
          </table:table-cell>
          <table:table-cell table:formula="of:=LEN([.D5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negro</text:p>
          </table:table-cell>
          <table:table-cell office:value-type="string">
            <text:p>black</text:p>
          </table:table-cell>
          <table:table-cell office:value-type="string">
            <text:p>negro</text:p>
          </table:table-cell>
          <table:table-cell office:value-type="string">
            <text:p>noir</text:p>
          </table:table-cell>
          <table:table-cell office:value-type="string">
            <text:p>nero</text:p>
          </table:table-cell>
          <table:table-cell office:value-type="string">
            <text:p>nigreos</text:p>
          </table:table-cell>
          <table:table-cell office:value-type="string">
            <text:p>negru</text:p>
          </table:table-cell>
          <table:table-cell office:value-type="string">
            <text:p>schwarz</text:p>
          </table:table-cell>
          <table:table-cell office:value-type="string">
            <text:p>AA</text:p>
          </table:table-cell>
          <table:table-cell table:formula="of:=LEN([.D6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nito</text:p>
          </table:table-cell>
          <table:table-cell office:value-type="string">
            <text:p>nice</text:p>
          </table:table-cell>
          <table:table-cell office:value-type="string">
            <text:p>bonito</text:p>
          </table:table-cell>
          <table:table-cell office:value-type="string">
            <text:p>agréable</text:p>
          </table:table-cell>
          <table:table-cell office:value-type="string">
            <text:p>simpatico</text:p>
          </table:table-cell>
          <table:table-cell office:value-type="string">
            <text:p>nice quod</text:p>
          </table:table-cell>
          <table:table-cell office:value-type="string">
            <text:p>frumos</text:p>
          </table:table-cell>
          <table:table-cell office:value-type="string">
            <text:p>nett</text:p>
          </table:table-cell>
          <table:table-cell office:value-type="string">
            <text:p>BA</text:p>
          </table:table-cell>
          <table:table-cell table:formula="of:=LEN([.D6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novo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BA</text:p>
          </table:table-cell>
          <table:table-cell table:formula="of:=LEN([.D6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nuro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BA</text:p>
          </table:table-cell>
          <table:table-cell table:formula="of:=LEN([.D6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ocalo</text:p>
          </table:table-cell>
          <table:table-cell table:number-columns-repeated="3" office:value-type="string">
            <text:p>local</text:p>
          </table:table-cell>
          <table:table-cell office:value-type="string">
            <text:p>Locale</text:p>
          </table:table-cell>
          <table:table-cell office:value-type="string">
            <text:p>locorum</text:p>
          </table:table-cell>
          <table:table-cell office:value-type="string">
            <text:p>local</text:p>
          </table:table-cell>
          <table:table-cell office:value-type="string">
            <text:p>lokal</text:p>
          </table:table-cell>
          <table:table-cell office:value-type="string">
            <text:p>BA</text:p>
          </table:table-cell>
          <table:table-cell table:formula="of:=LEN([.D6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oscro</text:p>
          </table:table-cell>
          <table:table-cell office:value-type="string">
            <text:p>dark</text:p>
          </table:table-cell>
          <table:table-cell office:value-type="string">
            <text:p>oscuro</text:p>
          </table:table-cell>
          <table:table-cell office:value-type="string">
            <text:p>sombre</text:p>
          </table:table-cell>
          <table:table-cell office:value-type="string">
            <text:p>buio</text:p>
          </table:table-cell>
          <table:table-cell office:value-type="string">
            <text:p>tenebris</text:p>
          </table:table-cell>
          <table:table-cell office:value-type="string">
            <text:p>întuneric</text:p>
          </table:table-cell>
          <table:table-cell office:value-type="string">
            <text:p>dunkel</text:p>
          </table:table-cell>
          <table:table-cell office:value-type="string">
            <text:p>BA</text:p>
          </table:table-cell>
          <table:table-cell table:formula="of:=LEN([.D6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otimo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AC</text:p>
          </table:table-cell>
          <table:table-cell table:formula="of:=LEN([.D6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otro</text:p>
          </table:table-cell>
          <table:table-cell office:value-type="string">
            <text:p>other</text:p>
          </table:table-cell>
          <table:table-cell office:value-type="string">
            <text:p>otro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e</text:p>
          </table:table-cell>
          <table:table-cell office:value-type="string">
            <text:p>andere</text:p>
          </table:table-cell>
          <table:table-cell office:value-type="string">
            <text:p>BA</text:p>
          </table:table-cell>
          <table:table-cell table:formula="of:=LEN([.D6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overo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AB</text:p>
          </table:table-cell>
          <table:table-cell table:formula="of:=LEN([.D6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pacho</text:p>
          </table:table-cell>
          <table:table-cell office:value-type="string">
            <text:p>main</text:p>
          </table:table-cell>
          <table:table-cell office:value-type="string">
            <text:p>principal</text:p>
          </table:table-cell>
          <table:table-cell table:number-columns-repeated="2" office:value-type="string">
            <text:p>principale</text:p>
          </table:table-cell>
          <table:table-cell office:value-type="string">
            <text:p>pelagus</text:p>
          </table:table-cell>
          <table:table-cell office:value-type="string">
            <text:p>principal</text:p>
          </table:table-cell>
          <table:table-cell office:value-type="string">
            <text:p>Main</text:p>
          </table:table-cell>
          <table:table-cell office:value-type="string">
            <text:p>BA</text:p>
          </table:table-cell>
          <table:table-cell table:formula="of:=LEN([.D6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paso</text:p>
          </table:table-cell>
          <table:table-cell office:value-type="string">
            <text:p>past</text:p>
          </table:table-cell>
          <table:table-cell office:value-type="string">
            <text:p>pasado</text:p>
          </table:table-cell>
          <table:table-cell office:value-type="string">
            <text:p>passé</text:p>
          </table:table-cell>
          <table:table-cell office:value-type="string">
            <text:p>passato</text:p>
          </table:table-cell>
          <table:table-cell office:value-type="string">
            <text:p>praeteritum</text:p>
          </table:table-cell>
          <table:table-cell office:value-type="string">
            <text:p>trecut</text:p>
          </table:table-cell>
          <table:table-cell office:value-type="string">
            <text:p>Vergangenheit</text:p>
          </table:table-cell>
          <table:table-cell office:value-type="string">
            <text:p>BA</text:p>
          </table:table-cell>
          <table:table-cell table:formula="of:=LEN([.D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pecho</text:p>
          </table:table-cell>
          <table:table-cell office:value-type="string">
            <text:p>special</text:p>
          </table:table-cell>
          <table:table-cell office:value-type="string">
            <text:p>especial</text:p>
          </table:table-cell>
          <table:table-cell office:value-type="string">
            <text:p>spécial</text:p>
          </table:table-cell>
          <table:table-cell office:value-type="string">
            <text:p>speciale</text:p>
          </table:table-cell>
          <table:table-cell office:value-type="string">
            <text:p>peculiari</text:p>
          </table:table-cell>
          <table:table-cell office:value-type="string">
            <text:p>special</text:p>
          </table:table-cell>
          <table:table-cell office:value-type="string">
            <text:p>Besondere</text:p>
          </table:table-cell>
          <table:table-cell office:value-type="string">
            <text:p>BA</text:p>
          </table:table-cell>
          <table:table-cell table:formula="of:=LEN([.D7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piclo</text:p>
          </table:table-cell>
          <table:table-cell office:value-type="string">
            <text:p>small</text:p>
          </table:table-cell>
          <table:table-cell office:value-type="string">
            <text:p>pequeña</text:p>
          </table:table-cell>
          <table:table-cell office:value-type="string">
            <text:p>petit</text:p>
          </table:table-cell>
          <table:table-cell office:value-type="string">
            <text:p>piccolo</text:p>
          </table:table-cell>
          <table:table-cell office:value-type="string">
            <text:p>Parvus</text:p>
          </table:table-cell>
          <table:table-cell office:value-type="string">
            <text:p>mic</text:p>
          </table:table-cell>
          <table:table-cell office:value-type="string">
            <text:p>klein</text:p>
          </table:table-cell>
          <table:table-cell office:value-type="string">
            <text:p>BA</text:p>
          </table:table-cell>
          <table:table-cell table:formula="of:=LEN([.D7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pleno</text:p>
          </table:table-cell>
          <table:table-cell office:value-type="string">
            <text:p>full</text:p>
          </table:table-cell>
          <table:table-cell office:value-type="string">
            <text:p>completo</text:p>
          </table:table-cell>
          <table:table-cell office:value-type="string">
            <text:p>plein</text:p>
          </table:table-cell>
          <table:table-cell office:value-type="string">
            <text:p>pieno</text:p>
          </table:table-cell>
          <table:table-cell office:value-type="string">
            <text:p>plenus</text:p>
          </table:table-cell>
          <table:table-cell office:value-type="string">
            <text:p>deplin</text:p>
          </table:table-cell>
          <table:table-cell office:value-type="string">
            <text:p>voll</text:p>
          </table:table-cell>
          <table:table-cell office:value-type="string">
            <text:p>AD</text:p>
          </table:table-cell>
          <table:table-cell table:formula="of:=LEN([.D7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poco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D7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polco</text:p>
          </table:table-cell>
          <table:table-cell office:value-type="string">
            <text:p>political</text:p>
          </table:table-cell>
          <table:table-cell office:value-type="string">
            <text:p>político</text:p>
          </table:table-cell>
          <table:table-cell office:value-type="string">
            <text:p>politique</text:p>
          </table:table-cell>
          <table:table-cell office:value-type="string">
            <text:p>politico</text:p>
          </table:table-cell>
          <table:table-cell office:value-type="string">
            <text:p>rei publicae</text:p>
          </table:table-cell>
          <table:table-cell office:value-type="string">
            <text:p>politic</text:p>
          </table:table-cell>
          <table:table-cell office:value-type="string">
            <text:p>politisch</text:p>
          </table:table-cell>
          <table:table-cell office:value-type="string">
            <text:p>BA</text:p>
          </table:table-cell>
          <table:table-cell table:formula="of:=LEN([.D7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poplo</text:p>
          </table:table-cell>
          <table:table-cell table:number-columns-repeated="2" office:value-type="string">
            <text:p>popular</text:p>
          </table:table-cell>
          <table:table-cell office:value-type="string">
            <text:p>populaire</text:p>
          </table:table-cell>
          <table:table-cell office:value-type="string">
            <text:p>popolare</text:p>
          </table:table-cell>
          <table:table-cell table:number-columns-repeated="2" office:value-type="string">
            <text:p>popular</text:p>
          </table:table-cell>
          <table:table-cell office:value-type="string">
            <text:p>Beliebt</text:p>
          </table:table-cell>
          <table:table-cell office:value-type="string">
            <text:p>BA</text:p>
          </table:table-cell>
          <table:table-cell table:formula="of:=LEN([.D7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popuo</text:p>
          </table:table-cell>
          <table:table-cell office:value-type="string">
            <text:p>democratic</text:p>
          </table:table-cell>
          <table:table-cell office:value-type="string">
            <text:p>democrático</text:p>
          </table:table-cell>
          <table:table-cell office:value-type="string">
            <text:p>démocratique</text:p>
          </table:table-cell>
          <table:table-cell office:value-type="string">
            <text:p>democratico</text:p>
          </table:table-cell>
          <table:table-cell office:value-type="string">
            <text:p>popularis</text:p>
          </table:table-cell>
          <table:table-cell office:value-type="string">
            <text:p>democratic</text:p>
          </table:table-cell>
          <table:table-cell office:value-type="string">
            <text:p>demokratisch</text:p>
          </table:table-cell>
          <table:table-cell office:value-type="string">
            <text:p>BA</text:p>
          </table:table-cell>
          <table:table-cell table:formula="of:=LEN([.D7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posio</text:p>
          </table:table-cell>
          <table:table-cell office:value-type="string">
            <text:p>possible</text:p>
          </table:table-cell>
          <table:table-cell office:value-type="string">
            <text:p>posible</text:p>
          </table:table-cell>
          <table:table-cell office:value-type="string">
            <text:p>possible</text:p>
          </table:table-cell>
          <table:table-cell office:value-type="string">
            <text:p>possibile</text:p>
          </table:table-cell>
          <table:table-cell office:value-type="string">
            <text:p>maxime</text:p>
          </table:table-cell>
          <table:table-cell office:value-type="string">
            <text:p>posibil</text:p>
          </table:table-cell>
          <table:table-cell office:value-type="string">
            <text:p>möglich</text:p>
          </table:table-cell>
          <table:table-cell office:value-type="string">
            <text:p>BA</text:p>
          </table:table-cell>
          <table:table-cell table:formula="of:=LEN([.D7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povro</text:p>
          </table:table-cell>
          <table:table-cell office:value-type="string">
            <text:p>poor</text:p>
          </table:table-cell>
          <table:table-cell office:value-type="string">
            <text:p>pobre</text:p>
          </table:table-cell>
          <table:table-cell office:value-type="string">
            <text:p>pauvre</text:p>
          </table:table-cell>
          <table:table-cell office:value-type="string">
            <text:p>povero</text:p>
          </table:table-cell>
          <table:table-cell office:value-type="string">
            <text:p>pauper</text:p>
          </table:table-cell>
          <table:table-cell office:value-type="string">
            <text:p>sărac</text:p>
          </table:table-cell>
          <table:table-cell office:value-type="string">
            <text:p>Arm</text:p>
          </table:table-cell>
          <table:table-cell office:value-type="string">
            <text:p>BA</text:p>
          </table:table-cell>
          <table:table-cell table:formula="of:=LEN([.D7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prezo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D8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privo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</text:p>
          </table:table-cell>
          <table:table-cell office:value-type="string">
            <text:p>privato</text:p>
          </table:table-cell>
          <table:table-cell office:value-type="string">
            <text:p>privatus</text:p>
          </table:table-cell>
          <table:table-cell office:value-type="string">
            <text:p>privat</text:p>
          </table:table-cell>
          <table:table-cell office:value-type="string">
            <text:p>Privatgelände</text:p>
          </table:table-cell>
          <table:table-cell office:value-type="string">
            <text:p>BA</text:p>
          </table:table-cell>
          <table:table-cell table:formula="of:=LEN([.D8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proto</text:p>
          </table:table-cell>
          <table:table-cell office:value-type="string">
            <text:p>ready</text:p>
          </table:table-cell>
          <table:table-cell office:value-type="string">
            <text:p>Listo</text:p>
          </table:table-cell>
          <table:table-cell office:value-type="string">
            <text:p>prêt</text:p>
          </table:table-cell>
          <table:table-cell office:value-type="string">
            <text:p>pronto</text:p>
          </table:table-cell>
          <table:table-cell office:value-type="string">
            <text:p>paratus</text:p>
          </table:table-cell>
          <table:table-cell office:value-type="string">
            <text:p>gata</text:p>
          </table:table-cell>
          <table:table-cell office:value-type="string">
            <text:p>bereit</text:p>
          </table:table-cell>
          <table:table-cell office:value-type="string">
            <text:p>BA</text:p>
          </table:table-cell>
          <table:table-cell table:formula="of:=LEN([.D8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proxo</text:p>
          </table:table-cell>
          <table:table-cell office:value-type="string">
            <text:p>close friends</text:p>
          </table:table-cell>
          <table:table-cell office:value-type="string">
            <text:p>intimo</text:p>
          </table:table-cell>
          <table:table-cell office:value-type="string">
            <text:p>proche</text:p>
          </table:table-cell>
          <table:table-cell office:value-type="string">
            <text:p>stretti</text:p>
          </table:table-cell>
          <table:table-cell office:value-type="string">
            <text:p>prope</text:p>
          </table:table-cell>
          <table:table-cell office:value-type="string">
            <text:p>apropiati</text:p>
          </table:table-cell>
          <table:table-cell office:value-type="string">
            <text:p>enge</text:p>
          </table:table-cell>
          <table:table-cell office:value-type="string">
            <text:p>BA</text:p>
          </table:table-cell>
          <table:table-cell table:formula="of:=LEN([.D8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pubco</text:p>
          </table:table-cell>
          <table:table-cell office:value-type="string">
            <text:p>public</text:p>
          </table:table-cell>
          <table:table-cell office:value-type="string">
            <text:p>público</text:p>
          </table:table-cell>
          <table:table-cell office:value-type="string">
            <text:p>Publique</text:p>
          </table:table-cell>
          <table:table-cell office:value-type="string">
            <text:p>pubblico</text:p>
          </table:table-cell>
          <table:table-cell office:value-type="string">
            <text:p>publicae</text:p>
          </table:table-cell>
          <table:table-cell office:value-type="string">
            <text:p>public</text:p>
          </table:table-cell>
          <table:table-cell office:value-type="string">
            <text:p>Öffentlichkeit</text:p>
          </table:table-cell>
          <table:table-cell office:value-type="string">
            <text:p>BA</text:p>
          </table:table-cell>
          <table:table-cell table:formula="of:=LEN([.D8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rato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a destra</text:p>
          </table:table-cell>
          <table:table-cell office:value-type="string">
            <text:p>ad dextram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D8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realo</text:p>
          </table:table-cell>
          <table:table-cell table:number-columns-repeated="2" office:value-type="string">
            <text:p>real</text:p>
          </table:table-cell>
          <table:table-cell office:value-type="string">
            <text:p>réel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real</text:p>
          </table:table-cell>
          <table:table-cell office:value-type="string">
            <text:p>echt</text:p>
          </table:table-cell>
          <table:table-cell office:value-type="string">
            <text:p>BA</text:p>
          </table:table-cell>
          <table:table-cell table:formula="of:=LEN([.D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regeo</text:p>
          </table:table-cell>
          <table:table-cell office:value-type="string">
            <text:p>religious</text:p>
          </table:table-cell>
          <table:table-cell office:value-type="string">
            <text:p>religioso</text:p>
          </table:table-cell>
          <table:table-cell office:value-type="string">
            <text:p>religieux</text:p>
          </table:table-cell>
          <table:table-cell office:value-type="string">
            <text:p>religioso</text:p>
          </table:table-cell>
          <table:table-cell office:value-type="string">
            <text:p>religionis</text:p>
          </table:table-cell>
          <table:table-cell office:value-type="string">
            <text:p>religios</text:p>
          </table:table-cell>
          <table:table-cell office:value-type="string">
            <text:p>religiös</text:p>
          </table:table-cell>
          <table:table-cell office:value-type="string">
            <text:p>BA</text:p>
          </table:table-cell>
          <table:table-cell table:formula="of:=LEN([.D8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rento</text:p>
          </table:table-cell>
          <table:table-cell office:value-type="string">
            <text:p>recent</text:p>
          </table:table-cell>
          <table:table-cell office:value-type="string">
            <text:p>reciente</text:p>
          </table:table-cell>
          <table:table-cell office:value-type="string">
            <text:p>récent</text:p>
          </table:table-cell>
          <table:table-cell office:value-type="string">
            <text:p>recente</text:p>
          </table:table-cell>
          <table:table-cell office:value-type="string">
            <text:p>recens</text:p>
          </table:table-cell>
          <table:table-cell office:value-type="string">
            <text:p>Recent</text:p>
          </table:table-cell>
          <table:table-cell office:value-type="string">
            <text:p>kürzlich</text:p>
          </table:table-cell>
          <table:table-cell office:value-type="string">
            <text:p>BA</text:p>
          </table:table-cell>
          <table:table-cell table:formula="of:=LEN([.D8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reto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dextro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D8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sigfo</text:p>
          </table:table-cell>
          <table:table-cell office:value-type="string">
            <text:p>significant</text:p>
          </table:table-cell>
          <table:table-cell office:value-type="string">
            <text:p>significativo</text:p>
          </table:table-cell>
          <table:table-cell office:value-type="string">
            <text:p>important</text:p>
          </table:table-cell>
          <table:table-cell office:value-type="string">
            <text:p>significativo</text:p>
          </table:table-cell>
          <table:table-cell office:value-type="string">
            <text:p>significans</text:p>
          </table:table-cell>
          <table:table-cell office:value-type="string">
            <text:p>semnificativ</text:p>
          </table:table-cell>
          <table:table-cell office:value-type="string">
            <text:p>von Bedeutung</text:p>
          </table:table-cell>
          <table:table-cell office:value-type="string">
            <text:p>BA</text:p>
          </table:table-cell>
          <table:table-cell table:formula="of:=LEN([.D9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sigro</text:p>
          </table:table-cell>
          <table:table-cell office:value-type="string">
            <text:p>sure</text:p>
          </table:table-cell>
          <table:table-cell office:value-type="string">
            <text:p>seguro</text:p>
          </table:table-cell>
          <table:table-cell office:value-type="string">
            <text:p>sûr</text:p>
          </table:table-cell>
          <table:table-cell office:value-type="string">
            <text:p>sicuro</text:p>
          </table:table-cell>
          <table:table-cell office:value-type="string">
            <text:p>cave</text:p>
          </table:table-cell>
          <table:table-cell office:value-type="string">
            <text:p>sigur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D9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simio</text:p>
          </table:table-cell>
          <table:table-cell table:number-columns-repeated="2" office:value-type="string">
            <text:p>similar</text:p>
          </table:table-cell>
          <table:table-cell office:value-type="string">
            <text:p>similaire</text:p>
          </table:table-cell>
          <table:table-cell office:value-type="string">
            <text:p>simile</text:p>
          </table:table-cell>
          <table:table-cell office:value-type="string">
            <text:p>similis</text:p>
          </table:table-cell>
          <table:table-cell office:value-type="string">
            <text:p>asemănător</text:p>
          </table:table-cell>
          <table:table-cell office:value-type="string">
            <text:p>ähnlich</text:p>
          </table:table-cell>
          <table:table-cell office:value-type="string">
            <text:p>BA</text:p>
          </table:table-cell>
          <table:table-cell table:formula="of:=LEN([.D9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siplo</text:p>
          </table:table-cell>
          <table:table-cell office:value-type="string">
            <text:p>simple</text:p>
          </table:table-cell>
          <table:table-cell office:value-type="string">
            <text:p>sencillo</text:p>
          </table:table-cell>
          <table:table-cell office:value-type="string">
            <text:p>Facile</text:p>
          </table:table-cell>
          <table:table-cell office:value-type="string">
            <text:p>semplice</text:p>
          </table:table-cell>
          <table:table-cell office:value-type="string">
            <text:p>simplex</text:p>
          </table:table-cell>
          <table:table-cell office:value-type="string">
            <text:p>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D9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socho</text:p>
          </table:table-cell>
          <table:table-cell table:number-columns-repeated="3" office:value-type="string">
            <text:p>social</text:p>
          </table:table-cell>
          <table:table-cell office:value-type="string">
            <text:p>sociale</text:p>
          </table:table-cell>
          <table:table-cell office:value-type="string">
            <text:p>socialis</text:p>
          </table:table-cell>
          <table:table-cell office:value-type="string">
            <text:p>social</text:p>
          </table:table-cell>
          <table:table-cell office:value-type="string">
            <text:p>Sozial</text:p>
          </table:table-cell>
          <table:table-cell office:value-type="string">
            <text:p>BA</text:p>
          </table:table-cell>
          <table:table-cell table:formula="of:=LEN([.D9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solto</text:p>
          </table:table-cell>
          <table:table-cell office:value-type="string">
            <text:p>single</text:p>
          </table:table-cell>
          <table:table-cell office:value-type="string">
            <text:p>soltero</text:p>
          </table:table-cell>
          <table:table-cell office:value-type="string">
            <text:p>Célibataire</text:p>
          </table:table-cell>
          <table:table-cell office:value-type="string">
            <text:p>singolo</text:p>
          </table:table-cell>
          <table:table-cell office:value-type="string">
            <text:p>unum</text:p>
          </table:table-cell>
          <table:table-cell office:value-type="string">
            <text:p>singur</text:p>
          </table:table-cell>
          <table:table-cell office:value-type="string">
            <text:p>Single</text:p>
          </table:table-cell>
          <table:table-cell office:value-type="string">
            <text:p>BA</text:p>
          </table:table-cell>
          <table:table-cell table:formula="of:=LEN([.D9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tardo</text:p>
          </table:table-cell>
          <table:table-cell office:value-type="string">
            <text:p>late</text:p>
          </table:table-cell>
          <table:table-cell office:value-type="string">
            <text:p>tarde</text:p>
          </table:table-cell>
          <table:table-cell office:value-type="string">
            <text:p>en retard</text:p>
          </table:table-cell>
          <table:table-cell office:value-type="string">
            <text:p>in ritardo</text:p>
          </table:table-cell>
          <table:table-cell office:value-type="string">
            <text:p>sero</text:p>
          </table:table-cell>
          <table:table-cell office:value-type="string">
            <text:p>târziu</text:p>
          </table:table-cell>
          <table:table-cell office:value-type="string">
            <text:p>spät</text:p>
          </table:table-cell>
          <table:table-cell office:value-type="string">
            <text:p>BA</text:p>
          </table:table-cell>
          <table:table-cell table:formula="of:=LEN([.D9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adjective</text:p>
          </table:table-cell>
          <table:table-cell office:value-type="string">
            <text:p>tatso</text:p>
          </table:table-cell>
          <table:table-cell office:value-type="string">
            <text:p>traditional</text:p>
          </table:table-cell>
          <table:table-cell office:value-type="string">
            <text:p>tradicional</text:p>
          </table:table-cell>
          <table:table-cell office:value-type="string">
            <text:p>traditionnel</text:p>
          </table:table-cell>
          <table:table-cell office:value-type="string">
            <text:p>tradizionale</text:p>
          </table:table-cell>
          <table:table-cell office:value-type="string">
            <text:p>traditional</text:p>
          </table:table-cell>
          <table:table-cell office:value-type="string">
            <text:p>tradiţional</text:p>
          </table:table-cell>
          <table:table-cell office:value-type="string">
            <text:p>traditionell</text:p>
          </table:table-cell>
          <table:table-cell office:value-type="string">
            <text:p>BA</text:p>
          </table:table-cell>
          <table:table-cell table:formula="of:=LEN([.D9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todo</text:p>
          </table:table-cell>
          <table:table-cell office:value-type="string">
            <text:p>whole</text:p>
          </table:table-cell>
          <table:table-cell office:value-type="string">
            <text:p>todo</text:p>
          </table:table-cell>
          <table:table-cell office:value-type="string">
            <text:p>entier</text:p>
          </table:table-cell>
          <table:table-cell office:value-type="string">
            <text:p>totale</text:p>
          </table:table-cell>
          <table:table-cell office:value-type="string">
            <text:p>totius</text:p>
          </table:table-cell>
          <table:table-cell office:value-type="string">
            <text:p>întreg</text:p>
          </table:table-cell>
          <table:table-cell office:value-type="string">
            <text:p>ganze</text:p>
          </table:table-cell>
          <table:table-cell office:value-type="string">
            <text:p>BA</text:p>
          </table:table-cell>
          <table:table-cell table:formula="of:=LEN([.D9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uveto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BA</text:p>
          </table:table-cell>
          <table:table-cell table:formula="of:=LEN([.D9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vale</text:p>
          </table:table-cell>
          <table:table-cell office:value-type="string">
            <text:p>is over</text:p>
          </table:table-cell>
          <table:table-cell office:value-type="string">
            <text:p>se acabó</text:p>
          </table:table-cell>
          <table:table-cell office:value-type="string">
            <text:p>est fini</text:p>
          </table:table-cell>
          <table:table-cell office:value-type="string">
            <text:p>è finita</text:p>
          </table:table-cell>
          <table:table-cell office:value-type="string">
            <text:p>cessavit</text:p>
          </table:table-cell>
          <table:table-cell office:value-type="string">
            <text:p>s-a terminat</text:p>
          </table:table-cell>
          <table:table-cell office:value-type="string">
            <text:p>ist vorbei</text:p>
          </table:table-cell>
          <table:table-cell office:value-type="string">
            <text:p>AB</text:p>
          </table:table-cell>
          <table:table-cell table:formula="of:=LEN([.D10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vario</text:p>
          </table:table-cell>
          <table:table-cell office:value-type="string">
            <text:p>various</text:p>
          </table:table-cell>
          <table:table-cell office:value-type="string">
            <text:p>varios</text:p>
          </table:table-cell>
          <table:table-cell office:value-type="string">
            <text:p>divers</text:p>
          </table:table-cell>
          <table:table-cell office:value-type="string">
            <text:p>vario</text:p>
          </table:table-cell>
          <table:table-cell office:value-type="string">
            <text:p>variis</text:p>
          </table:table-cell>
          <table:table-cell office:value-type="string">
            <text:p>variat</text:p>
          </table:table-cell>
          <table:table-cell office:value-type="string">
            <text:p>verschiedene</text:p>
          </table:table-cell>
          <table:table-cell office:value-type="string">
            <text:p>BA</text:p>
          </table:table-cell>
          <table:table-cell table:formula="of:=LEN([.D10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veco</text:p>
          </table:table-cell>
          <table:table-cell office:value-type="string">
            <text:p>old</text:p>
          </table:table-cell>
          <table:table-cell office:value-type="string">
            <text:p>antiguo</text:p>
          </table:table-cell>
          <table:table-cell office:value-type="string">
            <text:p>vieux</text:p>
          </table:table-cell>
          <table:table-cell office:value-type="string">
            <text:p>vecchio</text:p>
          </table:table-cell>
          <table:table-cell office:value-type="string">
            <text:p>veteris</text:p>
          </table:table-cell>
          <table:table-cell office:value-type="string">
            <text:p>vechi</text:p>
          </table:table-cell>
          <table:table-cell office:value-type="string">
            <text:p>alt</text:p>
          </table:table-cell>
          <table:table-cell office:value-type="string">
            <text:p>BA</text:p>
          </table:table-cell>
          <table:table-cell table:formula="of:=LEN([.D10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veiso</text:p>
          </table:table-cell>
          <table:table-cell office:value-type="string">
            <text:p>likely, probably</text:p>
          </table:table-cell>
          <table:table-cell table:number-columns-repeated="2" office:value-type="string">
            <text:p>probable</text:p>
          </table:table-cell>
          <table:table-cell office:value-type="string">
            <text:p>probabil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BA</text:p>
          </table:table-cell>
          <table:table-cell table:formula="of:=LEN([.D10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vero</text:p>
          </table:table-cell>
          <table:table-cell table:style-name="ce17" office:value-type="string">
            <text:p>true</text:p>
          </table:table-cell>
          <table:table-cell office:value-type="string">
            <text:p>cierto</text:p>
          </table:table-cell>
          <table:table-cell office:value-type="string">
            <text:p>vrai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adevărat</text:p>
          </table:table-cell>
          <table:table-cell office:value-type="string">
            <text:p>wahr</text:p>
          </table:table-cell>
          <table:table-cell office:value-type="string">
            <text:p>BA</text:p>
          </table:table-cell>
          <table:table-cell table:formula="of:=LEN([.D10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verto</text:p>
          </table:table-cell>
          <table:table-cell office:value-type="string">
            <text:p>green</text:p>
          </table:table-cell>
          <table:table-cell office:value-type="string">
            <text:p>verde</text:p>
          </table:table-cell>
          <table:table-cell office:value-type="string">
            <text:p>vert</text:p>
          </table:table-cell>
          <table:table-cell office:value-type="string">
            <text:p>verde</text:p>
          </table:table-cell>
          <table:table-cell office:value-type="string">
            <text:p>viridi,</text:p>
          </table:table-cell>
          <table:table-cell office:value-type="string">
            <text:p>verde</text:p>
          </table:table-cell>
          <table:table-cell office:value-type="string">
            <text:p>Grün</text:p>
          </table:table-cell>
          <table:table-cell office:value-type="string">
            <text:p>BA</text:p>
          </table:table-cell>
          <table:table-cell table:formula="of:=LEN([.D10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xurto</text:p>
          </table:table-cell>
          <table:table-cell office:value-type="string">
            <text:p>short</text:p>
          </table:table-cell>
          <table:table-cell office:value-type="string">
            <text:p>corto</text:p>
          </table:table-cell>
          <table:table-cell office:value-type="string">
            <text:p>court</text:p>
          </table:table-cell>
          <table:table-cell office:value-type="string">
            <text:p>corto</text:p>
          </table:table-cell>
          <table:table-cell office:value-type="string">
            <text:p>brevis</text:p>
          </table:table-cell>
          <table:table-cell office:value-type="string">
            <text:p>mic de statura</text:p>
          </table:table-cell>
          <table:table-cell office:value-type="string">
            <text:p>kurz</text:p>
          </table:table-cell>
          <table:table-cell office:value-type="string">
            <text:p>BA</text:p>
          </table:table-cell>
          <table:table-cell table:formula="of:=LEN([.D10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adeo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 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 vorne</text:p>
          </table:table-cell>
          <table:table-cell office:value-type="string">
            <text:p>BA</text:p>
          </table:table-cell>
          <table:table-cell table:formula="of:=LEN([.D10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ales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  <table:table-cell office:value-type="string">
            <text:p>AA</text:p>
          </table:table-cell>
          <table:table-cell table:formula="of:=LEN([.D10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table:number-columns-repeated="2"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ebenfalls</text:p>
          </table:table-cell>
          <table:table-cell office:value-type="string">
            <text:p>BA</text:p>
          </table:table-cell>
          <table:table-cell table:formula="of:=LEN([.D10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ante</text:p>
          </table:table-cell>
          <table:table-cell office:value-type="string">
            <text:p>ago</text:p>
          </table:table-cell>
          <table:table-cell office:value-type="string">
            <text:p>hace</text:p>
          </table:table-cell>
          <table:table-cell office:value-type="string">
            <text:p>depuis</text:p>
          </table:table-cell>
          <table:table-cell office:value-type="string">
            <text:p>fa</text:p>
          </table:table-cell>
          <table:table-cell office:value-type="string">
            <text:p>ante</text:p>
          </table:table-cell>
          <table:table-cell office:value-type="string">
            <text:p>în urmă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D11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anto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D1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asi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Ainsi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 urmare</text:p>
          </table:table-cell>
          <table:table-cell office:value-type="string">
            <text:p>somit</text:p>
          </table:table-cell>
          <table:table-cell office:value-type="string">
            <text:p>BA</text:p>
          </table:table-cell>
          <table:table-cell table:formula="of:=LEN([.D11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atu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  <table:table-cell office:value-type="string">
            <text:p>BA</text:p>
          </table:table-cell>
          <table:table-cell table:formula="of:=LEN([.D11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aus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AA</text:p>
          </table:table-cell>
          <table:table-cell table:formula="of:=LEN([.D11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D1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avno</text:p>
          </table:table-cell>
          <table:table-cell office:value-type="string">
            <text:p>ahead</text:p>
          </table:table-cell>
          <table:table-cell office:value-type="string">
            <text:p>adelante</text:p>
          </table:table-cell>
          <table:table-cell office:value-type="string">
            <text:p>devant</text:p>
          </table:table-cell>
          <table:table-cell office:value-type="string">
            <text:p>avanti</text:p>
          </table:table-cell>
          <table:table-cell office:value-type="string">
            <text:p>praemisit</text:p>
          </table:table-cell>
          <table:table-cell office:value-type="string">
            <text:p>înainte</text:p>
          </table:table-cell>
          <table:table-cell office:value-type="string">
            <text:p>voraus</text:p>
          </table:table-cell>
          <table:table-cell office:value-type="string">
            <text:p>BA</text:p>
          </table:table-cell>
          <table:table-cell table:formula="of:=LEN([.D1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bako</text:p>
          </table:table-cell>
          <table:table-cell office:value-type="string">
            <text:p>back</text:p>
          </table:table-cell>
          <table:table-cell office:value-type="string">
            <text:p>espald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evenite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D1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beto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AD</text:p>
          </table:table-cell>
          <table:table-cell table:formula="of:=LEN([.D1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bixa</text:p>
          </table:table-cell>
          <table:table-cell office:value-type="string">
            <text:p>usually</text:p>
          </table:table-cell>
          <table:table-cell office:value-type="string">
            <text:p>generalmente</text:p>
          </table:table-cell>
          <table:table-cell office:value-type="string">
            <text:p>généralement</text:p>
          </table:table-cell>
          <table:table-cell office:value-type="string">
            <text:p>generalmente</text:p>
          </table:table-cell>
          <table:table-cell office:value-type="string">
            <text:p>plerumque</text:p>
          </table:table-cell>
          <table:table-cell office:value-type="string">
            <text:p>obișnuit</text:p>
          </table:table-cell>
          <table:table-cell office:value-type="string">
            <text:p>gewöhnlich</text:p>
          </table:table-cell>
          <table:table-cell office:value-type="string">
            <text:p>BA</text:p>
          </table:table-cell>
          <table:table-cell table:formula="of:=LEN([.D1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caso</text:p>
          </table:table-cell>
          <table:table-cell office:value-type="string">
            <text:p>nearly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D12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cerco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 de</text:p>
          </table:table-cell>
          <table:table-cell office:value-type="string">
            <text:p>etwa</text:p>
          </table:table-cell>
          <table:table-cell office:value-type="string">
            <text:p>AD</text:p>
          </table:table-cell>
          <table:table-cell table:formula="of:=LEN([.D12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certo</text:p>
          </table:table-cell>
          <table:table-cell office:value-type="string">
            <text:p>certainly</text:p>
          </table:table-cell>
          <table:table-cell office:value-type="string">
            <text:p>ciertamente</text:p>
          </table:table-cell>
          <table:table-cell office:value-type="string">
            <text:p>certainement</text:p>
          </table:table-cell>
          <table:table-cell office:value-type="string">
            <text:p>certamente</text:p>
          </table:table-cell>
          <table:table-cell office:value-type="string">
            <text:p>certe</text:p>
          </table:table-cell>
          <table:table-cell office:value-type="string">
            <text:p>cu siguranță</text:p>
          </table:table-cell>
          <table:table-cell office:value-type="string">
            <text:p>bestimmt</text:p>
          </table:table-cell>
          <table:table-cell office:value-type="string">
            <text:p>BA</text:p>
          </table:table-cell>
          <table:table-cell table:formula="of:=LEN([.D12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ceto</text:p>
          </table:table-cell>
          <table:table-cell office:value-type="string">
            <text:p>indeed</text:p>
          </table:table-cell>
          <table:table-cell office:value-type="string">
            <text:p>en efecto</text:p>
          </table:table-cell>
          <table:table-cell office:value-type="string">
            <text:p>En effet</text:p>
          </table:table-cell>
          <table:table-cell office:value-type="string">
            <text:p>infatti</text:p>
          </table:table-cell>
          <table:table-cell office:value-type="string">
            <text:p>certe</text:p>
          </table:table-cell>
          <table:table-cell office:value-type="string">
            <text:p>intr-adevar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D12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cito</text:p>
          </table:table-cell>
          <table:table-cell office:value-type="string">
            <text:p>quickly</text:p>
          </table:table-cell>
          <table:table-cell office:value-type="string">
            <text:p>con rapidez</text:p>
          </table:table-cell>
          <table:table-cell office:value-type="string">
            <text:p>rapidement</text:p>
          </table:table-cell>
          <table:table-cell office:value-type="string">
            <text:p>velocemente</text:p>
          </table:table-cell>
          <table:table-cell office:value-type="string">
            <text:p>cito</text:p>
          </table:table-cell>
          <table:table-cell office:value-type="string">
            <text:p>repede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D12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claro</text:p>
          </table:table-cell>
          <table:table-cell office:value-type="string">
            <text:p>clearly</text:p>
          </table:table-cell>
          <table:table-cell office:value-type="string">
            <text:p>claramente</text:p>
          </table:table-cell>
          <table:table-cell office:value-type="string">
            <text:p>clairement</text:p>
          </table:table-cell>
          <table:table-cell office:value-type="string">
            <text:p>chiaramente</text:p>
          </table:table-cell>
          <table:table-cell office:value-type="string">
            <text:p>evidenter</text:p>
          </table:table-cell>
          <table:table-cell office:value-type="string">
            <text:p>clar</text:p>
          </table:table-cell>
          <table:table-cell office:value-type="string">
            <text:p>deutlich</text:p>
          </table:table-cell>
          <table:table-cell office:value-type="string">
            <text:p>BA</text:p>
          </table:table-cell>
          <table:table-cell table:formula="of:=LEN([.D12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cosi</text:p>
          </table:table-cell>
          <table:table-cell office:value-type="string">
            <text:p>so</text:p>
          </table:table-cell>
          <table:table-cell office:value-type="string">
            <text:p>entonces</text:p>
          </table:table-cell>
          <table:table-cell office:value-type="string">
            <text:p>alors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asa de</text:p>
          </table:table-cell>
          <table:table-cell office:value-type="string">
            <text:p>so,damit</text:p>
          </table:table-cell>
          <table:table-cell office:value-type="string">
            <text:p>AA</text:p>
          </table:table-cell>
          <table:table-cell table:formula="of:=LEN([.D12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daco</text:p>
          </table:table-cell>
          <table:table-cell office:value-type="string">
            <text:p>ok</text:p>
          </table:table-cell>
          <table:table-cell office:value-type="string">
            <text:p>Okay</text:p>
          </table:table-cell>
          <table:table-cell office:value-type="string">
            <text:p>D'accord</text:p>
          </table:table-cell>
          <table:table-cell table:number-columns-repeated="2" office:value-type="string">
            <text:p>ok</text:p>
          </table:table-cell>
          <table:table-cell office:value-type="string">
            <text:p>în regulă</text:p>
          </table:table-cell>
          <table:table-cell office:value-type="string">
            <text:p>okay</text:p>
          </table:table-cell>
          <table:table-cell office:value-type="string">
            <text:p>BA</text:p>
          </table:table-cell>
          <table:table-cell table:formula="of:=LEN([.D12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dejo</text:p>
          </table:table-cell>
          <table:table-cell office:value-type="string">
            <text:p>already</text:p>
          </table:table-cell>
          <table:table-cell office:value-type="string">
            <text:p>ya</text:p>
          </table:table-cell>
          <table:table-cell office:value-type="string">
            <text:p>déjà</text:p>
          </table:table-cell>
          <table:table-cell office:value-type="string">
            <text:p>già</text:p>
          </table:table-cell>
          <table:table-cell office:value-type="string">
            <text:p>iam</text:p>
          </table:table-cell>
          <table:table-cell office:value-type="string">
            <text:p>deja</text:p>
          </table:table-cell>
          <table:table-cell office:value-type="string">
            <text:p>bereits</text:p>
          </table:table-cell>
          <table:table-cell office:value-type="string">
            <text:p>BA</text:p>
          </table:table-cell>
          <table:table-cell table:formula="of:=LEN([.D12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der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BA</text:p>
          </table:table-cell>
          <table:table-cell table:formula="of:=LEN([.D12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diro</text:p>
          </table:table-cell>
          <table:table-cell office:value-type="string">
            <text:p>directly</text:p>
          </table:table-cell>
          <table:table-cell office:value-type="string">
            <text:p>directamente</text:p>
          </table:table-cell>
          <table:table-cell office:value-type="string">
            <text:p>directement</text:p>
          </table:table-cell>
          <table:table-cell office:value-type="string">
            <text:p>direttamente</text:p>
          </table:table-cell>
          <table:table-cell office:value-type="string">
            <text:p>protinus</text:p>
          </table:table-cell>
          <table:table-cell office:value-type="string">
            <text:p>direct</text:p>
          </table:table-cell>
          <table:table-cell office:value-type="string">
            <text:p>direkt</text:p>
          </table:table-cell>
          <table:table-cell office:value-type="string">
            <text:p>BA</text:p>
          </table:table-cell>
          <table:table-cell table:formula="of:=LEN([.D13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dopo</text:p>
          </table:table-cell>
          <table:table-cell office:value-type="string">
            <text:p>later</text:p>
          </table:table-cell>
          <table:table-cell office:value-type="string">
            <text:p>más tarde</text:p>
          </table:table-cell>
          <table:table-cell office:value-type="string">
            <text:p>plus tard</text:p>
          </table:table-cell>
          <table:table-cell office:value-type="string">
            <text:p>dopo</text:p>
          </table:table-cell>
          <table:table-cell office:value-type="string">
            <text:p>deinde</text:p>
          </table:table-cell>
          <table:table-cell office:value-type="string">
            <text:p>mai tarziu</text:p>
          </table:table-cell>
          <table:table-cell office:value-type="string">
            <text:p>später</text:p>
          </table:table-cell>
          <table:table-cell office:value-type="string">
            <text:p>BA</text:p>
          </table:table-cell>
          <table:table-cell table:formula="of:=LEN([.D13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duro</text:p>
          </table:table-cell>
          <table:table-cell office:value-type="string">
            <text:p>hard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BA</text:p>
          </table:table-cell>
          <table:table-cell table:formula="of:=LEN([.D13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eco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 noch</text:p>
          </table:table-cell>
          <table:table-cell office:value-type="string">
            <text:p>BA</text:p>
          </table:table-cell>
          <table:table-cell table:formula="of:=LEN([.D13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ecoro</text:p>
          </table:table-cell>
          <table:table-cell office:value-type="string">
            <text:p>again</text:p>
          </table:table-cell>
          <table:table-cell office:value-type="string">
            <text:p>de nuevo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rursus</text:p>
          </table:table-cell>
          <table:table-cell office:value-type="string">
            <text:p>din nou</text:p>
          </table:table-cell>
          <table:table-cell office:value-type="string">
            <text:p>nochmal</text:p>
          </table:table-cell>
          <table:table-cell office:value-type="string">
            <text:p>AB</text:p>
          </table:table-cell>
          <table:table-cell table:formula="of:=LEN([.D13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eveto</text:p>
          </table:table-cell>
          <table:table-cell office:value-type="string">
            <text:p>eventually</text:p>
          </table:table-cell>
          <table:table-cell office:value-type="string">
            <text:p>finalmente</text:p>
          </table:table-cell>
          <table:table-cell office:value-type="string">
            <text:p>finalement</text:p>
          </table:table-cell>
          <table:table-cell office:value-type="string">
            <text:p>infine</text:p>
          </table:table-cell>
          <table:table-cell office:value-type="string">
            <text:p>eventually</text:p>
          </table:table-cell>
          <table:table-cell office:value-type="string">
            <text:p>eventual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D13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ezato</text:p>
          </table:table-cell>
          <table:table-cell office:value-type="string">
            <text:p>exactly</text:p>
          </table:table-cell>
          <table:table-cell office:value-type="string">
            <text:p>exactamente</text:p>
          </table:table-cell>
          <table:table-cell office:value-type="string">
            <text:p>exactement</text:p>
          </table:table-cell>
          <table:table-cell office:value-type="string">
            <text:p>Esattamente</text:p>
          </table:table-cell>
          <table:table-cell office:value-type="string">
            <text:p>prorsus</text:p>
          </table:table-cell>
          <table:table-cell office:value-type="string">
            <text:p>exact</text:p>
          </table:table-cell>
          <table:table-cell office:value-type="string">
            <text:p>genau</text:p>
          </table:table-cell>
          <table:table-cell office:value-type="string">
            <text:p>BA</text:p>
          </table:table-cell>
          <table:table-cell table:formula="of:=LEN([.D13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fato</text:p>
          </table:table-cell>
          <table:table-cell office:value-type="string">
            <text:p>done</text:p>
          </table:table-cell>
          <table:table-cell office:value-type="string">
            <text:p>hecho</text:p>
          </table:table-cell>
          <table:table-cell office:value-type="string">
            <text:p>termin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Terminat</text:p>
          </table:table-cell>
          <table:table-cell office:value-type="string">
            <text:p>getan</text:p>
          </table:table-cell>
          <table:table-cell office:value-type="string">
            <text:p>AD</text:p>
          </table:table-cell>
          <table:table-cell table:formula="of:=LEN([.D13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fino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 sfarsit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D13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foa</text:p>
          </table:table-cell>
          <table:table-cell office:value-type="string">
            <text:p>sometimes</text:p>
          </table:table-cell>
          <table:table-cell office:value-type="string">
            <text:p>a veces</text:p>
          </table:table-cell>
          <table:table-cell office:value-type="string">
            <text:p>quelquefois</text:p>
          </table:table-cell>
          <table:table-cell office:value-type="string">
            <text:p>a 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  <table:table-cell office:value-type="string">
            <text:p>BA</text:p>
          </table:table-cell>
          <table:table-cell table:formula="of:=LEN([.D13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fuso</text:p>
          </table:table-cell>
          <table:table-cell office:value-type="string">
            <text:p>perhaps</text:p>
          </table:table-cell>
          <table:table-cell office:value-type="string">
            <text:p>quizás</text:p>
          </table:table-cell>
          <table:table-cell office:value-type="string">
            <text:p>peut-être</text:p>
          </table:table-cell>
          <table:table-cell office:value-type="string">
            <text:p>Forse</text:p>
          </table:table-cell>
          <table:table-cell office:value-type="string">
            <text:p>fortass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D14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hir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BA</text:p>
          </table:table-cell>
          <table:table-cell table:formula="of:=LEN([.D14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isa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D14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ismo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BA</text:p>
          </table:table-cell>
          <table:table-cell table:formula="of:=LEN([.D14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jiro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D14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BA</text:p>
          </table:table-cell>
          <table:table-cell table:formula="of:=LEN([.D14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justo</text:p>
          </table:table-cell>
          <table:table-cell office:value-type="string">
            <text:p>right</text:p>
          </table:table-cell>
          <table:table-cell office:value-type="string">
            <text:p>correct</text:p>
          </table:table-cell>
          <table:table-cell office:value-type="string">
            <text:p>raison</text:p>
          </table:table-cell>
          <table:table-cell office:value-type="string">
            <text:p>giusto</text:p>
          </table:table-cell>
          <table:table-cell office:value-type="string">
            <text:p>iustum</text:p>
          </table:table-cell>
          <table:table-cell office:value-type="string">
            <text:p>dreptate</text:p>
          </table:table-cell>
          <table:table-cell office:value-type="string">
            <text:p>richtig</text:p>
          </table:table-cell>
          <table:table-cell office:value-type="string">
            <text:p>AC</text:p>
          </table:table-cell>
          <table:table-cell table:formula="of:=LEN([.D14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laso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D14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4">
            <text:p>4</text:p>
          </table:table-cell>
          <table:table-cell office:value-type="string">
            <text:p>adverb</text:p>
          </table:table-cell>
          <table:table-cell office:value-type="string">
            <text:p>lebo</text:p>
          </table:table-cell>
          <table:table-cell office:value-type="string">
            <text:p>rather</text:p>
          </table:table-cell>
          <table:table-cell office:value-type="string">
            <text:p>más bien</text:p>
          </table:table-cell>
          <table:table-cell office:value-type="string">
            <text:p>plutôt</text:p>
          </table:table-cell>
          <table:table-cell office:value-type="string">
            <text:p>piuttosto</text:p>
          </table:table-cell>
          <table:table-cell office:value-type="string">
            <text:p>magis</text:p>
          </table:table-cell>
          <table:table-cell office:value-type="string">
            <text:p>mai degraba</text:p>
          </table:table-cell>
          <table:table-cell office:value-type="string">
            <text:p>lieber</text:p>
          </table:table-cell>
          <table:table-cell office:value-type="string">
            <text:p>BA</text:p>
          </table:table-cell>
          <table:table-cell table:formula="of:=LEN([.D14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leho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D14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leho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AD</text:p>
          </table:table-cell>
          <table:table-cell table:formula="of:=LEN([.D15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lugo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D15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dverb</text:p>
          </table:table-cell>
          <table:table-cell office:value-type="string">
            <text:p>lugo</text:p>
          </table:table-cell>
          <table:table-cell office:value-type="string">
            <text:p>instead</text:p>
          </table:table-cell>
          <table:table-cell office:value-type="string">
            <text:p>en lugar</text:p>
          </table:table-cell>
          <table:table-cell office:value-type="string">
            <text:p>au lieu</text:p>
          </table:table-cell>
          <table:table-cell office:value-type="string">
            <text:p>anziché</text:p>
          </table:table-cell>
          <table:table-cell office:value-type="string">
            <text:p>pro</text:p>
          </table:table-cell>
          <table:table-cell office:value-type="string">
            <text:p>in schimb</text:p>
          </table:table-cell>
          <table:table-cell office:value-type="string">
            <text:p>stattdessen</text:p>
          </table:table-cell>
          <table:table-cell office:value-type="string">
            <text:p>BA</text:p>
          </table:table-cell>
          <table:table-cell table:formula="of:=LEN([.D15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mapo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déjà, toujours</text:p>
          </table:table-cell>
          <table:table-cell office:value-type="string">
            <text:p>mai, sempre</text:p>
          </table:table-cell>
          <table:table-cell office:value-type="string">
            <text:p>semper</text:p>
          </table:table-cell>
          <table:table-cell office:value-type="string">
            <text:p>vreodată</text:p>
          </table:table-cell>
          <table:table-cell office:value-type="string">
            <text:p>je</text:p>
          </table:table-cell>
          <table:table-cell office:value-type="string">
            <text:p>BA</text:p>
          </table:table-cell>
          <table:table-cell table:formula="of:=LEN([.D15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adverb</text:p>
          </table:table-cell>
          <table:table-cell office:value-type="string">
            <text:p>maxo</text:p>
          </table:table-cell>
          <table:table-cell office:value-type="string">
            <text:p>most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maggior parte</text:p>
          </table:table-cell>
          <table:table-cell office:value-type="string">
            <text:p>maxime</text:p>
          </table:table-cell>
          <table:table-cell office:value-type="string">
            <text:p>cel mai</text:p>
          </table:table-cell>
          <table:table-cell office:value-type="string">
            <text:p>die meisten</text:p>
          </table:table-cell>
          <table:table-cell office:value-type="string">
            <text:p>BA</text:p>
          </table:table-cell>
          <table:table-cell table:formula="of:=LEN([.D15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meho</text:p>
          </table:table-cell>
          <table:table-cell office:value-type="string">
            <text:p>more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Di Più</text:p>
          </table:table-cell>
          <table:table-cell office:value-type="string">
            <text:p>magis</text:p>
          </table:table-cell>
          <table:table-cell office:value-type="string">
            <text:p>mai multe</text:p>
          </table:table-cell>
          <table:table-cell office:value-type="string">
            <text:p>Mehr</text:p>
          </table:table-cell>
          <table:table-cell office:value-type="string">
            <text:p>BA</text:p>
          </table:table-cell>
          <table:table-cell table:formula="of:=LEN([.D15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meno</text:p>
          </table:table-cell>
          <table:table-cell office:value-type="string">
            <text:p>less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Di meno</text:p>
          </table:table-cell>
          <table:table-cell office:value-type="string">
            <text:p>minus</text:p>
          </table:table-cell>
          <table:table-cell office:value-type="string">
            <text:p>Mai puțin</text:p>
          </table:table-cell>
          <table:table-cell office:value-type="string">
            <text:p>geringer, weniger</text:p>
          </table:table-cell>
          <table:table-cell office:value-type="string">
            <text:p>BA</text:p>
          </table:table-cell>
          <table:table-cell table:formula="of:=LEN([.D15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miso</text:p>
          </table:table-cell>
          <table:table-cell office:value-type="string">
            <text:p>least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meno</text:p>
          </table:table-cell>
          <table:table-cell office:value-type="string">
            <text:p>minimis</text:p>
          </table:table-cell>
          <table:table-cell office:value-type="string">
            <text:p>cel mai puţin</text:p>
          </table:table-cell>
          <table:table-cell office:value-type="string">
            <text:p>am wenigsten</text:p>
          </table:table-cell>
          <table:table-cell office:value-type="string">
            <text:p>BA</text:p>
          </table:table-cell>
          <table:table-cell table:formula="of:=LEN([.D15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moxo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  <table:table-cell office:value-type="string">
            <text:p>AA</text:p>
          </table:table-cell>
          <table:table-cell table:formula="of:=LEN([.D15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muxo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BA</text:p>
          </table:table-cell>
          <table:table-cell table:formula="of:=LEN([.D15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nah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</text:p>
          </table:table-cell>
          <table:table-cell office:value-type="string">
            <text:p>BA</text:p>
          </table:table-cell>
          <table:table-cell table:formula="of:=LEN([.D16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nau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BA</text:p>
          </table:table-cell>
          <table:table-cell table:formula="of:=LEN([.D16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noh</text:p>
          </table:table-cell>
          <table:table-cell table:style-name="ce18"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  <table:table-cell office:value-type="string">
            <text:p>BA</text:p>
          </table:table-cell>
          <table:table-cell table:formula="of:=LEN([.D16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nok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BA</text:p>
          </table:table-cell>
          <table:table-cell table:formula="of:=LEN([.D16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nuc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iciodata</text:p>
          </table:table-cell>
          <table:table-cell office:value-type="string">
            <text:p>noch nie</text:p>
          </table:table-cell>
          <table:table-cell office:value-type="string">
            <text:p>BA</text:p>
          </table:table-cell>
          <table:table-cell table:formula="of:=LEN([.D16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onlo</text:p>
          </table:table-cell>
          <table:table-cell office:value-type="string">
            <text:p>just, only</text:p>
          </table:table-cell>
          <table:table-cell office:value-type="string">
            <text:p>sólo</text:p>
          </table:table-cell>
          <table:table-cell office:value-type="string">
            <text:p>solamen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BA</text:p>
          </table:table-cell>
          <table:table-cell table:formula="of:=LEN([.D1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opto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BA</text:p>
          </table:table-cell>
          <table:table-cell table:formula="of:=LEN([.D16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adverb</text:p>
          </table:table-cell>
          <table:table-cell office:value-type="string">
            <text:p>ozo</text:p>
          </table:table-cell>
          <table:table-cell table:style-name="ce19" office:value-type="string">
            <text:p>over the</text:p>
          </table:table-cell>
          <table:table-cell office:value-type="string">
            <text:p>sobre</text:p>
          </table:table-cell>
          <table:table-cell office:value-type="string">
            <text:p>sur, 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BA</text:p>
          </table:table-cell>
          <table:table-cell table:formula="of:=LEN([.D16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ozo</text:p>
          </table:table-cell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D16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parta</text:p>
          </table:table-cell>
          <table:table-cell office:value-type="string">
            <text:p>particularly</text:p>
          </table:table-cell>
          <table:table-cell office:value-type="string">
            <text:p>particularmente</text:p>
          </table:table-cell>
          <table:table-cell office:value-type="string">
            <text:p>particulièrement</text:p>
          </table:table-cell>
          <table:table-cell office:value-type="string">
            <text:p>particolarmente</text:p>
          </table:table-cell>
          <table:table-cell office:value-type="string">
            <text:p>praecipu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D16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pero</text:p>
          </table:table-cell>
          <table:table-cell office:value-type="string">
            <text:p>however</text:p>
          </table:table-cell>
          <table:table-cell office:value-type="string">
            <text:p>sin embargo</text:p>
          </table:table-cell>
          <table:table-cell office:value-type="string">
            <text:p>pourtant</text:p>
          </table:table-cell>
          <table:table-cell office:value-type="string">
            <text:p>però</text:p>
          </table:table-cell>
          <table:table-cell office:value-type="string">
            <text:p>autem</text:p>
          </table:table-cell>
          <table:table-cell office:value-type="string">
            <text:p>in orice caz</text:p>
          </table:table-cell>
          <table:table-cell office:value-type="string">
            <text:p>jedoch</text:p>
          </table:table-cell>
          <table:table-cell office:value-type="string">
            <text:p>BA</text:p>
          </table:table-cell>
          <table:table-cell table:formula="of:=LEN([.D1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adverb</text:p>
          </table:table-cell>
          <table:table-cell office:value-type="string">
            <text:p>pexo</text:p>
          </table:table-cell>
          <table:table-cell office:value-type="string">
            <text:p>especially</text:p>
          </table:table-cell>
          <table:table-cell office:value-type="string">
            <text:p>especialmente</text:p>
          </table:table-cell>
          <table:table-cell office:value-type="string">
            <text:p>surtout</text:p>
          </table:table-cell>
          <table:table-cell office:value-type="string">
            <text:p>particolarmente</text:p>
          </table:table-cell>
          <table:table-cell office:value-type="string">
            <text:p>maxim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D1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poco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D17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pavo</text:p>
          </table:table-cell>
          <table:table-cell office:value-type="string">
            <text:p>can</text:p>
          </table:table-cell>
          <table:table-cell office:value-type="string">
            <text:p>puede</text:p>
          </table:table-cell>
          <table:table-cell office:value-type="string">
            <text:p>pouvez</text:p>
          </table:table-cell>
          <table:table-cell office:value-type="string">
            <text:p>può</text:p>
          </table:table-cell>
          <table:table-cell office:value-type="string">
            <text:p>potes</text:p>
          </table:table-cell>
          <table:table-cell office:value-type="string">
            <text:p>poate sa</text:p>
          </table:table-cell>
          <table:table-cell office:value-type="string">
            <text:p>kann</text:p>
          </table:table-cell>
          <table:table-cell office:value-type="string">
            <text:p>AA</text:p>
          </table:table-cell>
          <table:table-cell table:formula="of:=LEN([.D17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preto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D17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puto</text:p>
          </table:table-cell>
          <table:table-cell office:value-type="string">
            <text:p>maybe</text:p>
          </table:table-cell>
          <table:table-cell office:value-type="string">
            <text:p>tal vez</text:p>
          </table:table-cell>
          <table:table-cell office:value-type="string">
            <text:p>peut être</text:p>
          </table:table-cell>
          <table:table-cell office:value-type="string">
            <text:p>può essere</text:p>
          </table:table-cell>
          <table:table-cell office:value-type="string">
            <text:p>mayb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D17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adverb</text:p>
          </table:table-cell>
          <table:table-cell office:value-type="string">
            <text:p>qum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D17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quso</text:p>
          </table:table-cell>
          <table:table-cell office:value-type="string">
            <text:p>almost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D17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reato</text:p>
          </table:table-cell>
          <table:table-cell office:value-type="string">
            <text:p>actually</text:p>
          </table:table-cell>
          <table:table-cell office:value-type="string">
            <text:p>Realmente</text:p>
          </table:table-cell>
          <table:table-cell office:value-type="string">
            <text:p>réellement</text:p>
          </table:table-cell>
          <table:table-cell office:value-type="string">
            <text:p>in realtà</text:p>
          </table:table-cell>
          <table:table-cell office:value-type="string">
            <text:p>quidem</text:p>
          </table:table-cell>
          <table:table-cell office:value-type="string">
            <text:p>de fapt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D17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recho</text:p>
          </table:table-cell>
          <table:table-cell office:value-type="string">
            <text:p>recently</text:p>
          </table:table-cell>
          <table:table-cell office:value-type="string">
            <text:p>recientemente</text:p>
          </table:table-cell>
          <table:table-cell office:value-type="string">
            <text:p>récemment</text:p>
          </table:table-cell>
          <table:table-cell office:value-type="string">
            <text:p>recentemente</text:p>
          </table:table-cell>
          <table:table-cell office:value-type="string">
            <text:p>recentius</text:p>
          </table:table-cell>
          <table:table-cell office:value-type="string">
            <text:p>recent</text:p>
          </table:table-cell>
          <table:table-cell office:value-type="string">
            <text:p>vor kurzem</text:p>
          </table:table-cell>
          <table:table-cell office:value-type="string">
            <text:p>BA</text:p>
          </table:table-cell>
          <table:table-cell table:formula="of:=LEN([.D17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rovo</text:p>
          </table:table-cell>
          <table:table-cell office:value-type="string">
            <text:p>found</text:p>
          </table:table-cell>
          <table:table-cell office:value-type="string">
            <text:p>encontró</text:p>
          </table:table-cell>
          <table:table-cell office:value-type="string">
            <text:p>a trouvé</text:p>
          </table:table-cell>
          <table:table-cell office:value-type="string">
            <text:p>trovato</text:p>
          </table:table-cell>
          <table:table-cell office:value-type="string">
            <text:p>found</text:p>
          </table:table-cell>
          <table:table-cell office:value-type="string">
            <text:p>găsite</text:p>
          </table:table-cell>
          <table:table-cell office:value-type="string">
            <text:p>gefunden</text:p>
          </table:table-cell>
          <table:table-cell office:value-type="string">
            <text:p>AC</text:p>
          </table:table-cell>
          <table:table-cell table:formula="of:=LEN([.D18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saf</text:p>
          </table:table-cell>
          <table:table-cell office:value-type="string">
            <text:p>enough</text:p>
          </table:table-cell>
          <table:table-cell office:value-type="string">
            <text:p>suficiente</text:p>
          </table:table-cell>
          <table:table-cell office:value-type="string">
            <text:p>suffisant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</text:p>
          </table:table-cell>
          <table:table-cell office:value-type="string">
            <text:p>genug</text:p>
          </table:table-cell>
          <table:table-cell office:value-type="string">
            <text:p>BA</text:p>
          </table:table-cell>
          <table:table-cell table:formula="of:=LEN([.D18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sapo</text:p>
          </table:table-cell>
          <table:table-cell office:value-type="string">
            <text:p>often</text:p>
          </table:table-cell>
          <table:table-cell office:value-type="string">
            <text:p>a menudo</text:p>
          </table:table-cell>
          <table:table-cell office:value-type="string">
            <text:p>souvent</text:p>
          </table:table-cell>
          <table:table-cell office:value-type="string">
            <text:p>spesso</text:p>
          </table:table-cell>
          <table:table-cell office:value-type="string">
            <text:p>saepe</text:p>
          </table:table-cell>
          <table:table-cell office:value-type="string">
            <text:p>de multe ori</text:p>
          </table:table-cell>
          <table:table-cell office:value-type="string">
            <text:p>häufig</text:p>
          </table:table-cell>
          <table:table-cell office:value-type="string">
            <text:p>BA</text:p>
          </table:table-cell>
          <table:table-cell table:formula="of:=LEN([.D18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saro</text:p>
          </table:table-cell>
          <table:table-cell office:value-type="string">
            <text:p>tonight</text:p>
          </table:table-cell>
          <table:table-cell office:value-type="string">
            <text:p>esta noche</text:p>
          </table:table-cell>
          <table:table-cell office:value-type="string">
            <text:p>ce soir</text:p>
          </table:table-cell>
          <table:table-cell office:value-type="string">
            <text:p>stasera</text:p>
          </table:table-cell>
          <table:table-cell office:value-type="string">
            <text:p>hac nocte</text:p>
          </table:table-cell>
          <table:table-cell office:value-type="string">
            <text:p>astă seară</text:p>
          </table:table-cell>
          <table:table-cell office:value-type="string">
            <text:p>heute Abend</text:p>
          </table:table-cell>
          <table:table-cell office:value-type="string">
            <text:p>BA</text:p>
          </table:table-cell>
          <table:table-cell table:formula="of:=LEN([.D18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sato</text:p>
          </table:table-cell>
          <table:table-cell office:value-type="string">
            <text:p>quite</text:p>
          </table:table-cell>
          <table:table-cell office:value-type="string">
            <text:p>bastante</text:p>
          </table:table-cell>
          <table:table-cell office:value-type="string">
            <text:p>assez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 de</text:p>
          </table:table-cell>
          <table:table-cell office:value-type="string">
            <text:p>ziemlich</text:p>
          </table:table-cell>
          <table:table-cell office:value-type="string">
            <text:p>BA</text:p>
          </table:table-cell>
          <table:table-cell table:formula="of:=LEN([.D18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sepo</text:p>
          </table:table-cell>
          <table:table-cell office:value-type="string">
            <text:p>always</text:p>
          </table:table-cell>
          <table:table-cell office:value-type="string">
            <text:p>siempre</text:p>
          </table:table-cell>
          <table:table-cell office:value-type="string">
            <text:p>toujours</text:p>
          </table:table-cell>
          <table:table-cell office:value-type="string">
            <text:p>sempre</text:p>
          </table:table-cell>
          <table:table-cell office:value-type="string">
            <text:p>semper</text:p>
          </table:table-cell>
          <table:table-cell office:value-type="string">
            <text:p>mereu</text:p>
          </table:table-cell>
          <table:table-cell office:value-type="string">
            <text:p>immer</text:p>
          </table:table-cell>
          <table:table-cell office:value-type="string">
            <text:p>AD</text:p>
          </table:table-cell>
          <table:table-cell table:formula="of:=LEN([.D18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sigo</text:p>
          </table:table-cell>
          <table:table-cell office:value-type="string">
            <text:p>ofcourse</text:p>
          </table:table-cell>
          <table:table-cell office:value-type="string">
            <text:p>por supuesto</text:p>
          </table:table-cell>
          <table:table-cell office:value-type="string">
            <text:p>bien sûr</text:p>
          </table:table-cell>
          <table:table-cell office:value-type="string">
            <text:p>ovviamente</text:p>
          </table:table-cell>
          <table:table-cell office:value-type="string">
            <text:p>utique</text:p>
          </table:table-cell>
          <table:table-cell office:value-type="string">
            <text:p>desigur</text:p>
          </table:table-cell>
          <table:table-cell office:value-type="string">
            <text:p>Na sicher</text:p>
          </table:table-cell>
          <table:table-cell office:value-type="string">
            <text:p>BA</text:p>
          </table:table-cell>
          <table:table-cell table:formula="of:=LEN([.D18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sipo</text:p>
          </table:table-cell>
          <table:table-cell office:value-type="string">
            <text:p>simply</text:p>
          </table:table-cell>
          <table:table-cell office:value-type="string">
            <text:p>simplemente</text:p>
          </table:table-cell>
          <table:table-cell office:value-type="string">
            <text:p>simplement</text:p>
          </table:table-cell>
          <table:table-cell office:value-type="string">
            <text:p>semplicemente</text:p>
          </table:table-cell>
          <table:table-cell office:value-type="string">
            <text:p>tantum</text:p>
          </table:table-cell>
          <table:table-cell office:value-type="string">
            <text:p>pur şi 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D18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soda</text:p>
          </table:table-cell>
          <table:table-cell office:value-type="string">
            <text:p>suddenly</text:p>
          </table:table-cell>
          <table:table-cell office:value-type="string">
            <text:p>repentinamente</text:p>
          </table:table-cell>
          <table:table-cell office:value-type="string">
            <text:p>soudainement</text:p>
          </table:table-cell>
          <table:table-cell office:value-type="string">
            <text:p>ad un tratto</text:p>
          </table:table-cell>
          <table:table-cell office:value-type="string">
            <text:p>subito</text:p>
          </table:table-cell>
          <table:table-cell office:value-type="string">
            <text:p>brusc</text:p>
          </table:table-cell>
          <table:table-cell office:value-type="string">
            <text:p>plötzlich</text:p>
          </table:table-cell>
          <table:table-cell office:value-type="string">
            <text:p>BA</text:p>
          </table:table-cell>
          <table:table-cell table:formula="of:=LEN([.D1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sogo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  <table:table-cell office:value-type="string">
            <text:p>BA</text:p>
          </table:table-cell>
          <table:table-cell table:formula="of:=LEN([.D18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solo</text:p>
          </table:table-cell>
          <table:table-cell office:value-type="string">
            <text:p>alone</text:p>
          </table:table-cell>
          <table:table-cell office:value-type="string">
            <text:p>solo</text:p>
          </table:table-cell>
          <table:table-cell office:value-type="string">
            <text:p>seul</text:p>
          </table:table-cell>
          <table:table-cell office:value-type="string">
            <text:p>solo</text:p>
          </table:table-cell>
          <table:table-cell office:value-type="string">
            <text:p>solum</text:p>
          </table:table-cell>
          <table:table-cell office:value-type="string">
            <text:p>singur</text:p>
          </table:table-cell>
          <table:table-cell office:value-type="string">
            <text:p>allein</text:p>
          </table:table-cell>
          <table:table-cell office:value-type="string">
            <text:p>BA</text:p>
          </table:table-cell>
          <table:table-cell table:formula="of:=LEN([.D19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sot</text:p>
          </table:table-cell>
          <table:table-cell office:value-type="string">
            <text:p>either</text:p>
          </table:table-cell>
          <table:table-cell office:value-type="string">
            <text:p>ya 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  <table:table-cell office:value-type="string">
            <text:p>BA</text:p>
          </table:table-cell>
          <table:table-cell table:formula="of:=LEN([.D19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tum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BA</text:p>
          </table:table-cell>
          <table:table-cell table:formula="of:=LEN([.D19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unco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dată</text:p>
          </table:table-cell>
          <table:table-cell office:value-type="string">
            <text:p>Einmal</text:p>
          </table:table-cell>
          <table:table-cell office:value-type="string">
            <text:p>BA</text:p>
          </table:table-cell>
          <table:table-cell table:formula="of:=LEN([.D19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veg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AA</text:p>
          </table:table-cell>
          <table:table-cell table:formula="of:=LEN([.D19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vero</text:p>
          </table:table-cell>
          <table:table-cell office:value-type="string">
            <text:p>really</text:p>
          </table:table-cell>
          <table:table-cell office:value-type="string">
            <text:p>De Verdad</text:p>
          </table:table-cell>
          <table:table-cell office:value-type="string">
            <text:p>vraiment</text:p>
          </table:table-cell>
          <table:table-cell office:value-type="string">
            <text:p>veramente</text:p>
          </table:table-cell>
          <table:table-cell office:value-type="string">
            <text:p>rem</text:p>
          </table:table-cell>
          <table:table-cell office:value-type="string">
            <text:p>într-adevăr</text:p>
          </table:table-cell>
          <table:table-cell office:value-type="string">
            <text:p>Ja wirklich</text:p>
          </table:table-cell>
          <table:table-cell office:value-type="string">
            <text:p>BA</text:p>
          </table:table-cell>
          <table:table-cell table:formula="of:=LEN([.D19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vero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AC</text:p>
          </table:table-cell>
          <table:table-cell table:formula="of:=LEN([.D19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vito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D19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/>
          <table:table-cell office:value-type="string">
            <text:p>adverb</text:p>
          </table:table-cell>
          <table:table-cell office:value-type="string">
            <text:p>vito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AC</text:p>
          </table:table-cell>
          <table:table-cell table:formula="of:=LEN([.D19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conjunction</text:p>
          </table:table-cell>
          <table:table-cell office:value-type="string">
            <text:p>sif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  <table:table-cell office:value-type="string">
            <text:p>AD</text:p>
          </table:table-cell>
          <table:table-cell table:formula="of:=LEN([.D19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onjunctive</text:p>
          </table:table-cell>
          <table:table-cell office:value-type="string">
            <text:p>con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AA</text:p>
          </table:table-cell>
          <table:table-cell table:formula="of:=LEN([.D20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uloare</text:p>
          </table:table-cell>
          <table:table-cell office:value-type="string">
            <text:p>albo</text:p>
          </table:table-cell>
          <table:table-cell office:value-type="string">
            <text:p>white</text:p>
          </table:table-cell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a</text:p>
          </table:table-cell>
          <table:table-cell office:value-type="string">
            <text:p>album</text:p>
          </table:table-cell>
          <table:table-cell office:value-type="string">
            <text:p>alb</text:p>
          </table:table-cell>
          <table:table-cell office:value-type="string">
            <text:p>Weiß</text:p>
          </table:table-cell>
          <table:table-cell office:value-type="string">
            <text:p>AA</text:p>
          </table:table-cell>
          <table:table-cell table:formula="of:=LEN([.D20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uloare</text:p>
          </table:table-cell>
          <table:table-cell office:value-type="string">
            <text:p>azul</text:p>
          </table:table-cell>
          <table:table-cell office:value-type="string">
            <text:p>blue</text:p>
          </table:table-cell>
          <table:table-cell office:value-type="string">
            <text:p>azul</text:p>
          </table:table-cell>
          <table:table-cell office:value-type="string">
            <text:p>bleu</text:p>
          </table:table-cell>
          <table:table-cell office:value-type="string">
            <text:p>blu</text:p>
          </table:table-cell>
          <table:table-cell office:value-type="string">
            <text:p>caeruleum</text:p>
          </table:table-cell>
          <table:table-cell office:value-type="string">
            <text:p>albastru</text:p>
          </table:table-cell>
          <table:table-cell office:value-type="string">
            <text:p>Blau</text:p>
          </table:table-cell>
          <table:table-cell office:value-type="string">
            <text:p>AA</text:p>
          </table:table-cell>
          <table:table-cell table:formula="of:=LEN([.D20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culoare</text:p>
          </table:table-cell>
          <table:table-cell office:value-type="string">
            <text:p>juno</text:p>
          </table:table-cell>
          <table:table-cell office:value-type="string">
            <text:p>yellow</text:p>
          </table:table-cell>
          <table:table-cell office:value-type="string">
            <text:p>amarillo</text:p>
          </table:table-cell>
          <table:table-cell office:value-type="string">
            <text:p>Jaune</text:p>
          </table:table-cell>
          <table:table-cell office:value-type="string">
            <text:p>giallo</text:p>
          </table:table-cell>
          <table:table-cell office:value-type="string">
            <text:p>flavo</text:p>
          </table:table-cell>
          <table:table-cell office:value-type="string">
            <text:p>galben</text:p>
          </table:table-cell>
          <table:table-cell office:value-type="string">
            <text:p>Gelb</text:p>
          </table:table-cell>
          <table:table-cell office:value-type="string">
            <text:p>AA</text:p>
          </table:table-cell>
          <table:table-cell table:formula="of:=LEN([.D20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culoare</text:p>
          </table:table-cell>
          <table:table-cell office:value-type="string">
            <text:p>maro</text:p>
          </table:table-cell>
          <table:table-cell office:value-type="string">
            <text:p>brown</text:p>
          </table:table-cell>
          <table:table-cell office:value-type="string">
            <text:p>marrón</text:p>
          </table:table-cell>
          <table:table-cell office:value-type="string">
            <text:p>marron</text:p>
          </table:table-cell>
          <table:table-cell office:value-type="string">
            <text:p>Marrone</text:p>
          </table:table-cell>
          <table:table-cell office:value-type="string">
            <text:p>brunneis</text:p>
          </table:table-cell>
          <table:table-cell office:value-type="string">
            <text:p>maro</text:p>
          </table:table-cell>
          <table:table-cell office:value-type="string">
            <text:p>braun</text:p>
          </table:table-cell>
          <table:table-cell office:value-type="string">
            <text:p>AA</text:p>
          </table:table-cell>
          <table:table-cell table:formula="of:=LEN([.D20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uloare</text:p>
          </table:table-cell>
          <table:table-cell office:value-type="string">
            <text:p>roxu</text:p>
          </table:table-cell>
          <table:table-cell office:value-type="string">
            <text:p>red</text:p>
          </table:table-cell>
          <table:table-cell office:value-type="string">
            <text:p>rojo</text:p>
          </table:table-cell>
          <table:table-cell office:value-type="string">
            <text:p>rouge</text:p>
          </table:table-cell>
          <table:table-cell office:value-type="string">
            <text:p>rosso</text:p>
          </table:table-cell>
          <table:table-cell office:value-type="string">
            <text:p>rubrum</text:p>
          </table:table-cell>
          <table:table-cell office:value-type="string">
            <text:p>roșu</text:p>
          </table:table-cell>
          <table:table-cell office:value-type="string">
            <text:p>rot</text:p>
          </table:table-cell>
          <table:table-cell office:value-type="string">
            <text:p>AA</text:p>
          </table:table-cell>
          <table:table-cell table:formula="of:=LEN([.D20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determiner</text:p>
          </table:table-cell>
          <table:table-cell office:value-type="string">
            <text:p>ise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/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D20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adio</text:p>
          </table:table-cell>
          <table:table-cell office:value-type="string">
            <text:p>good-bye</text:p>
          </table:table-cell>
          <table:table-cell office:value-type="string">
            <text:p>adiós</text:p>
          </table:table-cell>
          <table:table-cell office:value-type="string">
            <text:p>Au revoir</text:p>
          </table:table-cell>
          <table:table-cell office:value-type="string">
            <text:p>addio</text:p>
          </table:table-cell>
          <table:table-cell office:value-type="string">
            <text:p>vale</text:p>
          </table:table-cell>
          <table:table-cell office:value-type="string">
            <text:p>la revedere</text:p>
          </table:table-cell>
          <table:table-cell office:value-type="string">
            <text:p>Auf Wiedersehen</text:p>
          </table:table-cell>
          <table:table-cell office:value-type="string">
            <text:p>BA</text:p>
          </table:table-cell>
          <table:table-cell table:formula="of:=LEN([.D20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agra</text:p>
          </table:table-cell>
          <table:table-cell office:value-type="string">
            <text:p>farmer</text:p>
          </table:table-cell>
          <table:table-cell office:value-type="string">
            <text:p>granjero</text:p>
          </table:table-cell>
          <table:table-cell office:value-type="string">
            <text:p>fermier</text:p>
          </table:table-cell>
          <table:table-cell office:value-type="string">
            <text:p>contadino</text:p>
          </table:table-cell>
          <table:table-cell office:value-type="string">
            <text:p>agricola</text:p>
          </table:table-cell>
          <table:table-cell office:value-type="string">
            <text:p>agricultor</text:p>
          </table:table-cell>
          <table:table-cell office:value-type="string">
            <text:p>Farmer</text:p>
          </table:table-cell>
          <table:table-cell office:value-type="string">
            <text:p>BA</text:p>
          </table:table-cell>
          <table:table-cell table:formula="of:=LEN([.D20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aota</text:p>
          </table:table-cell>
          <table:table-cell office:value-type="string">
            <text:p>car</text:p>
          </table:table-cell>
          <table:table-cell office:value-type="string">
            <text:p>coche</text:p>
          </table:table-cell>
          <table:table-cell office:value-type="string">
            <text:p>voiture</text:p>
          </table:table-cell>
          <table:table-cell office:value-type="string">
            <text:p>auto</text:p>
          </table:table-cell>
          <table:table-cell office:value-type="string">
            <text:p>currus</text:p>
          </table:table-cell>
          <table:table-cell office:value-type="string">
            <text:p>mașină</text:p>
          </table:table-cell>
          <table:table-cell office:value-type="string">
            <text:p>Auto</text:p>
          </table:table-cell>
          <table:table-cell office:value-type="string">
            <text:p>BA</text:p>
          </table:table-cell>
          <table:table-cell table:formula="of:=LEN([.D20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aqua</text:p>
          </table:table-cell>
          <table:table-cell office:value-type="string">
            <text:p>water</text:p>
          </table:table-cell>
          <table:table-cell office:value-type="string">
            <text:p>agua</text:p>
          </table:table-cell>
          <table:table-cell office:value-type="string">
            <text:p>l'eau</text:p>
          </table:table-cell>
          <table:table-cell office:value-type="string">
            <text:p>acqua</text:p>
          </table:table-cell>
          <table:table-cell office:value-type="string">
            <text:p>aqua</text:p>
          </table:table-cell>
          <table:table-cell office:value-type="string">
            <text:p>apă</text:p>
          </table:table-cell>
          <table:table-cell office:value-type="string">
            <text:p>Wasser</text:p>
          </table:table-cell>
          <table:table-cell office:value-type="string">
            <text:p>BA</text:p>
          </table:table-cell>
          <table:table-cell table:formula="of:=LEN([.D21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area</text:p>
          </table:table-cell>
          <table:table-cell office:value-type="string">
            <text:p>floor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pavimento</text:p>
          </table:table-cell>
          <table:table-cell office:value-type="string">
            <text:p>area</text:p>
          </table:table-cell>
          <table:table-cell office:value-type="string">
            <text:p>podea</text:p>
          </table:table-cell>
          <table:table-cell office:value-type="string">
            <text:p>Fußboden</text:p>
          </table:table-cell>
          <table:table-cell office:value-type="string">
            <text:p>BA</text:p>
          </table:table-cell>
          <table:table-cell table:formula="of:=LEN([.D2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baca</text:p>
          </table:table-cell>
          <table:table-cell office:value-type="string">
            <text:p>boat</text:p>
          </table:table-cell>
          <table:table-cell office:value-type="string">
            <text:p>barco</text:p>
          </table:table-cell>
          <table:table-cell office:value-type="string">
            <text:p>bateau</text:p>
          </table:table-cell>
          <table:table-cell office:value-type="string">
            <text:p>barca</text:p>
          </table:table-cell>
          <table:table-cell office:value-type="string">
            <text:p>navis</text:p>
          </table:table-cell>
          <table:table-cell office:value-type="string">
            <text:p>barcă</text:p>
          </table:table-cell>
          <table:table-cell office:value-type="string">
            <text:p>Boot</text:p>
          </table:table-cell>
          <table:table-cell office:value-type="string">
            <text:p>BA</text:p>
          </table:table-cell>
          <table:table-cell table:formula="of:=LEN([.D21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bobo</text:p>
          </table:table-cell>
          <table:table-cell office:value-type="string">
            <text:p>baby</text:p>
          </table:table-cell>
          <table:table-cell office:value-type="string">
            <text:p>bebé</text:p>
          </table:table-cell>
          <table:table-cell office:value-type="string">
            <text:p>bébé</text:p>
          </table:table-cell>
          <table:table-cell office:value-type="string">
            <text:p>bambino</text:p>
          </table:table-cell>
          <table:table-cell office:value-type="string">
            <text:p>infans</text:p>
          </table:table-cell>
          <table:table-cell office:value-type="string">
            <text:p>bebelus</text:p>
          </table:table-cell>
          <table:table-cell office:value-type="string">
            <text:p>Baby</text:p>
          </table:table-cell>
          <table:table-cell office:value-type="string">
            <text:p>BA</text:p>
          </table:table-cell>
          <table:table-cell table:formula="of:=LEN([.D21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bora</text:p>
          </table:table-cell>
          <table:table-cell office:value-type="string">
            <text:p>tree</text:p>
          </table:table-cell>
          <table:table-cell office:value-type="string">
            <text:p>árbol</text:p>
          </table:table-cell>
          <table:table-cell office:value-type="string">
            <text:p>arbre</text:p>
          </table:table-cell>
          <table:table-cell office:value-type="string">
            <text:p>albero</text:p>
          </table:table-cell>
          <table:table-cell office:value-type="string">
            <text:p>Arbor</text:p>
          </table:table-cell>
          <table:table-cell office:value-type="string">
            <text:p>copac</text:p>
          </table:table-cell>
          <table:table-cell office:value-type="string">
            <text:p>Baum</text:p>
          </table:table-cell>
          <table:table-cell office:value-type="string">
            <text:p>BA</text:p>
          </table:table-cell>
          <table:table-cell table:formula="of:=LEN([.D21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byta</text:p>
          </table:table-cell>
          <table:table-cell office:value-type="string">
            <text:p>stick</text:p>
          </table:table-cell>
          <table:table-cell office:value-type="string">
            <text:p>palo</text:p>
          </table:table-cell>
          <table:table-cell office:value-type="string">
            <text:p>bâton</text:p>
          </table:table-cell>
          <table:table-cell office:value-type="string">
            <text:p>bastone</text:p>
          </table:table-cell>
          <table:table-cell office:value-type="string">
            <text:p>lignum unum,</text:p>
          </table:table-cell>
          <table:table-cell office:value-type="string">
            <text:p>băț</text:p>
          </table:table-cell>
          <table:table-cell office:value-type="string">
            <text:p>Stock</text:p>
          </table:table-cell>
          <table:table-cell office:value-type="string">
            <text:p>BA</text:p>
          </table:table-cell>
          <table:table-cell table:formula="of:=LEN([.D2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caga</text:p>
          </table:table-cell>
          <table:table-cell office:value-type="string">
            <text:p>box</text:p>
          </table:table-cell>
          <table:table-cell office:value-type="string">
            <text:p>caja</text:p>
          </table:table-cell>
          <table:table-cell office:value-type="string">
            <text:p>boîte</text:p>
          </table:table-cell>
          <table:table-cell office:value-type="string">
            <text:p>scatola</text:p>
          </table:table-cell>
          <table:table-cell office:value-type="string">
            <text:p>arca archa</text:p>
          </table:table-cell>
          <table:table-cell office:value-type="string">
            <text:p>cutie</text:p>
          </table:table-cell>
          <table:table-cell office:value-type="string">
            <text:p>Box</text:p>
          </table:table-cell>
          <table:table-cell office:value-type="string">
            <text:p>BA</text:p>
          </table:table-cell>
          <table:table-cell table:formula="of:=LEN([.D2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caia</text:p>
          </table:table-cell>
          <table:table-cell office:value-type="string">
            <text:p>street</text:p>
          </table:table-cell>
          <table:table-cell office:value-type="string">
            <text:p>calle</text:p>
          </table:table-cell>
          <table:table-cell office:value-type="string">
            <text:p>rue</text:p>
          </table:table-cell>
          <table:table-cell office:value-type="string">
            <text:p>strada</text:p>
          </table:table-cell>
          <table:table-cell office:value-type="string">
            <text:p>via</text:p>
          </table:table-cell>
          <table:table-cell office:value-type="string">
            <text:p>stradă</text:p>
          </table:table-cell>
          <table:table-cell office:value-type="string">
            <text:p>Straße</text:p>
          </table:table-cell>
          <table:table-cell office:value-type="string">
            <text:p>BA</text:p>
          </table:table-cell>
          <table:table-cell table:formula="of:=LEN([.D2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cama</text:p>
          </table:table-cell>
          <table:table-cell office:value-type="string">
            <text:p>bed</text:p>
          </table:table-cell>
          <table:table-cell office:value-type="string">
            <text:p>cama</text:p>
          </table:table-cell>
          <table:table-cell office:value-type="string">
            <text:p>lit</text:p>
          </table:table-cell>
          <table:table-cell office:value-type="string">
            <text:p>letto</text:p>
          </table:table-cell>
          <table:table-cell office:value-type="string">
            <text:p>lectulo</text:p>
          </table:table-cell>
          <table:table-cell office:value-type="string">
            <text:p>pat</text:p>
          </table:table-cell>
          <table:table-cell office:value-type="string">
            <text:p>Bett</text:p>
          </table:table-cell>
          <table:table-cell office:value-type="string">
            <text:p>BA</text:p>
          </table:table-cell>
          <table:table-cell table:formula="of:=LEN([.D2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cana</text:p>
          </table:table-cell>
          <table:table-cell office:value-type="string">
            <text:p>dog</text:p>
          </table:table-cell>
          <table:table-cell office:value-type="string">
            <text:p>perro</text:p>
          </table:table-cell>
          <table:table-cell office:value-type="string">
            <text:p>chien</text:p>
          </table:table-cell>
          <table:table-cell office:value-type="string">
            <text:p>cane</text:p>
          </table:table-cell>
          <table:table-cell office:value-type="string">
            <text:p>canis</text:p>
          </table:table-cell>
          <table:table-cell office:value-type="string">
            <text:p>câine</text:p>
          </table:table-cell>
          <table:table-cell office:value-type="string">
            <text:p>Hund</text:p>
          </table:table-cell>
          <table:table-cell office:value-type="string">
            <text:p>BA</text:p>
          </table:table-cell>
          <table:table-cell table:formula="of:=LEN([.D2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capa</text:p>
          </table:table-cell>
          <table:table-cell office:value-type="string">
            <text:p>coat</text:p>
          </table:table-cell>
          <table:table-cell office:value-type="string">
            <text:p>Saco</text:p>
          </table:table-cell>
          <table:table-cell office:value-type="string">
            <text:p>manteau</text:p>
          </table:table-cell>
          <table:table-cell office:value-type="string">
            <text:p>cappotto</text:p>
          </table:table-cell>
          <table:table-cell office:value-type="string">
            <text:p>lorica</text:p>
          </table:table-cell>
          <table:table-cell office:value-type="string">
            <text:p>palton</text:p>
          </table:table-cell>
          <table:table-cell office:value-type="string">
            <text:p>Mantel</text:p>
          </table:table-cell>
          <table:table-cell office:value-type="string">
            <text:p>BA</text:p>
          </table:table-cell>
          <table:table-cell table:formula="of:=LEN([.D22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casa</text:p>
          </table:table-cell>
          <table:table-cell office:value-type="string">
            <text:p>house</text:p>
          </table:table-cell>
          <table:table-cell office:value-type="string">
            <text:p>casa</text:p>
          </table:table-cell>
          <table:table-cell office:value-type="string">
            <text:p>maison</text:p>
          </table:table-cell>
          <table:table-cell office:value-type="string">
            <text:p>Casa</text:p>
          </table:table-cell>
          <table:table-cell office:value-type="string">
            <text:p>domum or casa</text:p>
          </table:table-cell>
          <table:table-cell office:value-type="string">
            <text:p>casă</text:p>
          </table:table-cell>
          <table:table-cell office:value-type="string">
            <text:p>Haus</text:p>
          </table:table-cell>
          <table:table-cell office:value-type="string">
            <text:p>BA</text:p>
          </table:table-cell>
          <table:table-cell table:formula="of:=LEN([.D22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ouns</text:p>
          </table:table-cell>
          <table:table-cell office:value-type="string">
            <text:p>cata</text:p>
          </table:table-cell>
          <table:table-cell office:value-type="string">
            <text:p>song</text:p>
          </table:table-cell>
          <table:table-cell office:value-type="string">
            <text:p>canción</text:p>
          </table:table-cell>
          <table:table-cell office:value-type="string">
            <text:p>chanson</text:p>
          </table:table-cell>
          <table:table-cell office:value-type="string">
            <text:p>canzone</text:p>
          </table:table-cell>
          <table:table-cell office:value-type="string">
            <text:p>canticum</text:p>
          </table:table-cell>
          <table:table-cell office:value-type="string">
            <text:p>cântec</text:p>
          </table:table-cell>
          <table:table-cell office:value-type="string">
            <text:p>Lied</text:p>
          </table:table-cell>
          <table:table-cell office:value-type="string">
            <text:p>BA</text:p>
          </table:table-cell>
          <table:table-cell table:formula="of:=LEN([.D2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ouns</text:p>
          </table:table-cell>
          <table:table-cell office:value-type="string">
            <text:p>ceda</text:p>
          </table:table-cell>
          <table:table-cell office:value-type="string">
            <text:p>pig</text:p>
          </table:table-cell>
          <table:table-cell office:value-type="string">
            <text:p>cerdo</text:p>
          </table:table-cell>
          <table:table-cell office:value-type="string">
            <text:p>porc</text:p>
          </table:table-cell>
          <table:table-cell office:value-type="string">
            <text:p>maiale</text:p>
          </table:table-cell>
          <table:table-cell office:value-type="string">
            <text:p>Porcus</text:p>
          </table:table-cell>
          <table:table-cell office:value-type="string">
            <text:p>porc</text:p>
          </table:table-cell>
          <table:table-cell office:value-type="string">
            <text:p>Schwein</text:p>
          </table:table-cell>
          <table:table-cell office:value-type="string">
            <text:p>BA</text:p>
          </table:table-cell>
          <table:table-cell table:formula="of:=LEN([.D22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cica</text:p>
          </table:table-cell>
          <table:table-cell office:value-type="string">
            <text:p>boy</text:p>
          </table:table-cell>
          <table:table-cell office:value-type="string">
            <text:p>chico</text:p>
          </table:table-cell>
          <table:table-cell office:value-type="string">
            <text:p>garçon</text:p>
          </table:table-cell>
          <table:table-cell office:value-type="string">
            <text:p>ragazzo</text:p>
          </table:table-cell>
          <table:table-cell office:value-type="string">
            <text:p>Puer</text:p>
          </table:table-cell>
          <table:table-cell office:value-type="string">
            <text:p>băiat</text:p>
          </table:table-cell>
          <table:table-cell office:value-type="string">
            <text:p>Junge</text:p>
          </table:table-cell>
          <table:table-cell office:value-type="string">
            <text:p>BA</text:p>
          </table:table-cell>
          <table:table-cell table:formula="of:=LEN([.D22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5">
            <text:p>5</text:p>
          </table:table-cell>
          <table:table-cell office:value-type="string">
            <text:p>nouns</text:p>
          </table:table-cell>
          <table:table-cell office:value-type="string">
            <text:p>cira</text:p>
          </table:table-cell>
          <table:table-cell office:value-type="string">
            <text:p>squirrel</text:p>
          </table:table-cell>
          <table:table-cell office:value-type="string">
            <text:p>ardilla</text:p>
          </table:table-cell>
          <table:table-cell office:value-type="string">
            <text:p>écureuil</text:p>
          </table:table-cell>
          <table:table-cell office:value-type="string">
            <text:p>scoiattolo</text:p>
          </table:table-cell>
          <table:table-cell office:value-type="string">
            <text:p>inamabilis sciurus</text:p>
          </table:table-cell>
          <table:table-cell office:value-type="string">
            <text:p>veveriţă</text:p>
          </table:table-cell>
          <table:table-cell office:value-type="string">
            <text:p>Eichhörnchen</text:p>
          </table:table-cell>
          <table:table-cell office:value-type="string">
            <text:p>BA</text:p>
          </table:table-cell>
          <table:table-cell table:formula="of:=LEN([.D22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ouns</text:p>
          </table:table-cell>
          <table:table-cell office:value-type="string">
            <text:p>cola</text:p>
          </table:table-cell>
          <table:table-cell office:value-type="string">
            <text:p>school</text:p>
          </table:table-cell>
          <table:table-cell office:value-type="string">
            <text:p>colegio</text:p>
          </table:table-cell>
          <table:table-cell office:value-type="string">
            <text:p>école</text:p>
          </table:table-cell>
          <table:table-cell office:value-type="string">
            <text:p>scuola</text:p>
          </table:table-cell>
          <table:table-cell office:value-type="string">
            <text:p>scholae</text:p>
          </table:table-cell>
          <table:table-cell office:value-type="string">
            <text:p>şcoală</text:p>
          </table:table-cell>
          <table:table-cell office:value-type="string">
            <text:p>Schule</text:p>
          </table:table-cell>
          <table:table-cell office:value-type="string">
            <text:p>BA</text:p>
          </table:table-cell>
          <table:table-cell table:formula="of:=LEN([.D22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cona</text:p>
          </table:table-cell>
          <table:table-cell office:value-type="string">
            <text:p>hill</text:p>
          </table:table-cell>
          <table:table-cell office:value-type="string">
            <text:p>colina</text:p>
          </table:table-cell>
          <table:table-cell office:value-type="string">
            <text:p>colline</text:p>
          </table:table-cell>
          <table:table-cell office:value-type="string">
            <text:p>collina</text:p>
          </table:table-cell>
          <table:table-cell office:value-type="string">
            <text:p>collis</text:p>
          </table:table-cell>
          <table:table-cell office:value-type="string">
            <text:p>deal</text:p>
          </table:table-cell>
          <table:table-cell office:value-type="string">
            <text:p>Hügel</text:p>
          </table:table-cell>
          <table:table-cell office:value-type="string">
            <text:p>BA</text:p>
          </table:table-cell>
          <table:table-cell table:formula="of:=LEN([.D22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cosa</text:p>
          </table:table-cell>
          <table:table-cell office:value-type="string">
            <text:p>thing</text:p>
          </table:table-cell>
          <table:table-cell office:value-type="string">
            <text:p>cosa</text:p>
          </table:table-cell>
          <table:table-cell office:value-type="string">
            <text:p>chose</text:p>
          </table:table-cell>
          <table:table-cell office:value-type="string">
            <text:p>cosa</text:p>
          </table:table-cell>
          <table:table-cell office:value-type="string">
            <text:p>rem</text:p>
          </table:table-cell>
          <table:table-cell office:value-type="string">
            <text:p>lucru</text:p>
          </table:table-cell>
          <table:table-cell office:value-type="string">
            <text:p>Ding, Sache</text:p>
          </table:table-cell>
          <table:table-cell office:value-type="string">
            <text:p>BA</text:p>
          </table:table-cell>
          <table:table-cell table:formula="of:=LEN([.D22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coxa</text:p>
          </table:table-cell>
          <table:table-cell office:value-type="string">
            <text:p>bell</text:p>
          </table:table-cell>
          <table:table-cell office:value-type="string">
            <text:p>campana</text:p>
          </table:table-cell>
          <table:table-cell office:value-type="string">
            <text:p>cloche</text:p>
          </table:table-cell>
          <table:table-cell office:value-type="string">
            <text:p>campana</text:p>
          </table:table-cell>
          <table:table-cell office:value-type="string">
            <text:p>campanam</text:p>
          </table:table-cell>
          <table:table-cell office:value-type="string">
            <text:p>clopot</text:p>
          </table:table-cell>
          <table:table-cell office:value-type="string">
            <text:p>Glocke</text:p>
          </table:table-cell>
          <table:table-cell office:value-type="string">
            <text:p>BA</text:p>
          </table:table-cell>
          <table:table-cell table:formula="of:=LEN([.D22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fama</text:p>
          </table:table-cell>
          <table:table-cell office:value-type="string">
            <text:p>farm</text:p>
          </table:table-cell>
          <table:table-cell office:value-type="string">
            <text:p>granja</text:p>
          </table:table-cell>
          <table:table-cell office:value-type="string">
            <text:p>ferme</text:p>
          </table:table-cell>
          <table:table-cell office:value-type="string">
            <text:p>azienda agricola</text:p>
          </table:table-cell>
          <table:table-cell office:value-type="string">
            <text:p>villam</text:p>
          </table:table-cell>
          <table:table-cell office:value-type="string">
            <text:p>fermă</text:p>
          </table:table-cell>
          <table:table-cell office:value-type="string">
            <text:p>Bauernhof</text:p>
          </table:table-cell>
          <table:table-cell office:value-type="string">
            <text:p>BA</text:p>
          </table:table-cell>
          <table:table-cell table:formula="of:=LEN([.D23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ench</text:p>
          </table:table-cell>
          <table:table-cell office:value-type="float" office:value="5">
            <text:p>5</text:p>
          </table:table-cell>
          <table:table-cell office:value-type="string">
            <text:p>nouns</text:p>
          </table:table-cell>
          <table:table-cell office:value-type="string">
            <text:p>faxa</text:p>
          </table:table-cell>
          <table:table-cell office:value-type="string">
            <text:p>way</text:p>
          </table:table-cell>
          <table:table-cell office:value-type="string">
            <text:p>camino</text:p>
          </table:table-cell>
          <table:table-cell office:value-type="string">
            <text:p>façon</text:p>
          </table:table-cell>
          <table:table-cell table:style-name="ce27" office:value-type="string">
            <text:p>modo</text:p>
          </table:table-cell>
          <table:table-cell office:value-type="string">
            <text:p>ita</text:p>
          </table:table-cell>
          <table:table-cell office:value-type="string">
            <text:p>cal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D23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fesa</text:p>
          </table:table-cell>
          <table:table-cell office:value-type="string">
            <text:p>window</text:p>
          </table:table-cell>
          <table:table-cell office:value-type="string">
            <text:p>ventana</text:p>
          </table:table-cell>
          <table:table-cell office:value-type="string">
            <text:p>fenêtre</text:p>
          </table:table-cell>
          <table:table-cell office:value-type="string">
            <text:p>finestra</text:p>
          </table:table-cell>
          <table:table-cell office:value-type="string">
            <text:p>fenestram</text:p>
          </table:table-cell>
          <table:table-cell office:value-type="string">
            <text:p>fereastră</text:p>
          </table:table-cell>
          <table:table-cell office:value-type="string">
            <text:p>Fenster</text:p>
          </table:table-cell>
          <table:table-cell office:value-type="string">
            <text:p>BA</text:p>
          </table:table-cell>
          <table:table-cell table:formula="of:=LEN([.D23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flea</text:p>
          </table:table-cell>
          <table:table-cell office:value-type="string">
            <text:p>flower</text:p>
          </table:table-cell>
          <table:table-cell office:value-type="string">
            <text:p>flor</text:p>
          </table:table-cell>
          <table:table-cell office:value-type="string">
            <text:p>fleur</text:p>
          </table:table-cell>
          <table:table-cell office:value-type="string">
            <text:p>fiore</text:p>
          </table:table-cell>
          <table:table-cell office:value-type="string">
            <text:p>flos</text:p>
          </table:table-cell>
          <table:table-cell office:value-type="string">
            <text:p>floare</text:p>
          </table:table-cell>
          <table:table-cell office:value-type="string">
            <text:p>Blume</text:p>
          </table:table-cell>
          <table:table-cell office:value-type="string">
            <text:p>BA</text:p>
          </table:table-cell>
          <table:table-cell table:formula="of:=LEN([.D23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foca</text:p>
          </table:table-cell>
          <table:table-cell office:value-type="string">
            <text:p>fire</text:p>
          </table:table-cell>
          <table:table-cell office:value-type="string">
            <text:p>fuego</text:p>
          </table:table-cell>
          <table:table-cell office:value-type="string">
            <text:p>Feu</text:p>
          </table:table-cell>
          <table:table-cell office:value-type="string">
            <text:p>fuoco</text:p>
          </table:table-cell>
          <table:table-cell office:value-type="string">
            <text:p>ignis</text:p>
          </table:table-cell>
          <table:table-cell office:value-type="string">
            <text:p>foc</text:p>
          </table:table-cell>
          <table:table-cell office:value-type="string">
            <text:p>Feuer</text:p>
          </table:table-cell>
          <table:table-cell office:value-type="string">
            <text:p>BA</text:p>
          </table:table-cell>
          <table:table-cell table:formula="of:=LEN([.D23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frea</text:p>
          </table:table-cell>
          <table:table-cell office:value-type="string">
            <text:p>brother</text:p>
          </table:table-cell>
          <table:table-cell office:value-type="string">
            <text:p>hermano</text:p>
          </table:table-cell>
          <table:table-cell office:value-type="string">
            <text:p>frère</text:p>
          </table:table-cell>
          <table:table-cell office:value-type="string">
            <text:p>fratello</text:p>
          </table:table-cell>
          <table:table-cell office:value-type="string">
            <text:p>frater</text:p>
          </table:table-cell>
          <table:table-cell office:value-type="string">
            <text:p>frate</text:p>
          </table:table-cell>
          <table:table-cell office:value-type="string">
            <text:p>Bruder</text:p>
          </table:table-cell>
          <table:table-cell office:value-type="string">
            <text:p>BA</text:p>
          </table:table-cell>
          <table:table-cell table:formula="of:=LEN([.D23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gaba</text:p>
          </table:table-cell>
          <table:table-cell office:value-type="string">
            <text:p>leg</text:p>
          </table:table-cell>
          <table:table-cell office:value-type="string">
            <text:p>pierna</text:p>
          </table:table-cell>
          <table:table-cell office:value-type="string">
            <text:p>jambe</text:p>
          </table:table-cell>
          <table:table-cell office:value-type="string">
            <text:p>gamba</text:p>
          </table:table-cell>
          <table:table-cell office:value-type="string">
            <text:p>crus</text:p>
          </table:table-cell>
          <table:table-cell office:value-type="string">
            <text:p>picior</text:p>
          </table:table-cell>
          <table:table-cell office:value-type="string">
            <text:p>Bein</text:p>
          </table:table-cell>
          <table:table-cell office:value-type="string">
            <text:p>BA</text:p>
          </table:table-cell>
          <table:table-cell table:formula="of:=LEN([.D23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nouns</text:p>
          </table:table-cell>
          <table:table-cell office:value-type="string">
            <text:p>gata</text:p>
          </table:table-cell>
          <table:table-cell office:value-type="string">
            <text:p>cat</text:p>
          </table:table-cell>
          <table:table-cell office:value-type="string">
            <text:p>gato</text:p>
          </table:table-cell>
          <table:table-cell office:value-type="string">
            <text:p>chat</text:p>
          </table:table-cell>
          <table:table-cell office:value-type="string">
            <text:p>gatto</text:p>
          </table:table-cell>
          <table:table-cell office:value-type="string">
            <text:p>cattus</text:p>
          </table:table-cell>
          <table:table-cell office:value-type="string">
            <text:p>pisică</text:p>
          </table:table-cell>
          <table:table-cell office:value-type="string">
            <text:p>Katze</text:p>
          </table:table-cell>
          <table:table-cell office:value-type="string">
            <text:p>BA</text:p>
          </table:table-cell>
          <table:table-cell table:formula="of:=LEN([.D23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6">
            <text:p>6</text:p>
          </table:table-cell>
          <table:table-cell office:value-type="string">
            <text:p>nouns</text:p>
          </table:table-cell>
          <table:table-cell office:value-type="string">
            <text:p>gema</text:p>
          </table:table-cell>
          <table:table-cell office:value-type="string">
            <text:p>money</text:p>
          </table:table-cell>
          <table:table-cell office:value-type="string">
            <text:p>dinero</text:p>
          </table:table-cell>
          <table:table-cell office:value-type="string">
            <text:p>argent</text:p>
          </table:table-cell>
          <table:table-cell office:value-type="string">
            <text:p>i soldi</text:p>
          </table:table-cell>
          <table:table-cell office:value-type="string">
            <text:p>pecunia</text:p>
          </table:table-cell>
          <table:table-cell office:value-type="string">
            <text:p>bani</text:p>
          </table:table-cell>
          <table:table-cell office:value-type="string">
            <text:p>Geld</text:p>
          </table:table-cell>
          <table:table-cell office:value-type="string">
            <text:p>BA</text:p>
          </table:table-cell>
          <table:table-cell table:formula="of:=LEN([.D23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heba</text:p>
          </table:table-cell>
          <table:table-cell office:value-type="string">
            <text:p>grass</text:p>
          </table:table-cell>
          <table:table-cell office:value-type="string">
            <text:p>hierba</text:p>
          </table:table-cell>
          <table:table-cell office:value-type="string">
            <text:p>herbe</text:p>
          </table:table-cell>
          <table:table-cell office:value-type="string">
            <text:p>erba</text:p>
          </table:table-cell>
          <table:table-cell office:value-type="string">
            <text:p>herba</text:p>
          </table:table-cell>
          <table:table-cell office:value-type="string">
            <text:p>iarbă</text:p>
          </table:table-cell>
          <table:table-cell office:value-type="string">
            <text:p>Gras</text:p>
          </table:table-cell>
          <table:table-cell office:value-type="string">
            <text:p>BA</text:p>
          </table:table-cell>
          <table:table-cell table:formula="of:=LEN([.D23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6">
            <text:p>6</text:p>
          </table:table-cell>
          <table:table-cell office:value-type="string">
            <text:p>nouns</text:p>
          </table:table-cell>
          <table:table-cell office:value-type="string">
            <text:p>hepa</text:p>
          </table:table-cell>
          <table:table-cell office:value-type="string">
            <text:p>paper</text:p>
          </table:table-cell>
          <table:table-cell office:value-type="string">
            <text:p>papel</text:p>
          </table:table-cell>
          <table:table-cell office:value-type="string">
            <text:p>papier</text:p>
          </table:table-cell>
          <table:table-cell office:value-type="string">
            <text:p>carta</text:p>
          </table:table-cell>
          <table:table-cell office:value-type="string">
            <text:p>chartam</text:p>
          </table:table-cell>
          <table:table-cell office:value-type="string">
            <text:p>hârtie</text:p>
          </table:table-cell>
          <table:table-cell office:value-type="string">
            <text:p>Papier</text:p>
          </table:table-cell>
          <table:table-cell office:value-type="string">
            <text:p>BA</text:p>
          </table:table-cell>
          <table:table-cell table:formula="of:=LEN([.D24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hoja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AD</text:p>
          </table:table-cell>
          <table:table-cell table:formula="of:=LEN([.D24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huma</text:p>
          </table:table-cell>
          <table:table-cell office:value-type="string">
            <text:p>man</text:p>
          </table:table-cell>
          <table:table-cell office:value-type="string">
            <text:p>hombre</text:p>
          </table:table-cell>
          <table:table-cell office:value-type="string">
            <text:p>homme</text:p>
          </table:table-cell>
          <table:table-cell office:value-type="string">
            <text:p>uomo</text:p>
          </table:table-cell>
          <table:table-cell office:value-type="string">
            <text:p>vir</text:p>
          </table:table-cell>
          <table:table-cell office:value-type="string">
            <text:p>om</text:p>
          </table:table-cell>
          <table:table-cell office:value-type="string">
            <text:p>Mann</text:p>
          </table:table-cell>
          <table:table-cell office:value-type="string">
            <text:p>BA</text:p>
          </table:table-cell>
          <table:table-cell table:formula="of:=LEN([.D24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hume</text:p>
          </table:table-cell>
          <table:table-cell office:value-type="string">
            <text:p>men</text:p>
          </table:table-cell>
          <table:table-cell office:value-type="string">
            <text:p>hombres</text:p>
          </table:table-cell>
          <table:table-cell office:value-type="string">
            <text:p>Hommes</text:p>
          </table:table-cell>
          <table:table-cell office:value-type="string">
            <text:p>uomini</text:p>
          </table:table-cell>
          <table:table-cell office:value-type="string">
            <text:p>homines</text:p>
          </table:table-cell>
          <table:table-cell office:value-type="string">
            <text:p>bărbați</text:p>
          </table:table-cell>
          <table:table-cell office:value-type="string">
            <text:p>Männer</text:p>
          </table:table-cell>
          <table:table-cell office:value-type="string">
            <text:p>BA</text:p>
          </table:table-cell>
          <table:table-cell table:formula="of:=LEN([.D24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imja</text:p>
          </table:table-cell>
          <table:table-cell office:value-type="string">
            <text:p>picture</text:p>
          </table:table-cell>
          <table:table-cell office:value-type="string">
            <text:p>imagen</text:p>
          </table:table-cell>
          <table:table-cell office:value-type="string">
            <text:p>image</text:p>
          </table:table-cell>
          <table:table-cell office:value-type="string">
            <text:p>immagine</text:p>
          </table:table-cell>
          <table:table-cell office:value-type="string">
            <text:p>picturae</text:p>
          </table:table-cell>
          <table:table-cell office:value-type="string">
            <text:p>imagine</text:p>
          </table:table-cell>
          <table:table-cell office:value-type="string">
            <text:p>Bild</text:p>
          </table:table-cell>
          <table:table-cell office:value-type="string">
            <text:p>BA</text:p>
          </table:table-cell>
          <table:table-cell table:formula="of:=LEN([.D24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jara</text:p>
          </table:table-cell>
          <table:table-cell office:value-type="string">
            <text:p>garden</text:p>
          </table:table-cell>
          <table:table-cell office:value-type="string">
            <text:p>jardín</text:p>
          </table:table-cell>
          <table:table-cell office:value-type="string">
            <text:p>jardin</text:p>
          </table:table-cell>
          <table:table-cell office:value-type="string">
            <text:p>giardino</text:p>
          </table:table-cell>
          <table:table-cell office:value-type="string">
            <text:p>hortus</text:p>
          </table:table-cell>
          <table:table-cell office:value-type="string">
            <text:p>grădină</text:p>
          </table:table-cell>
          <table:table-cell office:value-type="string">
            <text:p>Garten</text:p>
          </table:table-cell>
          <table:table-cell office:value-type="string">
            <text:p>BA</text:p>
          </table:table-cell>
          <table:table-cell table:formula="of:=LEN([.D24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joca</text:p>
          </table:table-cell>
          <table:table-cell office:value-type="string">
            <text:p>game</text:p>
          </table:table-cell>
          <table:table-cell office:value-type="string">
            <text:p>juego</text:p>
          </table:table-cell>
          <table:table-cell office:value-type="string">
            <text:p>Jeu</text:p>
          </table:table-cell>
          <table:table-cell office:value-type="string">
            <text:p>gioco</text:p>
          </table:table-cell>
          <table:table-cell office:value-type="string">
            <text:p>ludum</text:p>
          </table:table-cell>
          <table:table-cell office:value-type="string">
            <text:p>joc</text:p>
          </table:table-cell>
          <table:table-cell office:value-type="string">
            <text:p>Spiel</text:p>
          </table:table-cell>
          <table:table-cell office:value-type="string">
            <text:p>BA</text:p>
          </table:table-cell>
          <table:table-cell table:formula="of:=LEN([.D24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day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juna</text:p>
          </table:table-cell>
          <table:table-cell office:value-type="string">
            <text:p>day</text:p>
          </table:table-cell>
          <table:table-cell office:value-type="string">
            <text:p>día</text:p>
          </table:table-cell>
          <table:table-cell office:value-type="string">
            <text:p>journée</text:p>
          </table:table-cell>
          <table:table-cell office:value-type="string">
            <text:p>giorno</text:p>
          </table:table-cell>
          <table:table-cell office:value-type="string">
            <text:p>dies</text:p>
          </table:table-cell>
          <table:table-cell office:value-type="string">
            <text:p>zi</text:p>
          </table:table-cell>
          <table:table-cell office:value-type="string">
            <text:p>Tag</text:p>
          </table:table-cell>
          <table:table-cell office:value-type="string">
            <text:p>BA</text:p>
          </table:table-cell>
          <table:table-cell table:formula="of:=LEN([.D24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juga</text:p>
          </table:table-cell>
          <table:table-cell office:value-type="string">
            <text:p>toy</text:p>
          </table:table-cell>
          <table:table-cell office:value-type="string">
            <text:p>juguete</text:p>
          </table:table-cell>
          <table:table-cell office:value-type="string">
            <text:p>jouet</text:p>
          </table:table-cell>
          <table:table-cell office:value-type="string">
            <text:p>giocattolo</text:p>
          </table:table-cell>
          <table:table-cell office:value-type="string">
            <text:p>toy</text:p>
          </table:table-cell>
          <table:table-cell office:value-type="string">
            <text:p>jucărie</text:p>
          </table:table-cell>
          <table:table-cell office:value-type="string">
            <text:p>Spielzeug</text:p>
          </table:table-cell>
          <table:table-cell office:value-type="string">
            <text:p>BA</text:p>
          </table:table-cell>
          <table:table-cell table:formula="of:=LEN([.D24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lapa</text:p>
          </table:table-cell>
          <table:table-cell office:value-type="string">
            <text:p>rabbit</text:p>
          </table:table-cell>
          <table:table-cell office:value-type="string">
            <text:p>Conejo</text:p>
          </table:table-cell>
          <table:table-cell office:value-type="string">
            <text:p>lapin</text:p>
          </table:table-cell>
          <table:table-cell office:value-type="string">
            <text:p>coniglio</text:p>
          </table:table-cell>
          <table:table-cell office:value-type="string">
            <text:p>Lepus</text:p>
          </table:table-cell>
          <table:table-cell office:value-type="string">
            <text:p>iepure</text:p>
          </table:table-cell>
          <table:table-cell office:value-type="string">
            <text:p>Hase</text:p>
          </table:table-cell>
          <table:table-cell office:value-type="string">
            <text:p>BA</text:p>
          </table:table-cell>
          <table:table-cell table:formula="of:=LEN([.D24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lece</text:p>
          </table:table-cell>
          <table:table-cell office:value-type="string">
            <text:p>milk</text:p>
          </table:table-cell>
          <table:table-cell office:value-type="string">
            <text:p>Leche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c</text:p>
          </table:table-cell>
          <table:table-cell office:value-type="string">
            <text:p>lapte</text:p>
          </table:table-cell>
          <table:table-cell office:value-type="string">
            <text:p>Milch</text:p>
          </table:table-cell>
          <table:table-cell office:value-type="string">
            <text:p>BA</text:p>
          </table:table-cell>
          <table:table-cell table:formula="of:=LEN([.D25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lega</text:p>
          </table:table-cell>
          <table:table-cell office:value-type="string">
            <text:p>wood</text:p>
          </table:table-cell>
          <table:table-cell office:value-type="string">
            <text:p>madera</text:p>
          </table:table-cell>
          <table:table-cell office:value-type="string">
            <text:p>bois</text:p>
          </table:table-cell>
          <table:table-cell office:value-type="string">
            <text:p>legna</text:p>
          </table:table-cell>
          <table:table-cell office:value-type="string">
            <text:p>lignum</text:p>
          </table:table-cell>
          <table:table-cell office:value-type="string">
            <text:p>lemn</text:p>
          </table:table-cell>
          <table:table-cell office:value-type="string">
            <text:p>Holz</text:p>
          </table:table-cell>
          <table:table-cell office:value-type="string">
            <text:p>BA</text:p>
          </table:table-cell>
          <table:table-cell table:formula="of:=LEN([.D25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leta</text:p>
          </table:table-cell>
          <table:table-cell office:value-type="string">
            <text:p>letter</text:p>
          </table:table-cell>
          <table:table-cell office:value-type="string">
            <text:p>letra</text:p>
          </table:table-cell>
          <table:table-cell office:value-type="string">
            <text:p>lettre</text:p>
          </table:table-cell>
          <table:table-cell office:value-type="string">
            <text:p>lettera</text:p>
          </table:table-cell>
          <table:table-cell office:value-type="string">
            <text:p>litterae</text:p>
          </table:table-cell>
          <table:table-cell office:value-type="string">
            <text:p>scrisoare</text:p>
          </table:table-cell>
          <table:table-cell office:value-type="string">
            <text:p>Brief</text:p>
          </table:table-cell>
          <table:table-cell office:value-type="string">
            <text:p>BA</text:p>
          </table:table-cell>
          <table:table-cell table:formula="of:=LEN([.D25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nouns</text:p>
          </table:table-cell>
          <table:table-cell office:value-type="string">
            <text:p>luca</text:p>
          </table:table-cell>
          <table:table-cell office:value-type="string">
            <text:p>light</text:p>
          </table:table-cell>
          <table:table-cell office:value-type="string">
            <text:p>ligero</text:p>
          </table:table-cell>
          <table:table-cell office:value-type="string">
            <text:p>lumière</text:p>
          </table:table-cell>
          <table:table-cell office:value-type="string">
            <text:p>luce</text:p>
          </table:table-cell>
          <table:table-cell office:value-type="string">
            <text:p>lux</text:p>
          </table:table-cell>
          <table:table-cell office:value-type="string">
            <text:p>ușoară</text:p>
          </table:table-cell>
          <table:table-cell office:value-type="string">
            <text:p>Licht</text:p>
          </table:table-cell>
          <table:table-cell office:value-type="string">
            <text:p>AD</text:p>
          </table:table-cell>
          <table:table-cell table:formula="of:=LEN([.D25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mama</text:p>
          </table:table-cell>
          <table:table-cell office:value-type="string">
            <text:p>mother</text:p>
          </table:table-cell>
          <table:table-cell office:value-type="string">
            <text:p>madre</text:p>
          </table:table-cell>
          <table:table-cell office:value-type="string">
            <text:p>mère</text:p>
          </table:table-cell>
          <table:table-cell office:value-type="string">
            <text:p>madre</text:p>
          </table:table-cell>
          <table:table-cell office:value-type="string">
            <text:p>mater</text:p>
          </table:table-cell>
          <table:table-cell office:value-type="string">
            <text:p>mamă</text:p>
          </table:table-cell>
          <table:table-cell office:value-type="string">
            <text:p>Mutter</text:p>
          </table:table-cell>
          <table:table-cell office:value-type="string">
            <text:p>BA</text:p>
          </table:table-cell>
          <table:table-cell table:formula="of:=LEN([.D25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mana</text:p>
          </table:table-cell>
          <table:table-cell office:value-type="string">
            <text:p>hand</text:p>
          </table:table-cell>
          <table:table-cell office:value-type="string">
            <text:p>mano</text:p>
          </table:table-cell>
          <table:table-cell office:value-type="string">
            <text:p>main</text:p>
          </table:table-cell>
          <table:table-cell office:value-type="string">
            <text:p>mano</text:p>
          </table:table-cell>
          <table:table-cell office:value-type="string">
            <text:p>manibus</text:p>
          </table:table-cell>
          <table:table-cell office:value-type="string">
            <text:p>mână</text:p>
          </table:table-cell>
          <table:table-cell office:value-type="string">
            <text:p>Hand</text:p>
          </table:table-cell>
          <table:table-cell office:value-type="string">
            <text:p>BA</text:p>
          </table:table-cell>
          <table:table-cell table:formula="of:=LEN([.D25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maza</text:p>
          </table:table-cell>
          <table:table-cell office:value-type="string">
            <text:p>corn</text:p>
          </table:table-cell>
          <table:table-cell office:value-type="string">
            <text:p>maíz</text:p>
          </table:table-cell>
          <table:table-cell office:value-type="string">
            <text:p>blé</text:p>
          </table:table-cell>
          <table:table-cell office:value-type="string">
            <text:p>Mais</text:p>
          </table:table-cell>
          <table:table-cell office:value-type="string">
            <text:p>frumentum</text:p>
          </table:table-cell>
          <table:table-cell office:value-type="string">
            <text:p>porumb</text:p>
          </table:table-cell>
          <table:table-cell office:value-type="string">
            <text:p>Mais</text:p>
          </table:table-cell>
          <table:table-cell office:value-type="string">
            <text:p>BA</text:p>
          </table:table-cell>
          <table:table-cell table:formula="of:=LEN([.D25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/>
          <table:table-cell office:value-type="string">
            <text:p>nouns</text:p>
          </table:table-cell>
          <table:table-cell office:value-type="string">
            <text:p>mela</text:p>
          </table:table-cell>
          <table:table-cell office:value-type="string">
            <text:p>apple</text:p>
          </table:table-cell>
          <table:table-cell office:value-type="string">
            <text:p>manzana</text:p>
          </table:table-cell>
          <table:table-cell office:value-type="string">
            <text:p>Pomme</text:p>
          </table:table-cell>
          <table:table-cell office:value-type="string">
            <text:p>Mela</text:p>
          </table:table-cell>
          <table:table-cell office:value-type="string">
            <text:p>malum</text:p>
          </table:table-cell>
          <table:table-cell office:value-type="string">
            <text:p>măr</text:p>
          </table:table-cell>
          <table:table-cell office:value-type="string">
            <text:p>Apfel</text:p>
          </table:table-cell>
          <table:table-cell office:value-type="string">
            <text:p>BA</text:p>
          </table:table-cell>
          <table:table-cell table:formula="of:=LEN([.D25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mesa</text:p>
          </table:table-cell>
          <table:table-cell office:value-type="string">
            <text:p>table</text:p>
          </table:table-cell>
          <table:table-cell office:value-type="string">
            <text:p>mesa</text:p>
          </table:table-cell>
          <table:table-cell office:value-type="string">
            <text:p>table</text:p>
          </table:table-cell>
          <table:table-cell office:value-type="string">
            <text:p>tavolo</text:p>
          </table:table-cell>
          <table:table-cell office:value-type="string">
            <text:p>mensa</text:p>
          </table:table-cell>
          <table:table-cell office:value-type="string">
            <text:p>masa</text:p>
          </table:table-cell>
          <table:table-cell office:value-type="string">
            <text:p>Tabelle</text:p>
          </table:table-cell>
          <table:table-cell office:value-type="string">
            <text:p>BA</text:p>
          </table:table-cell>
          <table:table-cell table:formula="of:=LEN([.D25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moga</text:p>
          </table:table-cell>
          <table:table-cell office:value-type="string">
            <text:p>morning</text:p>
          </table:table-cell>
          <table:table-cell office:value-type="string">
            <text:p>Mañana</text:p>
          </table:table-cell>
          <table:table-cell office:value-type="string">
            <text:p>Matin</text:p>
          </table:table-cell>
          <table:table-cell office:value-type="string">
            <text:p>mattina</text:p>
          </table:table-cell>
          <table:table-cell office:value-type="string">
            <text:p>mane</text:p>
          </table:table-cell>
          <table:table-cell office:value-type="string">
            <text:p>dimineaţă</text:p>
          </table:table-cell>
          <table:table-cell office:value-type="string">
            <text:p>Morgen</text:p>
          </table:table-cell>
          <table:table-cell office:value-type="string">
            <text:p>BA</text:p>
          </table:table-cell>
          <table:table-cell table:formula="of:=LEN([.D25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4">
            <text:p>4</text:p>
          </table:table-cell>
          <table:table-cell office:value-type="string">
            <text:p>nouns</text:p>
          </table:table-cell>
          <table:table-cell office:value-type="string">
            <text:p>motra</text:p>
          </table:table-cell>
          <table:table-cell office:value-type="string">
            <text:p>watch</text:p>
          </table:table-cell>
          <table:table-cell office:value-type="string">
            <text:p>reloj</text:p>
          </table:table-cell>
          <table:table-cell office:value-type="string">
            <text:p>montre</text:p>
          </table:table-cell>
          <table:table-cell office:value-type="string">
            <text:p>orologio</text:p>
          </table:table-cell>
          <table:table-cell office:value-type="string">
            <text:p>vigilate, guard</text:p>
          </table:table-cell>
          <table:table-cell office:value-type="string">
            <text:p>ceas</text:p>
          </table:table-cell>
          <table:table-cell office:value-type="string">
            <text:p>sehen</text:p>
          </table:table-cell>
          <table:table-cell office:value-type="string">
            <text:p>BA</text:p>
          </table:table-cell>
          <table:table-cell table:formula="of:=LEN([.D26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nata</text:p>
          </table:table-cell>
          <table:table-cell office:value-type="string">
            <text:p>birthday</text:p>
          </table:table-cell>
          <table:table-cell office:value-type="string">
            <text:p>cumpleaños</text:p>
          </table:table-cell>
          <table:table-cell office:value-type="string">
            <text:p>anniversaire</text:p>
          </table:table-cell>
          <table:table-cell office:value-type="string">
            <text:p>compleanno</text:p>
          </table:table-cell>
          <table:table-cell office:value-type="string">
            <text:p>natalem</text:p>
          </table:table-cell>
          <table:table-cell office:value-type="string">
            <text:p>zi de nastere</text:p>
          </table:table-cell>
          <table:table-cell office:value-type="string">
            <text:p>Geburtstag</text:p>
          </table:table-cell>
          <table:table-cell office:value-type="string">
            <text:p>BA</text:p>
          </table:table-cell>
          <table:table-cell table:formula="of:=LEN([.D26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nela</text:p>
          </table:table-cell>
          <table:table-cell office:value-type="string">
            <text:p>ring</text:p>
          </table:table-cell>
          <table:table-cell office:value-type="string">
            <text:p>anillo</text:p>
          </table:table-cell>
          <table:table-cell office:value-type="string">
            <text:p>bague</text:p>
          </table:table-cell>
          <table:table-cell office:value-type="string">
            <text:p>squillare</text:p>
          </table:table-cell>
          <table:table-cell office:value-type="string">
            <text:p>circulum</text:p>
          </table:table-cell>
          <table:table-cell office:value-type="string">
            <text:p>inel</text:p>
          </table:table-cell>
          <table:table-cell office:value-type="string">
            <text:p>Ring</text:p>
          </table:table-cell>
          <table:table-cell office:value-type="string">
            <text:p>BA</text:p>
          </table:table-cell>
          <table:table-cell table:formula="of:=LEN([.D26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nida</text:p>
          </table:table-cell>
          <table:table-cell office:value-type="string">
            <text:p>nest</text:p>
          </table:table-cell>
          <table:table-cell office:value-type="string">
            <text:p>nido</text:p>
          </table:table-cell>
          <table:table-cell office:value-type="string">
            <text:p>nid</text:p>
          </table:table-cell>
          <table:table-cell office:value-type="string">
            <text:p>nido</text:p>
          </table:table-cell>
          <table:table-cell office:value-type="string">
            <text:p>posueris nidum tuum</text:p>
          </table:table-cell>
          <table:table-cell office:value-type="string">
            <text:p>cuib</text:p>
          </table:table-cell>
          <table:table-cell office:value-type="string">
            <text:p>Nest</text:p>
          </table:table-cell>
          <table:table-cell office:value-type="string">
            <text:p>BA</text:p>
          </table:table-cell>
          <table:table-cell table:formula="of:=LEN([.D26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niga</text:p>
          </table:table-cell>
          <table:table-cell office:value-type="string">
            <text:p>snow</text:p>
          </table:table-cell>
          <table:table-cell office:value-type="string">
            <text:p>nieve</text:p>
          </table:table-cell>
          <table:table-cell office:value-type="string">
            <text:p>neige</text:p>
          </table:table-cell>
          <table:table-cell office:value-type="string">
            <text:p>neve</text:p>
          </table:table-cell>
          <table:table-cell office:value-type="string">
            <text:p>Nix</text:p>
          </table:table-cell>
          <table:table-cell office:value-type="string">
            <text:p>zăpadă</text:p>
          </table:table-cell>
          <table:table-cell office:value-type="string">
            <text:p>Schnee</text:p>
          </table:table-cell>
          <table:table-cell office:value-type="string">
            <text:p>BA</text:p>
          </table:table-cell>
          <table:table-cell table:formula="of:=LEN([.D26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nina</text:p>
          </table:table-cell>
          <table:table-cell office:value-type="string">
            <text:p>girl</text:p>
          </table:table-cell>
          <table:table-cell office:value-type="string">
            <text:p>niña</text:p>
          </table:table-cell>
          <table:table-cell office:value-type="string">
            <text:p>fille</text:p>
          </table:table-cell>
          <table:table-cell office:value-type="string">
            <text:p>ragazza</text:p>
          </table:table-cell>
          <table:table-cell office:value-type="string">
            <text:p>puella</text:p>
          </table:table-cell>
          <table:table-cell office:value-type="string">
            <text:p>fată</text:p>
          </table:table-cell>
          <table:table-cell office:value-type="string">
            <text:p>Mädchen</text:p>
          </table:table-cell>
          <table:table-cell office:value-type="string">
            <text:p>BA</text:p>
          </table:table-cell>
          <table:table-cell table:formula="of:=LEN([.D2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kide</text:p>
          </table:table-cell>
          <table:table-cell office:value-type="string">
            <text:p>girls / children</text:p>
          </table:table-cell>
          <table:table-cell office:value-type="string">
            <text:p>niños</text:p>
          </table:table-cell>
          <table:table-cell office:value-type="string">
            <text:p>Enfants</text:p>
          </table:table-cell>
          <table:table-cell office:value-type="string">
            <text:p>bambini</text:p>
          </table:table-cell>
          <table:table-cell office:value-type="string">
            <text:p>liberi</text:p>
          </table:table-cell>
          <table:table-cell office:value-type="string">
            <text:p>copii</text:p>
          </table:table-cell>
          <table:table-cell office:value-type="string">
            <text:p>Kinder</text:p>
          </table:table-cell>
          <table:table-cell office:value-type="string">
            <text:p>BA</text:p>
          </table:table-cell>
          <table:table-cell table:formula="of:=LEN([.D26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noma</text:p>
          </table:table-cell>
          <table:table-cell office:value-type="string">
            <text:p>name</text:p>
          </table:table-cell>
          <table:table-cell office:value-type="string">
            <text:p>nombre</text:p>
          </table:table-cell>
          <table:table-cell office:value-type="string">
            <text:p>Nom</text:p>
          </table:table-cell>
          <table:table-cell office:value-type="string">
            <text:p>nome</text:p>
          </table:table-cell>
          <table:table-cell office:value-type="string">
            <text:p>nomine</text:p>
          </table:table-cell>
          <table:table-cell office:value-type="string">
            <text:p>Nume</text:p>
          </table:table-cell>
          <table:table-cell office:value-type="string">
            <text:p>Name</text:p>
          </table:table-cell>
          <table:table-cell office:value-type="string">
            <text:p>BA</text:p>
          </table:table-cell>
          <table:table-cell table:formula="of:=LEN([.D26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noxa</text:p>
          </table:table-cell>
          <table:table-cell office:value-type="string">
            <text:p>night</text:p>
          </table:table-cell>
          <table:table-cell office:value-type="string">
            <text:p>noche</text:p>
          </table:table-cell>
          <table:table-cell office:value-type="string">
            <text:p>nuit</text:p>
          </table:table-cell>
          <table:table-cell office:value-type="string">
            <text:p>notte</text:p>
          </table:table-cell>
          <table:table-cell office:value-type="string">
            <text:p>noctis</text:p>
          </table:table-cell>
          <table:table-cell office:value-type="string">
            <text:p>noapte</text:p>
          </table:table-cell>
          <table:table-cell office:value-type="string">
            <text:p>Nacht</text:p>
          </table:table-cell>
          <table:table-cell office:value-type="string">
            <text:p>BA</text:p>
          </table:table-cell>
          <table:table-cell table:formula="of:=LEN([.D26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oaia</text:p>
          </table:table-cell>
          <table:table-cell office:value-type="string">
            <text:p>sheep</text:p>
          </table:table-cell>
          <table:table-cell office:value-type="string">
            <text:p>oveja</text:p>
          </table:table-cell>
          <table:table-cell office:value-type="string">
            <text:p>mouton</text:p>
          </table:table-cell>
          <table:table-cell office:value-type="string">
            <text:p>pecora</text:p>
          </table:table-cell>
          <table:table-cell office:value-type="string">
            <text:p>ovium</text:p>
          </table:table-cell>
          <table:table-cell office:value-type="string">
            <text:p>oaie</text:p>
          </table:table-cell>
          <table:table-cell office:value-type="string">
            <text:p>Schaf</text:p>
          </table:table-cell>
          <table:table-cell office:value-type="string">
            <text:p>BA</text:p>
          </table:table-cell>
          <table:table-cell table:formula="of:=LEN([.D26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okia</text:p>
          </table:table-cell>
          <table:table-cell office:value-type="string">
            <text:p>eye</text:p>
          </table:table-cell>
          <table:table-cell office:value-type="string">
            <text:p>ojo</text:p>
          </table:table-cell>
          <table:table-cell office:value-type="string">
            <text:p>œil</text:p>
          </table:table-cell>
          <table:table-cell office:value-type="string">
            <text:p>occhio</text:p>
          </table:table-cell>
          <table:table-cell office:value-type="string">
            <text:p>oculus</text:p>
          </table:table-cell>
          <table:table-cell office:value-type="string">
            <text:p>ochi</text:p>
          </table:table-cell>
          <table:table-cell office:value-type="string">
            <text:p>Auge</text:p>
          </table:table-cell>
          <table:table-cell office:value-type="string">
            <text:p>BA</text:p>
          </table:table-cell>
          <table:table-cell table:formula="of:=LEN([.D2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ovua</text:p>
          </table:table-cell>
          <table:table-cell office:value-type="string">
            <text:p>egg</text:p>
          </table:table-cell>
          <table:table-cell office:value-type="string">
            <text:p>huevo</text:p>
          </table:table-cell>
          <table:table-cell office:value-type="string">
            <text:p>Oeuf</text:p>
          </table:table-cell>
          <table:table-cell office:value-type="string">
            <text:p>uovo</text:p>
          </table:table-cell>
          <table:table-cell office:value-type="string">
            <text:p>ovum</text:p>
          </table:table-cell>
          <table:table-cell office:value-type="string">
            <text:p>ou</text:p>
          </table:table-cell>
          <table:table-cell office:value-type="string">
            <text:p>Ei</text:p>
          </table:table-cell>
          <table:table-cell office:value-type="string">
            <text:p>BA</text:p>
          </table:table-cell>
          <table:table-cell table:formula="of:=LEN([.D2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ozea</text:p>
          </table:table-cell>
          <table:table-cell office:value-type="string">
            <text:p>bird</text:p>
          </table:table-cell>
          <table:table-cell office:value-type="string">
            <text:p>pájaro</text:p>
          </table:table-cell>
          <table:table-cell office:value-type="string">
            <text:p>oiseau</text:p>
          </table:table-cell>
          <table:table-cell office:value-type="string">
            <text:p>uccello</text:p>
          </table:table-cell>
          <table:table-cell office:value-type="string">
            <text:p>avem</text:p>
          </table:table-cell>
          <table:table-cell office:value-type="string">
            <text:p>pasăre</text:p>
          </table:table-cell>
          <table:table-cell office:value-type="string">
            <text:p>Vogel</text:p>
          </table:table-cell>
          <table:table-cell office:value-type="string">
            <text:p>BA</text:p>
          </table:table-cell>
          <table:table-cell table:formula="of:=LEN([.D27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pala</text:p>
          </table:table-cell>
          <table:table-cell office:value-type="string">
            <text:p>ball</text:p>
          </table:table-cell>
          <table:table-cell office:value-type="string">
            <text:p>pelota</text:p>
          </table:table-cell>
          <table:table-cell office:value-type="string">
            <text:p>Balle</text:p>
          </table:table-cell>
          <table:table-cell office:value-type="string">
            <text:p>palla</text:p>
          </table:table-cell>
          <table:table-cell office:value-type="string">
            <text:p>Sphera</text:p>
          </table:table-cell>
          <table:table-cell office:value-type="string">
            <text:p>minge</text:p>
          </table:table-cell>
          <table:table-cell office:value-type="string">
            <text:p>Ball</text:p>
          </table:table-cell>
          <table:table-cell office:value-type="string">
            <text:p>BA</text:p>
          </table:table-cell>
          <table:table-cell table:formula="of:=LEN([.D27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pana</text:p>
          </table:table-cell>
          <table:table-cell office:value-type="string">
            <text:p>bread</text:p>
          </table:table-cell>
          <table:table-cell office:value-type="string">
            <text:p>pan de molde</text:p>
          </table:table-cell>
          <table:table-cell office:value-type="string">
            <text:p>pain</text:p>
          </table:table-cell>
          <table:table-cell office:value-type="string">
            <text:p>pane</text:p>
          </table:table-cell>
          <table:table-cell office:value-type="string">
            <text:p>panem</text:p>
          </table:table-cell>
          <table:table-cell office:value-type="string">
            <text:p>pâine</text:p>
          </table:table-cell>
          <table:table-cell office:value-type="string">
            <text:p>Brot</text:p>
          </table:table-cell>
          <table:table-cell office:value-type="string">
            <text:p>BA</text:p>
          </table:table-cell>
          <table:table-cell table:formula="of:=LEN([.D27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papa</text:p>
          </table:table-cell>
          <table:table-cell office:value-type="string">
            <text:p>father</text:p>
          </table:table-cell>
          <table:table-cell office:value-type="string">
            <text:p>padre</text:p>
          </table:table-cell>
          <table:table-cell office:value-type="string">
            <text:p>père</text:p>
          </table:table-cell>
          <table:table-cell office:value-type="string">
            <text:p>padre</text:p>
          </table:table-cell>
          <table:table-cell office:value-type="string">
            <text:p>pater</text:p>
          </table:table-cell>
          <table:table-cell office:value-type="string">
            <text:p>Tată</text:p>
          </table:table-cell>
          <table:table-cell office:value-type="string">
            <text:p>Vater</text:p>
          </table:table-cell>
          <table:table-cell office:value-type="string">
            <text:p>BA</text:p>
          </table:table-cell>
          <table:table-cell table:formula="of:=LEN([.D27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5">
            <text:p>5</text:p>
          </table:table-cell>
          <table:table-cell office:value-type="string">
            <text:p>nouns</text:p>
          </table:table-cell>
          <table:table-cell office:value-type="string">
            <text:p>pati</text:p>
          </table:table-cell>
          <table:table-cell office:value-type="string">
            <text:p>party</text:p>
          </table:table-cell>
          <table:table-cell office:value-type="string">
            <text:p>partido</text:p>
          </table:table-cell>
          <table:table-cell office:value-type="string">
            <text:p>fête</text:p>
          </table:table-cell>
          <table:table-cell office:value-type="string">
            <text:p>festa</text:p>
          </table:table-cell>
          <table:table-cell office:value-type="string">
            <text:p>pars</text:p>
          </table:table-cell>
          <table:table-cell office:value-type="string">
            <text:p>partid</text:p>
          </table:table-cell>
          <table:table-cell office:value-type="string">
            <text:p>Party</text:p>
          </table:table-cell>
          <table:table-cell office:value-type="string">
            <text:p>BA</text:p>
          </table:table-cell>
          <table:table-cell table:formula="of:=LEN([.D27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pata</text:p>
          </table:table-cell>
          <table:table-cell office:value-type="string">
            <text:p>duck</text:p>
          </table:table-cell>
          <table:table-cell office:value-type="string">
            <text:p>Pato</text:p>
          </table:table-cell>
          <table:table-cell office:value-type="string">
            <text:p>canard</text:p>
          </table:table-cell>
          <table:table-cell office:value-type="string">
            <text:p>anatra</text:p>
          </table:table-cell>
          <table:table-cell office:value-type="string">
            <text:p>anas</text:p>
          </table:table-cell>
          <table:table-cell office:value-type="string">
            <text:p>rață</text:p>
          </table:table-cell>
          <table:table-cell office:value-type="string">
            <text:p>Ente</text:p>
          </table:table-cell>
          <table:table-cell office:value-type="string">
            <text:p>BA</text:p>
          </table:table-cell>
          <table:table-cell table:formula="of:=LEN([.D27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pexa</text:p>
          </table:table-cell>
          <table:table-cell office:value-type="string">
            <text:p>fish</text:p>
          </table:table-cell>
          <table:table-cell office:value-type="string">
            <text:p>pescado</text:p>
          </table:table-cell>
          <table:table-cell office:value-type="string">
            <text:p>poisson</text:p>
          </table:table-cell>
          <table:table-cell office:value-type="string">
            <text:p>pesce</text:p>
          </table:table-cell>
          <table:table-cell office:value-type="string">
            <text:p>piscis</text:p>
          </table:table-cell>
          <table:table-cell office:value-type="string">
            <text:p>peşte</text:p>
          </table:table-cell>
          <table:table-cell office:value-type="string">
            <text:p>Fisch</text:p>
          </table:table-cell>
          <table:table-cell office:value-type="string">
            <text:p>BA</text:p>
          </table:table-cell>
          <table:table-cell table:formula="of:=LEN([.D27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pide</text:p>
          </table:table-cell>
          <table:table-cell office:value-type="string">
            <text:p>feet</text:p>
          </table:table-cell>
          <table:table-cell office:value-type="string">
            <text:p>pies</text:p>
          </table:table-cell>
          <table:table-cell office:value-type="string">
            <text:p>pieds</text:p>
          </table:table-cell>
          <table:table-cell office:value-type="string">
            <text:p>piedi</text:p>
          </table:table-cell>
          <table:table-cell office:value-type="string">
            <text:p>pedibus</text:p>
          </table:table-cell>
          <table:table-cell office:value-type="string">
            <text:p>picioare</text:p>
          </table:table-cell>
          <table:table-cell office:value-type="string">
            <text:p>Füße</text:p>
          </table:table-cell>
          <table:table-cell office:value-type="string">
            <text:p>BA</text:p>
          </table:table-cell>
          <table:table-cell table:formula="of:=LEN([.D27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plue</text:p>
          </table:table-cell>
          <table:table-cell office:value-type="string">
            <text:p>rain</text:p>
          </table:table-cell>
          <table:table-cell office:value-type="string">
            <text:p>lluvia</text:p>
          </table:table-cell>
          <table:table-cell office:value-type="string">
            <text:p>pluie</text:p>
          </table:table-cell>
          <table:table-cell office:value-type="string">
            <text:p>pioggia</text:p>
          </table:table-cell>
          <table:table-cell office:value-type="string">
            <text:p>pluviam</text:p>
          </table:table-cell>
          <table:table-cell office:value-type="string">
            <text:p>ploaie</text:p>
          </table:table-cell>
          <table:table-cell office:value-type="string">
            <text:p>Regen</text:p>
          </table:table-cell>
          <table:table-cell office:value-type="string">
            <text:p>BA</text:p>
          </table:table-cell>
          <table:table-cell table:formula="of:=LEN([.D28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poia</text:p>
          </table:table-cell>
          <table:table-cell office:value-type="string">
            <text:p>chicken</text:p>
          </table:table-cell>
          <table:table-cell office:value-type="string">
            <text:p>pollo</text:p>
          </table:table-cell>
          <table:table-cell office:value-type="string">
            <text:p>poulet</text:p>
          </table:table-cell>
          <table:table-cell office:value-type="string">
            <text:p>pollo</text:p>
          </table:table-cell>
          <table:table-cell office:value-type="string">
            <text:p>pullum</text:p>
          </table:table-cell>
          <table:table-cell office:value-type="string">
            <text:p>pui</text:p>
          </table:table-cell>
          <table:table-cell office:value-type="string">
            <text:p>Hähnchen</text:p>
          </table:table-cell>
          <table:table-cell office:value-type="string">
            <text:p>BA</text:p>
          </table:table-cell>
          <table:table-cell table:formula="of:=LEN([.D28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popa</text:p>
          </table:table-cell>
          <table:table-cell office:value-type="string">
            <text:p>doll</text:p>
          </table:table-cell>
          <table:table-cell office:value-type="string">
            <text:p>muñeca</text:p>
          </table:table-cell>
          <table:table-cell office:value-type="string">
            <text:p>poupée</text:p>
          </table:table-cell>
          <table:table-cell office:value-type="string">
            <text:p>Bambola</text:p>
          </table:table-cell>
          <table:table-cell office:value-type="string">
            <text:p>doll</text:p>
          </table:table-cell>
          <table:table-cell office:value-type="string">
            <text:p>păpuşă</text:p>
          </table:table-cell>
          <table:table-cell office:value-type="string">
            <text:p>Puppe</text:p>
          </table:table-cell>
          <table:table-cell office:value-type="string">
            <text:p>BA</text:p>
          </table:table-cell>
          <table:table-cell table:formula="of:=LEN([.D28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rata</text:p>
          </table:table-cell>
          <table:table-cell office:value-type="string">
            <text:p>return</text:p>
          </table:table-cell>
          <table:table-cell office:value-type="string">
            <text:p>vuelt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ursus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D28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pettirosso</text:p>
          </table:table-cell>
          <table:table-cell office:value-type="string">
            <text:p>robin</text:p>
          </table:table-cell>
          <table:table-cell office:value-type="string">
            <text:p>prihor</text:p>
          </table:table-cell>
          <table:table-cell office:value-type="string">
            <text:p>Robin</text:p>
          </table:table-cell>
          <table:table-cell office:value-type="string">
            <text:p>BA</text:p>
          </table:table-cell>
          <table:table-cell table:formula="of:=LEN([.D28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seda</text:p>
          </table:table-cell>
          <table:table-cell office:value-type="string">
            <text:p>seed</text:p>
          </table:table-cell>
          <table:table-cell office:value-type="string">
            <text:p>semilla</text:p>
          </table:table-cell>
          <table:table-cell office:value-type="string">
            <text:p>la graine</text:p>
          </table:table-cell>
          <table:table-cell office:value-type="string">
            <text:p>seme</text:p>
          </table:table-cell>
          <table:table-cell office:value-type="string">
            <text:p>semen</text:p>
          </table:table-cell>
          <table:table-cell office:value-type="string">
            <text:p>sămânță</text:p>
          </table:table-cell>
          <table:table-cell office:value-type="string">
            <text:p>Samen</text:p>
          </table:table-cell>
          <table:table-cell office:value-type="string">
            <text:p>BA</text:p>
          </table:table-cell>
          <table:table-cell table:formula="of:=LEN([.D28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sela</text:p>
          </table:table-cell>
          <table:table-cell office:value-type="string">
            <text:p>chair</text:p>
          </table:table-cell>
          <table:table-cell office:value-type="string">
            <text:p>silla</text:p>
          </table:table-cell>
          <table:table-cell office:value-type="string">
            <text:p>chaise</text:p>
          </table:table-cell>
          <table:table-cell office:value-type="string">
            <text:p>sedia</text:p>
          </table:table-cell>
          <table:table-cell office:value-type="string">
            <text:p>sella</text:p>
          </table:table-cell>
          <table:table-cell office:value-type="string">
            <text:p>scaun</text:p>
          </table:table-cell>
          <table:table-cell office:value-type="string">
            <text:p>Stuhl</text:p>
          </table:table-cell>
          <table:table-cell office:value-type="string">
            <text:p>BA</text:p>
          </table:table-cell>
          <table:table-cell table:formula="of:=LEN([.D28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sona</text:p>
          </table:table-cell>
          <table:table-cell office:value-type="string">
            <text:p>sun</text:p>
          </table:table-cell>
          <table:table-cell office:value-type="string">
            <text:p>Dom</text:p>
          </table:table-cell>
          <table:table-cell office:value-type="string">
            <text:p>Soleil</text:p>
          </table:table-cell>
          <table:table-cell office:value-type="string">
            <text:p>sole</text:p>
          </table:table-cell>
          <table:table-cell office:value-type="string">
            <text:p>solis</text:p>
          </table:table-cell>
          <table:table-cell office:value-type="string">
            <text:p>soare</text:p>
          </table:table-cell>
          <table:table-cell office:value-type="string">
            <text:p>Sonne</text:p>
          </table:table-cell>
          <table:table-cell office:value-type="string">
            <text:p>BA</text:p>
          </table:table-cell>
          <table:table-cell table:formula="of:=LEN([.D28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sora</text:p>
          </table:table-cell>
          <table:table-cell office:value-type="string">
            <text:p>sister</text:p>
          </table:table-cell>
          <table:table-cell office:value-type="string">
            <text:p>hermana</text:p>
          </table:table-cell>
          <table:table-cell office:value-type="string">
            <text:p>sœur</text:p>
          </table:table-cell>
          <table:table-cell office:value-type="string">
            <text:p>sorella</text:p>
          </table:table-cell>
          <table:table-cell office:value-type="string">
            <text:p>soror</text:p>
          </table:table-cell>
          <table:table-cell office:value-type="string">
            <text:p>soră</text:p>
          </table:table-cell>
          <table:table-cell office:value-type="string">
            <text:p>Schwester</text:p>
          </table:table-cell>
          <table:table-cell office:value-type="string">
            <text:p>BA</text:p>
          </table:table-cell>
          <table:table-cell table:formula="of:=LEN([.D2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tepa</text:p>
          </table:table-cell>
          <table:table-cell office:value-type="string">
            <text:p>time</text:p>
          </table:table-cell>
          <table:table-cell office:value-type="string">
            <text:p>hora</text:p>
          </table:table-cell>
          <table:table-cell office:value-type="string">
            <text:p>temps</text:p>
          </table:table-cell>
          <table:table-cell office:value-type="string">
            <text:p>tempo</text:p>
          </table:table-cell>
          <table:table-cell office:value-type="string">
            <text:p>tempus</text:p>
          </table:table-cell>
          <table:table-cell office:value-type="string">
            <text:p>timp</text:p>
          </table:table-cell>
          <table:table-cell office:value-type="string">
            <text:p>Zeit</text:p>
          </table:table-cell>
          <table:table-cell office:value-type="string">
            <text:p>BA</text:p>
          </table:table-cell>
          <table:table-cell table:formula="of:=LEN([.D28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tera</text:p>
          </table:table-cell>
          <table:table-cell office:value-type="string">
            <text:p>ground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terra</text:p>
          </table:table-cell>
          <table:table-cell office:value-type="string">
            <text:p>terram</text:p>
          </table:table-cell>
          <table:table-cell office:value-type="string">
            <text:p>sol</text:p>
          </table:table-cell>
          <table:table-cell office:value-type="string">
            <text:p>Boden</text:p>
          </table:table-cell>
          <table:table-cell office:value-type="string">
            <text:p>BA</text:p>
          </table:table-cell>
          <table:table-cell table:formula="of:=LEN([.D29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teta</text:p>
          </table:table-cell>
          <table:table-cell office:value-type="string">
            <text:p>head</text:p>
          </table:table-cell>
          <table:table-cell office:value-type="string">
            <text:p>cabeza</text:p>
          </table:table-cell>
          <table:table-cell office:value-type="string">
            <text:p>tête</text:p>
          </table:table-cell>
          <table:table-cell office:value-type="string">
            <text:p>testa</text:p>
          </table:table-cell>
          <table:table-cell office:value-type="string">
            <text:p>caput</text:p>
          </table:table-cell>
          <table:table-cell office:value-type="string">
            <text:p>cap</text:p>
          </table:table-cell>
          <table:table-cell office:value-type="string">
            <text:p>Kopf</text:p>
          </table:table-cell>
          <table:table-cell office:value-type="string">
            <text:p>BA</text:p>
          </table:table-cell>
          <table:table-cell table:formula="of:=LEN([.D29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tola</text:p>
          </table:table-cell>
          <table:table-cell office:value-type="string">
            <text:p>cake</text:p>
          </table:table-cell>
          <table:table-cell office:value-type="string">
            <text:p>pastel</text:p>
          </table:table-cell>
          <table:table-cell office:value-type="string">
            <text:p>gâteau</text:p>
          </table:table-cell>
          <table:table-cell office:value-type="string">
            <text:p>torta</text:p>
          </table:table-cell>
          <table:table-cell office:value-type="string">
            <text:p>libum</text:p>
          </table:table-cell>
          <table:table-cell office:value-type="string">
            <text:p>tort</text:p>
          </table:table-cell>
          <table:table-cell office:value-type="string">
            <text:p>Kuchen</text:p>
          </table:table-cell>
          <table:table-cell office:value-type="string">
            <text:p>BA</text:p>
          </table:table-cell>
          <table:table-cell table:formula="of:=LEN([.D29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Ursa</text:p>
          </table:table-cell>
          <table:table-cell office:value-type="string">
            <text:p>bear</text:p>
          </table:table-cell>
          <table:table-cell office:value-type="string">
            <text:p>oso</text:p>
          </table:table-cell>
          <table:table-cell office:value-type="string">
            <text:p>ours</text:p>
          </table:table-cell>
          <table:table-cell office:value-type="string">
            <text:p>orso</text:p>
          </table:table-cell>
          <table:table-cell office:value-type="string">
            <text:p>Ursa</text:p>
          </table:table-cell>
          <table:table-cell office:value-type="string">
            <text:p>urs</text:p>
          </table:table-cell>
          <table:table-cell office:value-type="string">
            <text:p>Bär</text:p>
          </table:table-cell>
          <table:table-cell office:value-type="string">
            <text:p>BA</text:p>
          </table:table-cell>
          <table:table-cell table:formula="of:=LEN([.D29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urta</text:p>
          </table:table-cell>
          <table:table-cell office:value-type="string">
            <text:p>door</text:p>
          </table:table-cell>
          <table:table-cell office:value-type="string">
            <text:p>puerta</text:p>
          </table:table-cell>
          <table:table-cell office:value-type="string">
            <text:p>porte</text:p>
          </table:table-cell>
          <table:table-cell office:value-type="string">
            <text:p>porta</text:p>
          </table:table-cell>
          <table:table-cell office:value-type="string">
            <text:p>ianua</text:p>
          </table:table-cell>
          <table:table-cell office:value-type="string">
            <text:p>uşă</text:p>
          </table:table-cell>
          <table:table-cell office:value-type="string">
            <text:p>Tür</text:p>
          </table:table-cell>
          <table:table-cell office:value-type="string">
            <text:p>BA</text:p>
          </table:table-cell>
          <table:table-cell table:formula="of:=LEN([.D29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vaca</text:p>
          </table:table-cell>
          <table:table-cell office:value-type="string">
            <text:p>cow</text:p>
          </table:table-cell>
          <table:table-cell office:value-type="string">
            <text:p>vaca</text:p>
          </table:table-cell>
          <table:table-cell office:value-type="string">
            <text:p>vache</text:p>
          </table:table-cell>
          <table:table-cell office:value-type="string">
            <text:p>mucca</text:p>
          </table:table-cell>
          <table:table-cell office:value-type="string">
            <text:p>vitula eligans</text:p>
          </table:table-cell>
          <table:table-cell office:value-type="string">
            <text:p>vacă</text:p>
          </table:table-cell>
          <table:table-cell office:value-type="string">
            <text:p>Kuh</text:p>
          </table:table-cell>
          <table:table-cell office:value-type="string">
            <text:p>BA</text:p>
          </table:table-cell>
          <table:table-cell table:formula="of:=LEN([.D29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venta</text:p>
          </table:table-cell>
          <table:table-cell office:value-type="string">
            <text:p>wind</text:p>
          </table:table-cell>
          <table:table-cell office:value-type="string">
            <text:p>viento</text:p>
          </table:table-cell>
          <table:table-cell office:value-type="string">
            <text:p>vent</text:p>
          </table:table-cell>
          <table:table-cell office:value-type="string">
            <text:p>vento</text:p>
          </table:table-cell>
          <table:table-cell office:value-type="string">
            <text:p>ventus</text:p>
          </table:table-cell>
          <table:table-cell office:value-type="string">
            <text:p>vânt</text:p>
          </table:table-cell>
          <table:table-cell office:value-type="string">
            <text:p>Wind</text:p>
          </table:table-cell>
          <table:table-cell office:value-type="string">
            <text:p>BA</text:p>
          </table:table-cell>
          <table:table-cell table:formula="of:=LEN([.D29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xava</text:p>
          </table:table-cell>
          <table:table-cell office:value-type="string">
            <text:p>horse</text:p>
          </table:table-cell>
          <table:table-cell office:value-type="string">
            <text:p>caballo</text:p>
          </table:table-cell>
          <table:table-cell office:value-type="string">
            <text:p>cheval</text:p>
          </table:table-cell>
          <table:table-cell office:value-type="string">
            <text:p>cavallo</text:p>
          </table:table-cell>
          <table:table-cell office:value-type="string">
            <text:p>equus</text:p>
          </table:table-cell>
          <table:table-cell office:value-type="string">
            <text:p>cal</text:p>
          </table:table-cell>
          <table:table-cell office:value-type="string">
            <text:p>Pferd</text:p>
          </table:table-cell>
          <table:table-cell office:value-type="string">
            <text:p>BA</text:p>
          </table:table-cell>
          <table:table-cell table:formula="of:=LEN([.D29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xuza</text:p>
          </table:table-cell>
          <table:table-cell office:value-type="string">
            <text:p>shoe</text:p>
          </table:table-cell>
          <table:table-cell office:value-type="string">
            <text:p>zapato</text:p>
          </table:table-cell>
          <table:table-cell office:value-type="string">
            <text:p>chaussure</text:p>
          </table:table-cell>
          <table:table-cell office:value-type="string">
            <text:p>scarpa</text:p>
          </table:table-cell>
          <table:table-cell office:value-type="string">
            <text:p>calceus</text:p>
          </table:table-cell>
          <table:table-cell office:value-type="string">
            <text:p>pantof</text:p>
          </table:table-cell>
          <table:table-cell office:value-type="string">
            <text:p>Schuh</text:p>
          </table:table-cell>
          <table:table-cell office:value-type="string">
            <text:p>BA</text:p>
          </table:table-cell>
          <table:table-cell table:formula="of:=LEN([.D29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c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  <table:table-cell office:value-type="string">
            <text:p>AA</text:p>
          </table:table-cell>
          <table:table-cell table:formula="of:=LEN([.D29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ci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  <table:table-cell office:value-type="string">
            <text:p>AC</text:p>
          </table:table-cell>
          <table:table-cell table:formula="of:=LEN([.D30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  <table:table-cell office:value-type="string">
            <text:p>AD</text:p>
          </table:table-cell>
          <table:table-cell table:formula="of:=LEN([.D30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due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  <table:table-cell office:value-type="string">
            <text:p>AA</text:p>
          </table:table-cell>
          <table:table-cell table:formula="of:=LEN([.D30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nov</text:p>
          </table:table-cell>
          <table:table-cell office:value-type="string">
            <text:p>nine</text:p>
          </table:table-cell>
          <table:table-cell office:value-type="string">
            <text:p>nueve</text:p>
          </table:table-cell>
          <table:table-cell office:value-type="string">
            <text:p>neuf</text:p>
          </table:table-cell>
          <table:table-cell office:value-type="string">
            <text:p>nove</text:p>
          </table:table-cell>
          <table:table-cell office:value-type="string">
            <text:p>novem</text:p>
          </table:table-cell>
          <table:table-cell office:value-type="string">
            <text:p>nouă</text:p>
          </table:table-cell>
          <table:table-cell office:value-type="string">
            <text:p>neun</text:p>
          </table:table-cell>
          <table:table-cell office:value-type="string">
            <text:p>AD</text:p>
          </table:table-cell>
          <table:table-cell table:formula="of:=LEN([.D30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</text:p>
          </table:table-cell>
          <table:table-cell office:value-type="string">
            <text:p>acht</text:p>
          </table:table-cell>
          <table:table-cell office:value-type="string">
            <text:p>AD</text:p>
          </table:table-cell>
          <table:table-cell table:formula="of:=LEN([.D30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sei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şase</text:p>
          </table:table-cell>
          <table:table-cell office:value-type="string">
            <text:p>sechs</text:p>
          </table:table-cell>
          <table:table-cell office:value-type="string">
            <text:p>AD</text:p>
          </table:table-cell>
          <table:table-cell table:formula="of:=LEN([.D30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som</text:p>
          </table:table-cell>
          <table:table-cell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  <table:table-cell office:value-type="string">
            <text:p>AB</text:p>
          </table:table-cell>
          <table:table-cell table:formula="of:=LEN([.D30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ti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  <table:table-cell office:value-type="string">
            <text:p>AA</text:p>
          </table:table-cell>
          <table:table-cell table:formula="of:=LEN([.D30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uno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 singura data</text:p>
          </table:table-cell>
          <table:table-cell office:value-type="string">
            <text:p>Einmal</text:p>
          </table:table-cell>
          <table:table-cell office:value-type="string">
            <text:p>AB</text:p>
          </table:table-cell>
          <table:table-cell table:formula="of:=LEN([.D30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uno</text:p>
          </table:table-cell>
          <table:table-cell office:value-type="string">
            <text:p>a</text:p>
          </table:table-cell>
          <table:table-cell office:value-type="string">
            <text:p>una</text:p>
          </table:table-cell>
          <table:table-cell office:value-type="string">
            <text:p>une</text:p>
          </table:table-cell>
          <table:table-cell office:value-type="string">
            <text:p>un'</text:p>
          </table:table-cell>
          <table:table-cell office:value-type="string">
            <text:p>autem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A</text:p>
          </table:table-cell>
          <table:table-cell table:formula="of:=LEN([.D30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xet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Șapte</text:p>
          </table:table-cell>
          <table:table-cell office:value-type="string">
            <text:p>Sieben</text:p>
          </table:table-cell>
          <table:table-cell office:value-type="string">
            <text:p>AD</text:p>
          </table:table-cell>
          <table:table-cell table:formula="of:=LEN([.D31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5">
            <text:p>5</text:p>
          </table:table-cell>
          <table:table-cell office:value-type="string">
            <text:p>preposition</text:p>
          </table:table-cell>
          <table:table-cell office:value-type="string">
            <text:p>abe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nisi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  <table:table-cell office:value-type="string">
            <text:p>AA</text:p>
          </table:table-cell>
          <table:table-cell table:formula="of:=LEN([.D31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acu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AA</text:p>
          </table:table-cell>
          <table:table-cell table:formula="of:=LEN([.D31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AB</text:p>
          </table:table-cell>
          <table:table-cell table:formula="of:=LEN([.D31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table:style-name="ce14" office:value-type="string">
            <text:p>auf</text:p>
          </table:table-cell>
          <table:table-cell office:value-type="string">
            <text:p>on the</text:p>
          </table:table-cell>
          <table:table-cell office:value-type="string">
            <text:p>sobre el</text:p>
          </table:table-cell>
          <table:table-cell office:value-type="string">
            <text:p>sur le</text:p>
          </table:table-cell>
          <table:table-cell office:value-type="string">
            <text:p>sul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BA</text:p>
          </table:table-cell>
          <table:table-cell table:formula="of:=LEN([.D31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AA</text:p>
          </table:table-cell>
          <table:table-cell table:formula="of:=LEN([.D3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auf</text:p>
          </table:table-cell>
          <table:table-cell office:value-type="string">
            <text:p>on top of</text:p>
          </table:table-cell>
          <table:table-cell office:value-type="string">
            <text:p>encima de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deasupra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D31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AC</text:p>
          </table:table-cell>
          <table:table-cell table:formula="of:=LEN([.D31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aus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pur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auch</text:p>
          </table:table-cell>
          <table:table-cell office:value-type="string">
            <text:p>AA</text:p>
          </table:table-cell>
          <table:table-cell table:formula="of:=LEN([.D31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aus de</text:p>
          </table:table-cell>
          <table:table-cell office:value-type="string">
            <text:p>out 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 des</text:p>
          </table:table-cell>
          <table:table-cell office:value-type="string">
            <text:p>BA</text:p>
          </table:table-cell>
          <table:table-cell table:formula="of:=LEN([.D31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table:style-name="ce15" office:value-type="string">
            <text:p>bas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en bas</text:p>
          </table:table-cell>
          <table:table-cell office:value-type="string">
            <text:p>discesa</text:p>
          </table:table-cell>
          <table:table-cell office:value-type="string">
            <text:p>descendit</text:p>
          </table:table-cell>
          <table:table-cell office:value-type="string">
            <text:p>în jos</text:p>
          </table:table-cell>
          <table:table-cell office:value-type="string">
            <text:p>runter</text:p>
          </table:table-cell>
          <table:table-cell office:value-type="string">
            <text:p>BA</text:p>
          </table:table-cell>
          <table:table-cell table:formula="of:=LEN([.D32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bei</text:p>
          </table:table-cell>
          <table:table-cell office:value-type="string">
            <text:p>at</text:p>
          </table:table-cell>
          <table:table-cell office:value-type="string">
            <text:p>l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apud</text:p>
          </table:table-cell>
          <table:table-cell office:value-type="string">
            <text:p>la</text:p>
          </table:table-cell>
          <table:table-cell office:value-type="string">
            <text:p>beim</text:p>
          </table:table-cell>
          <table:table-cell office:value-type="string">
            <text:p>AA</text:p>
          </table:table-cell>
          <table:table-cell table:formula="of:=LEN([.D32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ca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D32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cot</text:p>
          </table:table-cell>
          <table:table-cell office:value-type="string">
            <text:p>nextto</text:p>
          </table:table-cell>
          <table:table-cell office:value-type="string">
            <text:p>cerca de</text:p>
          </table:table-cell>
          <table:table-cell office:value-type="string">
            <text:p>à côté de</text:p>
          </table:table-cell>
          <table:table-cell office:value-type="string">
            <text:p>accanto 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 an</text:p>
          </table:table-cell>
          <table:table-cell office:value-type="string">
            <text:p>BA</text:p>
          </table:table-cell>
          <table:table-cell table:formula="of:=LEN([.D32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preposition</text:p>
          </table:table-cell>
          <table:table-cell office:value-type="string">
            <text:p>cua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  <table:table-cell office:value-type="string">
            <text:p>AC</text:p>
          </table:table-cell>
          <table:table-cell table:formula="of:=LEN([.D32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cud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ând</text:p>
          </table:table-cell>
          <table:table-cell office:value-type="string">
            <text:p>wann</text:p>
          </table:table-cell>
          <table:table-cell office:value-type="string">
            <text:p>AB</text:p>
          </table:table-cell>
          <table:table-cell table:formula="of:=LEN([.D32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cyz</text:p>
          </table:table-cell>
          <table:table-cell office:value-type="string">
            <text:p>because</text:p>
          </table:table-cell>
          <table:table-cell office:value-type="string">
            <text:p>porque</text:p>
          </table:table-cell>
          <table:table-cell office:value-type="string">
            <text:p>parce que</text:p>
          </table:table-cell>
          <table:table-cell office:value-type="string">
            <text:p>perché</text:p>
          </table:table-cell>
          <table:table-cell office:value-type="string">
            <text:p>quod</text:p>
          </table:table-cell>
          <table:table-cell office:value-type="string">
            <text:p>deoarece</text:p>
          </table:table-cell>
          <table:table-cell office:value-type="string">
            <text:p>da</text:p>
          </table:table-cell>
          <table:table-cell office:value-type="string">
            <text:p>AC</text:p>
          </table:table-cell>
          <table:table-cell table:formula="of:=LEN([.D326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dal</text:p>
          </table:table-cell>
          <table:table-cell table:style-name="ce19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BA</text:p>
          </table:table-cell>
          <table:table-cell table:formula="of:=LEN([.D32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dal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  <table:table-cell office:value-type="string">
            <text:p>a partire 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D32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dan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 come moto a luogo, andare da dentro a fuori: I put my hand inTO my pocket = metto la mano in 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AA</text:p>
          </table:table-cell>
          <table:table-cell table:formula="of:=LEN([.D32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preposition</text:p>
          </table:table-cell>
          <table:table-cell office:value-type="string">
            <text:p>dan</text:p>
          </table:table-cell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AA</text:p>
          </table:table-cell>
          <table:table-cell table:formula="of:=LEN([.D33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depue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  <table:table-cell office:value-type="string">
            <text:p>AB</text:p>
          </table:table-cell>
          <table:table-cell table:formula="of:=LEN([.D33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der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AA</text:p>
          </table:table-cell>
          <table:table-cell table:formula="of:=LEN([.D33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des</text:p>
          </table:table-cell>
          <table:table-cell office:value-type="string">
            <text:p>of the</text:p>
          </table:table-cell>
          <table:table-cell office:value-type="string">
            <text:p>del</text:p>
          </table:table-cell>
          <table:table-cell office:value-type="string">
            <text:p>du</text:p>
          </table:table-cell>
          <table:table-cell office:value-type="string">
            <text:p>del</text:p>
          </table:table-cell>
          <table:table-cell office:value-type="string">
            <text:p>de</text:p>
          </table:table-cell>
          <table:table-cell office:value-type="string">
            <text:p>dintr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D333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des</text:p>
          </table:table-cell>
          <table:table-cell table:style-name="ce19" office:value-type="string">
            <text:p>of the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D33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table:style-name="ce30" office:value-type="string">
            <text:p>p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D33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et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  <table:table-cell office:value-type="string">
            <text:p>AA</text:p>
          </table:table-cell>
          <table:table-cell table:formula="of:=LEN([.D336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  <table:table-cell office:value-type="string">
            <text:p>BA</text:p>
          </table:table-cell>
          <table:table-cell table:formula="of:=LEN([.D33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gato</text:p>
          </table:table-cell>
          <table:table-cell office:value-type="string">
            <text:p>thank</text:p>
          </table:table-cell>
          <table:table-cell office:value-type="string">
            <text:p>gracias</text:p>
          </table:table-cell>
          <table:table-cell office:value-type="string">
            <text:p>remercier</text:p>
          </table:table-cell>
          <table:table-cell office:value-type="string">
            <text:p>grazie</text:p>
          </table:table-cell>
          <table:table-cell office:value-type="string">
            <text:p>gratias ago</text:p>
          </table:table-cell>
          <table:table-cell office:value-type="string">
            <text:p>mulțumire</text:p>
          </table:table-cell>
          <table:table-cell office:value-type="string">
            <text:p>danken</text:p>
          </table:table-cell>
          <table:table-cell office:value-type="string">
            <text:p>AB</text:p>
          </table:table-cell>
          <table:table-cell table:formula="of:=LEN([.D33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gut</text:p>
          </table:table-cell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D339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ha</text:p>
          </table:table-cell>
          <table:table-cell table:style-name="ce19" office:value-type="string">
            <text:p>ithas</text:p>
          </table:table-cell>
          <table:table-cell office:value-type="string">
            <text:p>tiene</text:p>
          </table:table-cell>
          <table:table-cell office:value-type="string">
            <text:p>à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es hat</text:p>
          </table:table-cell>
          <table:table-cell office:value-type="string">
            <text:p>BA</text:p>
          </table:table-cell>
          <table:table-cell table:formula="of:=LEN([.D340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hi</text:p>
          </table:table-cell>
          <table:table-cell office:value-type="string">
            <text:p>him</text:p>
          </table:table-cell>
          <table:table-cell office:value-type="string">
            <text:p>él</text:p>
          </table:table-cell>
          <table:table-cell table:number-columns-repeated="2" office:value-type="string">
            <text:p>lui</text:p>
          </table:table-cell>
          <table:table-cell office:value-type="string">
            <text:p>eum</text:p>
          </table:table-cell>
          <table:table-cell office:value-type="string">
            <text:p>-l</text:p>
          </table:table-cell>
          <table:table-cell office:value-type="string">
            <text:p>ihm</text:p>
          </table:table-cell>
          <table:table-cell office:value-type="string">
            <text:p>AB</text:p>
          </table:table-cell>
          <table:table-cell table:formula="of:=LEN([.D34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hir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AA</text:p>
          </table:table-cell>
          <table:table-cell table:formula="of:=LEN([.D342])" office:value-type="float" office:value="3">
            <text:p>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iny</text:p>
          </table:table-cell>
          <table:table-cell table:style-name="ce19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auntru</text:p>
          </table:table-cell>
          <table:table-cell office:value-type="string">
            <text:p>innen</text:p>
          </table:table-cell>
          <table:table-cell office:value-type="string">
            <text:p>BA</text:p>
          </table:table-cell>
          <table:table-cell table:formula="of:=LEN([.D34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preposition</text:p>
          </table:table-cell>
          <table:table-cell office:value-type="string">
            <text:p>ior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  <table:table-cell office:value-type="string">
            <text:p>AD</text:p>
          </table:table-cell>
          <table:table-cell table:formula="of:=LEN([.D34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ite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  <table:table-cell office:value-type="string">
            <text:p>AC</text:p>
          </table:table-cell>
          <table:table-cell table:formula="of:=LEN([.D34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j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je</text:p>
          </table:table-cell>
          <table:table-cell office:value-type="string">
            <text:p>io</text:p>
          </table:table-cell>
          <table:table-cell office:value-type="string">
            <text:p>ego</text:p>
          </table:table-cell>
          <table:table-cell office:value-type="string">
            <text:p>eu</text:p>
          </table:table-cell>
          <table:table-cell office:value-type="string">
            <text:p>ich</text:p>
          </table:table-cell>
          <table:table-cell office:value-type="string">
            <text:p>AA</text:p>
          </table:table-cell>
          <table:table-cell table:formula="of:=LEN([.D346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AA</text:p>
          </table:table-cell>
          <table:table-cell table:formula="of:=LEN([.D34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lag</text:p>
          </table:table-cell>
          <table:table-cell office:value-type="string">
            <text:p>along</text:p>
          </table:table-cell>
          <table:table-cell office:value-type="string">
            <text:p>a lo largo</text:p>
          </table:table-cell>
          <table:table-cell office:value-type="string">
            <text:p>le long de</text:p>
          </table:table-cell>
          <table:table-cell office:value-type="string">
            <text:p>lungo</text:p>
          </table:table-cell>
          <table:table-cell office:value-type="string">
            <text:p>per</text:p>
          </table:table-cell>
          <table:table-cell office:value-type="string">
            <text:p>de-a lungul</text:p>
          </table:table-cell>
          <table:table-cell office:value-type="string">
            <text:p>entlang</text:p>
          </table:table-cell>
          <table:table-cell office:value-type="string">
            <text:p>BA</text:p>
          </table:table-cell>
          <table:table-cell table:formula="of:=LEN([.D34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lehos</text:p>
          </table:table-cell>
          <table:table-cell office:value-type="string">
            <text:p>away from</text:p>
          </table:table-cell>
          <table:table-cell office:value-type="string">
            <text:p>lejos de</text:p>
          </table:table-cell>
          <table:table-cell office:value-type="string">
            <text:p>loin de</text:p>
          </table:table-cell>
          <table:table-cell office:value-type="string">
            <text:p>lontano da</text:p>
          </table:table-cell>
          <table:table-cell office:value-type="string">
            <text:p>auferetur ab</text:p>
          </table:table-cell>
          <table:table-cell office:value-type="string">
            <text:p>departe de</text:p>
          </table:table-cell>
          <table:table-cell office:value-type="string">
            <text:p>weg von</text:p>
          </table:table-cell>
          <table:table-cell office:value-type="string">
            <text:p>BA</text:p>
          </table:table-cell>
          <table:table-cell table:formula="of:=LEN([.D34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lej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BA</text:p>
          </table:table-cell>
          <table:table-cell table:formula="of:=LEN([.D35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li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il</text:p>
          </table:table-cell>
          <table:table-cell office:value-type="string">
            <text:p>esso</text:p>
          </table:table-cell>
          <table:table-cell office:value-type="string">
            <text:p>quod</text:p>
          </table:table-cell>
          <table:table-cell office:value-type="string">
            <text:p>aceasta</text:p>
          </table:table-cell>
          <table:table-cell office:value-type="string">
            <text:p>es</text:p>
          </table:table-cell>
          <table:table-cell office:value-type="string">
            <text:p>AA</text:p>
          </table:table-cell>
          <table:table-cell table:formula="of:=LEN([.D35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lis</text:p>
          </table:table-cell>
          <table:table-cell office:value-type="string">
            <text:p>its</text:p>
          </table:table-cell>
          <table:table-cell office:value-type="string">
            <text:p>s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al lui</text:p>
          </table:table-cell>
          <table:table-cell office:value-type="string">
            <text:p>sein</text:p>
          </table:table-cell>
          <table:table-cell office:value-type="string">
            <text:p>AC</text:p>
          </table:table-cell>
          <table:table-cell table:formula="of:=LEN([.D35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table:number-columns-repeated="2" office:value-type="string">
            <text:p>me</text:p>
          </table:table-cell>
          <table:table-cell office:value-type="string">
            <text:p>yo</text:p>
          </table:table-cell>
          <table:table-cell office:value-type="string">
            <text:p>moi</text:p>
          </table:table-cell>
          <table:table-cell office:value-type="string">
            <text:p>me</text:p>
          </table:table-cell>
          <table:table-cell office:value-type="string">
            <text:p>mihi</text:p>
          </table:table-cell>
          <table:table-cell office:value-type="string">
            <text:p>pe mine</text:p>
          </table:table-cell>
          <table:table-cell office:value-type="string">
            <text:p>mich</text:p>
          </table:table-cell>
          <table:table-cell office:value-type="string">
            <text:p>AA</text:p>
          </table:table-cell>
          <table:table-cell table:formula="of:=LEN([.D35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mei</text:p>
          </table:table-cell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string">
            <text:p>mai</text:p>
          </table:table-cell>
          <table:table-cell office:value-type="string">
            <text:p>Maggio</text:p>
          </table:table-cell>
          <table:table-cell office:value-type="string">
            <text:p>ut</text:p>
          </table:table-cell>
          <table:table-cell office:value-type="string">
            <text:p>Mai</text:p>
          </table:table-cell>
          <table:table-cell office:value-type="string">
            <text:p>kann</text:p>
          </table:table-cell>
          <table:table-cell office:value-type="string">
            <text:p>AB</text:p>
          </table:table-cell>
          <table:table-cell table:formula="of:=LEN([.D35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mesy</text:p>
          </table:table-cell>
          <table:table-cell office:value-type="string">
            <text:p>myself</text:p>
          </table:table-cell>
          <table:table-cell office:value-type="string">
            <text:p>yo mismo</text:p>
          </table:table-cell>
          <table:table-cell office:value-type="string">
            <text:p>moi même</text:p>
          </table:table-cell>
          <table:table-cell office:value-type="string">
            <text:p>me stessa</text:p>
          </table:table-cell>
          <table:table-cell office:value-type="string">
            <text:p>me</text:p>
          </table:table-cell>
          <table:table-cell office:value-type="string">
            <text:p>eu insumi</text:p>
          </table:table-cell>
          <table:table-cell office:value-type="string">
            <text:p>mich selber</text:p>
          </table:table-cell>
          <table:table-cell office:value-type="string">
            <text:p>AD</text:p>
          </table:table-cell>
          <table:table-cell table:formula="of:=LEN([.D35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mia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 mele</text:p>
          </table:table-cell>
          <table:table-cell office:value-type="string">
            <text:p>meine</text:p>
          </table:table-cell>
          <table:table-cell office:value-type="string">
            <text:p>AA</text:p>
          </table:table-cell>
          <table:table-cell table:formula="of:=LEN([.D35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nah</text:p>
          </table:table-cell>
          <table:table-cell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  <table:table-cell office:value-type="string">
            <text:p>BA</text:p>
          </table:table-cell>
          <table:table-cell table:formula="of:=LEN([.D35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nah bei</text:p>
          </table:table-cell>
          <table:table-cell office:value-type="string">
            <text:p>close by</text:p>
          </table:table-cell>
          <table:table-cell office:value-type="string">
            <text:p>cerca de</text:p>
          </table:table-cell>
          <table:table-cell office:value-type="string">
            <text:p>proche de</text:p>
          </table:table-cell>
          <table:table-cell office:value-type="string">
            <text:p>vicino a</text:p>
          </table:table-cell>
          <table:table-cell office:value-type="string">
            <text:p>propinqua</text:p>
          </table:table-cell>
          <table:table-cell office:value-type="string">
            <text:p>aproape de</text:p>
          </table:table-cell>
          <table:table-cell office:value-type="string">
            <text:p>nahe bei</text:p>
          </table:table-cell>
          <table:table-cell office:value-type="string">
            <text:p>BA</text:p>
          </table:table-cell>
          <table:table-cell table:formula="of:=LEN([.D358])"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ne</text:p>
          </table:table-cell>
          <table:table-cell office:value-type="string">
            <text:p>us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e</text:p>
          </table:table-cell>
          <table:table-cell office:value-type="string">
            <text:p>uns</text:p>
          </table:table-cell>
          <table:table-cell office:value-type="string">
            <text:p>AC</text:p>
          </table:table-cell>
          <table:table-cell table:formula="of:=LEN([.D359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preposition</text:p>
          </table:table-cell>
          <table:table-cell office:value-type="string">
            <text:p>nemai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u</text:p>
          </table:table-cell>
          <table:table-cell office:value-type="string">
            <text:p>noch nie</text:p>
          </table:table-cell>
          <table:table-cell office:value-type="string">
            <text:p>AD</text:p>
          </table:table-cell>
          <table:table-cell table:formula="of:=LEN([.D36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preposition</text:p>
          </table:table-cell>
          <table:table-cell office:value-type="string">
            <text:p>nib</text:p>
          </table:table-cell>
          <table:table-cell office:value-type="string">
            <text:p>beside</text:p>
          </table:table-cell>
          <table:table-cell office:value-type="string">
            <text:p>junto a</text:p>
          </table:table-cell>
          <table:table-cell office:value-type="string">
            <text:p>à côté 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  <table:table-cell office:value-type="string">
            <text:p>BA</text:p>
          </table:table-cell>
          <table:table-cell table:formula="of:=LEN([.D36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non</text:p>
          </table:table-cell>
          <table:table-cell office:value-type="string">
            <text:p>not</text:p>
          </table:table-cell>
          <table:table-cell office:value-type="string">
            <text:p>no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</text:p>
          </table:table-cell>
          <table:table-cell office:value-type="string">
            <text:p>nicht</text:p>
          </table:table-cell>
          <table:table-cell office:value-type="string">
            <text:p>AA</text:p>
          </table:table-cell>
          <table:table-cell table:formula="of:=LEN([.D36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nop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AA</text:p>
          </table:table-cell>
          <table:table-cell table:formula="of:=LEN([.D36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nou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AA</text:p>
          </table:table-cell>
          <table:table-cell table:formula="of:=LEN([.D36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wir</text:p>
          </table:table-cell>
          <table:table-cell office:value-type="string">
            <text:p>AA</text:p>
          </table:table-cell>
          <table:table-cell table:formula="of:=LEN([.D36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nue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 nostru</text:p>
          </table:table-cell>
          <table:table-cell office:value-type="string">
            <text:p>unser</text:p>
          </table:table-cell>
          <table:table-cell office:value-type="string">
            <text:p>AA</text:p>
          </table:table-cell>
          <table:table-cell table:formula="of:=LEN([.D36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obe</text:p>
          </table:table-cell>
          <table:table-cell office:value-type="string">
            <text:p>top</text:p>
          </table:table-cell>
          <table:table-cell office:value-type="string">
            <text:p>parte 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ita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D367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preposition</text:p>
          </table:table-cell>
          <table:table-cell office:value-type="string">
            <text:p>obe</text:p>
          </table:table-cell>
          <table:table-cell table:style-name="ce19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D36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preposition</text:p>
          </table:table-cell>
          <table:table-cell office:value-type="string">
            <text:p>oia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ita, sic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  <table:table-cell office:value-type="string">
            <text:p>AA</text:p>
          </table:table-cell>
          <table:table-cell table:formula="of:=LEN([.D36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preposition</text:p>
          </table:table-cell>
          <table:table-cell office:value-type="string">
            <text:p>omi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  <table:table-cell office:value-type="string">
            <text:p>AB</text:p>
          </table:table-cell>
          <table:table-cell table:formula="of:=LEN([.D37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  <table:table-cell office:value-type="string">
            <text:p>AB</text:p>
          </table:table-cell>
          <table:table-cell table:formula="of:=LEN([.D37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table:number-columns-repeated="2"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D37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out</text:p>
          </table:table-cell>
          <table:table-cell office:value-type="string">
            <text:p>outside</text:p>
          </table:table-cell>
          <table:table-cell office:value-type="string">
            <text:p>fuera de</text:p>
          </table:table-cell>
          <table:table-cell office:value-type="string">
            <text:p>à l'extérieur</text:p>
          </table:table-cell>
          <table:table-cell office:value-type="string">
            <text:p>al di fuori</text:p>
          </table:table-cell>
          <table:table-cell office:value-type="string">
            <text:p>foras</text:p>
          </table:table-cell>
          <table:table-cell office:value-type="string">
            <text:p>in afara</text:p>
          </table:table-cell>
          <table:table-cell office:value-type="string">
            <text:p>draußen</text:p>
          </table:table-cell>
          <table:table-cell office:value-type="string">
            <text:p>BA</text:p>
          </table:table-cell>
          <table:table-cell table:formula="of:=LEN([.D37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par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AA</text:p>
          </table:table-cell>
          <table:table-cell table:formula="of:=LEN([.D374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par</text:p>
          </table:table-cell>
          <table:table-cell table:style-name="ce19"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BA</text:p>
          </table:table-cell>
          <table:table-cell table:formula="of:=LEN([.D37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per</text:p>
          </table:table-cell>
          <table:table-cell office:value-type="string">
            <text:p>across</text:p>
          </table:table-cell>
          <table:table-cell office:value-type="string">
            <text:p>a través d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D37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pica</text:p>
          </table:table-cell>
          <table:table-cell office:value-type="string">
            <text:p>like</text:p>
          </table:table-cell>
          <table:table-cell office:value-type="string">
            <text:p>me gusta</text:p>
          </table:table-cell>
          <table:table-cell office:value-type="string">
            <text:p>comme</text:p>
          </table:table-cell>
          <table:table-cell office:value-type="string">
            <text:p>piace</text:p>
          </table:table-cell>
          <table:table-cell office:value-type="string">
            <text:p>tamquam</text:p>
          </table:table-cell>
          <table:table-cell office:value-type="string">
            <text:p>place</text:p>
          </table:table-cell>
          <table:table-cell office:value-type="string">
            <text:p>mögen</text:p>
          </table:table-cell>
          <table:table-cell office:value-type="string">
            <text:p>AA</text:p>
          </table:table-cell>
          <table:table-cell table:formula="of:=LEN([.D37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pisu</text:p>
          </table:table-cell>
          <table:table-cell office:value-type="string">
            <text:p>own</text:p>
          </table:table-cell>
          <table:table-cell office:value-type="string">
            <text:p>propio</text:p>
          </table:table-cell>
          <table:table-cell office:value-type="string">
            <text:p>posséder</text:p>
          </table:table-cell>
          <table:table-cell office:value-type="string">
            <text:p>proprio</text:p>
          </table:table-cell>
          <table:table-cell office:value-type="string">
            <text:p>suum</text:p>
          </table:table-cell>
          <table:table-cell office:value-type="string">
            <text:p>propriu</text:p>
          </table:table-cell>
          <table:table-cell office:value-type="string">
            <text:p>besitzen</text:p>
          </table:table-cell>
          <table:table-cell office:value-type="string">
            <text:p>AD</text:p>
          </table:table-cell>
          <table:table-cell table:formula="of:=LEN([.D37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 a</text:p>
          </table:table-cell>
          <table:table-cell office:value-type="string">
            <text:p>post</text:p>
          </table:table-cell>
          <table:table-cell office:value-type="string">
            <text:p>in spate</text:p>
          </table:table-cell>
          <table:table-cell office:value-type="string">
            <text:p>hinter</text:p>
          </table:table-cell>
          <table:table-cell office:value-type="string">
            <text:p>BA</text:p>
          </table:table-cell>
          <table:table-cell table:formula="of:=LEN([.D37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primo</text:p>
          </table:table-cell>
          <table:table-cell office:value-type="string">
            <text:p>first</text:p>
          </table:table-cell>
          <table:table-cell office:value-type="string">
            <text:p>primero</text:p>
          </table:table-cell>
          <table:table-cell office:value-type="string">
            <text:p>première</text:p>
          </table:table-cell>
          <table:table-cell office:value-type="string">
            <text:p>primo</text:p>
          </table:table-cell>
          <table:table-cell office:value-type="string">
            <text:p>primis</text:p>
          </table:table-cell>
          <table:table-cell office:value-type="string">
            <text:p>primul</text:p>
          </table:table-cell>
          <table:table-cell office:value-type="string">
            <text:p>zuerst</text:p>
          </table:table-cell>
          <table:table-cell office:value-type="string">
            <text:p>AC</text:p>
          </table:table-cell>
          <table:table-cell table:formula="of:=LEN([.D38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que</text:p>
          </table:table-cell>
          <table:table-cell office:value-type="string">
            <text:p>what</text:p>
          </table:table-cell>
          <table:table-cell office:value-type="string">
            <text:p>qué</text:p>
          </table:table-cell>
          <table:table-cell office:value-type="string">
            <text:p>quoi</text:p>
          </table:table-cell>
          <table:table-cell office:value-type="string">
            <text:p>che cosa</text:p>
          </table:table-cell>
          <table:table-cell office:value-type="string">
            <text:p>Quid</text:p>
          </table:table-cell>
          <table:table-cell office:value-type="string">
            <text:p>ce</text:p>
          </table:table-cell>
          <table:table-cell office:value-type="string">
            <text:p>Was</text:p>
          </table:table-cell>
          <table:table-cell office:value-type="string">
            <text:p>AA</text:p>
          </table:table-cell>
          <table:table-cell table:formula="of:=LEN([.D38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qui</text:p>
          </table:table-cell>
          <table:table-cell office:value-type="string">
            <text:p>who</text:p>
          </table:table-cell>
          <table:table-cell office:value-type="string">
            <text:p>quien</text:p>
          </table:table-cell>
          <table:table-cell office:value-type="string">
            <text:p>qui</text:p>
          </table:table-cell>
          <table:table-cell office:value-type="string">
            <text:p>chi</text:p>
          </table:table-cell>
          <table:table-cell office:value-type="string">
            <text:p>qui</text:p>
          </table:table-cell>
          <table:table-cell office:value-type="string">
            <text:p>care</text:p>
          </table:table-cell>
          <table:table-cell office:value-type="string">
            <text:p>Wer</text:p>
          </table:table-cell>
          <table:table-cell office:value-type="string">
            <text:p>AA</text:p>
          </table:table-cell>
          <table:table-cell table:formula="of:=LEN([.D38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quo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D38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retur</text:p>
          </table:table-cell>
          <table:table-cell office:value-type="string">
            <text:p>back to</text:p>
          </table:table-cell>
          <table:table-cell office:value-type="string">
            <text:p>de regreso</text:p>
          </table:table-cell>
          <table:table-cell office:value-type="string">
            <text:p>retour à</text:p>
          </table:table-cell>
          <table:table-cell office:value-type="string">
            <text:p>torna a</text:p>
          </table:table-cell>
          <table:table-cell office:value-type="string">
            <text:p>ut tergum</text:p>
          </table:table-cell>
          <table:table-cell office:value-type="string">
            <text:p>înapoi la</text:p>
          </table:table-cell>
          <table:table-cell office:value-type="string">
            <text:p>zurück zu</text:p>
          </table:table-cell>
          <table:table-cell office:value-type="string">
            <text:p>BA</text:p>
          </table:table-cell>
          <table:table-cell table:formula="of:=LEN([.D38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office:value-type="string">
            <text:p>Por favor</text:p>
          </table:table-cell>
          <table:table-cell office:value-type="string">
            <text:p>S'il vous plaît</text:p>
          </table:table-cell>
          <table:table-cell office:value-type="string">
            <text:p>per favore</text:p>
          </table:table-cell>
          <table:table-cell office:value-type="string">
            <text:p>obsecro,</text:p>
          </table:table-cell>
          <table:table-cell office:value-type="string">
            <text:p>Vă rog</text:p>
          </table:table-cell>
          <table:table-cell office:value-type="string">
            <text:p>Bitte</text:p>
          </table:table-cell>
          <table:table-cell office:value-type="string">
            <text:p>AA</text:p>
          </table:table-cell>
          <table:table-cell table:formula="of:=LEN([.D38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sub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D386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sujet</text:p>
          </table:table-cell>
          <table:table-cell table:style-name="ce19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au sujet de</text:p>
          </table:table-cell>
          <table:table-cell office:value-type="string">
            <text:p>di</text:p>
          </table:table-cell>
          <table:table-cell office:value-type="string">
            <text:p>de</text:p>
          </table:table-cell>
          <table:table-cell office:value-type="string">
            <text:p>despr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D38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supra</text:p>
          </table:table-cell>
          <table:table-cell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mai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D38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AA</text:p>
          </table:table-cell>
          <table:table-cell table:formula="of:=LEN([.D38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si</text:p>
          </table:table-cell>
          <table:table-cell table:number-columns-repeated="2" office:value-type="string">
            <text:p>cosi</text:p>
          </table:table-cell>
          <table:table-cell office:value-type="string">
            <text:p>asa </text:p>
          </table:table-cell>
          <table:table-cell office:value-type="string">
            <text:p>so</text:p>
          </table:table-cell>
          <table:table-cell office:value-type="string">
            <text:p>BA</text:p>
          </table:table-cell>
          <table:table-cell table:formula="of:=LEN([.D39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tsu</text:p>
          </table:table-cell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vers</text:p>
          </table:table-cell>
          <table:table-cell office:value-type="string">
            <text:p>per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AA</text:p>
          </table:table-cell>
          <table:table-cell table:formula="of:=LEN([.D391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tsu</text:p>
          </table:table-cell>
          <table:table-cell table:style-name="ce19" office:value-type="string">
            <text:p>to,at</text:p>
          </table:table-cell>
          <table:table-cell office:value-type="string">
            <text:p>par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, bei</text:p>
          </table:table-cell>
          <table:table-cell office:value-type="string">
            <text:p>BA</text:p>
          </table:table-cell>
          <table:table-cell table:formula="of:=LEN([.D39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tum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BA</text:p>
          </table:table-cell>
          <table:table-cell table:formula="of:=LEN([.D39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preposition</text:p>
          </table:table-cell>
          <table:table-cell office:value-type="string">
            <text:p>tum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AB</text:p>
          </table:table-cell>
          <table:table-cell table:formula="of:=LEN([.D39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ubi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AA</text:p>
          </table:table-cell>
          <table:table-cell table:formula="of:=LEN([.D39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uel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u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  <table:table-cell office:value-type="string">
            <text:p>AC</text:p>
          </table:table-cell>
          <table:table-cell table:formula="of:=LEN([.D39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D39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una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  <table:table-cell office:value-type="string">
            <text:p>AA</text:p>
          </table:table-cell>
          <table:table-cell table:formula="of:=LEN([.D39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una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B</text:p>
          </table:table-cell>
          <table:table-cell table:formula="of:=LEN([.D39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preposition</text:p>
          </table:table-cell>
          <table:table-cell office:value-type="string">
            <text:p>unt</text:p>
          </table:table-cell>
          <table:table-cell office:value-type="string">
            <text:p>under, below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D40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uxa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AC</text:p>
          </table:table-cell>
          <table:table-cell table:formula="of:=LEN([.D40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ve</text:p>
          </table:table-cell>
          <table:table-cell office:value-type="string">
            <text:p>you</text:p>
          </table:table-cell>
          <table:table-cell office:value-type="string">
            <text:p>tú</text:p>
          </table:table-cell>
          <table:table-cell office:value-type="string">
            <text:p>toi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D40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ver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 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  <table:table-cell office:value-type="string">
            <text:p>BA</text:p>
          </table:table-cell>
          <table:table-cell table:formula="of:=LEN([.D40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via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D40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via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spre</text:p>
          </table:table-cell>
          <table:table-cell office:value-type="string">
            <text:p>durch</text:p>
          </table:table-cell>
          <table:table-cell office:value-type="string">
            <text:p>AB</text:p>
          </table:table-cell>
          <table:table-cell table:formula="of:=LEN([.D40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von</text:p>
          </table:table-cell>
          <table:table-cell office:value-type="string">
            <text:p>of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D40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vor</text:p>
          </table:table-cell>
          <table:table-cell office:value-type="string">
            <text:p>in front of</text:p>
          </table:table-cell>
          <table:table-cell office:value-type="string">
            <text:p>en frente de</text:p>
          </table:table-cell>
          <table:table-cell office:value-type="string">
            <text:p>devant de</text:p>
          </table:table-cell>
          <table:table-cell office:value-type="string">
            <text:p>di fronte a</text:p>
          </table:table-cell>
          <table:table-cell office:value-type="string">
            <text:p>pro</text:p>
          </table:table-cell>
          <table:table-cell office:value-type="string">
            <text:p>în fața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D40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vue</text:p>
          </table:table-cell>
          <table:table-cell office:value-type="string">
            <text:p>your</text:p>
          </table:table-cell>
          <table:table-cell office:value-type="string">
            <text:p>tu</text:p>
          </table:table-cell>
          <table:table-cell office:value-type="string">
            <text:p>votre</text:p>
          </table:table-cell>
          <table:table-cell office:value-type="string">
            <text:p>il tuo</text:p>
          </table:table-cell>
          <table:table-cell office:value-type="string">
            <text:p>vestra</text:p>
          </table:table-cell>
          <table:table-cell office:value-type="string">
            <text:p>ta</text:p>
          </table:table-cell>
          <table:table-cell office:value-type="string">
            <text:p>Ihre</text:p>
          </table:table-cell>
          <table:table-cell office:value-type="string">
            <text:p>AC</text:p>
          </table:table-cell>
          <table:table-cell table:formula="of:=LEN([.D40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xe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lle</text:p>
          </table:table-cell>
          <table:table-cell office:value-type="string">
            <text:p>lei</text:p>
          </table:table-cell>
          <table:table-cell office:value-type="string">
            <text:p>quæ</text:p>
          </table:table-cell>
          <table:table-cell office:value-type="string">
            <text:p>ea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D409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xi</text:p>
          </table:table-cell>
          <table:table-cell office:value-type="string">
            <text:p>her</text:p>
          </table:table-cell>
          <table:table-cell office:value-type="string">
            <text:p>su</text:p>
          </table:table-cell>
          <table:table-cell office:value-type="string">
            <text:p>sa</text:p>
          </table:table-cell>
          <table:table-cell office:value-type="string">
            <text:p>sua</text:p>
          </table:table-cell>
          <table:table-cell office:value-type="string">
            <text:p>eius</text:p>
          </table:table-cell>
          <table:table-cell office:value-type="string">
            <text:p>a ei</text:p>
          </table:table-cell>
          <table:table-cell office:value-type="string">
            <text:p>ihr</text:p>
          </table:table-cell>
          <table:table-cell office:value-type="string">
            <text:p>AB</text:p>
          </table:table-cell>
          <table:table-cell table:formula="of:=LEN([.D410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preposition</text:p>
          </table:table-cell>
          <table:table-cell office:value-type="string">
            <text:p>ze</text:p>
          </table:table-cell>
          <table:table-cell office:value-type="string">
            <text:p>them</text:p>
          </table:table-cell>
          <table:table-cell office:value-type="string">
            <text:p>ellos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illis</text:p>
          </table:table-cell>
          <table:table-cell office:value-type="string">
            <text:p>lor</text:p>
          </table:table-cell>
          <table:table-cell office:value-type="string">
            <text:p>Sie</text:p>
          </table:table-cell>
          <table:table-cell office:value-type="string">
            <text:p>AB</text:p>
          </table:table-cell>
          <table:table-cell table:formula="of:=LEN([.D41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ze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ls</text:p>
          </table:table-cell>
          <table:table-cell office:value-type="string">
            <text:p>essi</text:p>
          </table:table-cell>
          <table:table-cell office:value-type="string">
            <text:p>quod</text:p>
          </table:table-cell>
          <table:table-cell office:value-type="string">
            <text:p>e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D41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zi</text:p>
          </table:table-cell>
          <table:table-cell office:value-type="string">
            <text:p>he</text:p>
          </table:table-cell>
          <table:table-cell office:value-type="string">
            <text:p>él</text:p>
          </table:table-cell>
          <table:table-cell office:value-type="string">
            <text:p>il</text:p>
          </table:table-cell>
          <table:table-cell office:value-type="string">
            <text:p>lui</text:p>
          </table:table-cell>
          <table:table-cell office:value-type="string">
            <text:p>ille</text:p>
          </table:table-cell>
          <table:table-cell office:value-type="string">
            <text:p>el</text:p>
          </table:table-cell>
          <table:table-cell office:value-type="string">
            <text:p>er</text:p>
          </table:table-cell>
          <table:table-cell office:value-type="string">
            <text:p>AA</text:p>
          </table:table-cell>
          <table:table-cell table:formula="of:=LEN([.D41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zia</text:p>
          </table:table-cell>
          <table:table-cell office:value-type="string">
            <text:p>his</text:p>
          </table:table-cell>
          <table:table-cell office:value-type="string">
            <text:p>su</text:p>
          </table:table-cell>
          <table:table-cell office:value-type="string">
            <text:p>le sien</text:p>
          </table:table-cell>
          <table:table-cell office:value-type="string">
            <text:p>il suo</text:p>
          </table:table-cell>
          <table:table-cell office:value-type="string">
            <text:p>eius</text:p>
          </table:table-cell>
          <table:table-cell office:value-type="string">
            <text:p>a lui</text:p>
          </table:table-cell>
          <table:table-cell office:value-type="string">
            <text:p>seine</text:p>
          </table:table-cell>
          <table:table-cell office:value-type="string">
            <text:p>AB</text:p>
          </table:table-cell>
          <table:table-cell table:formula="of:=LEN([.D41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zue</text:p>
          </table:table-cell>
          <table:table-cell office:value-type="string">
            <text:p>their</text:p>
          </table:table-cell>
          <table:table-cell office:value-type="string">
            <text:p>su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eorum</text:p>
          </table:table-cell>
          <table:table-cell office:value-type="string">
            <text:p>al lor</text:p>
          </table:table-cell>
          <table:table-cell office:value-type="string">
            <text:p>ihr</text:p>
          </table:table-cell>
          <table:table-cell office:value-type="string">
            <text:p>AC</text:p>
          </table:table-cell>
          <table:table-cell table:formula="of:=LEN([.D4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ronoun</text:p>
          </table:table-cell>
          <table:table-cell office:value-type="string">
            <text:p>ise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  <table:table-cell office:value-type="string">
            <text:p>AC</text:p>
          </table:table-cell>
          <table:table-cell table:formula="of:=LEN([.D41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ronoun</text:p>
          </table:table-cell>
          <table:table-cell office:value-type="string">
            <text:p>ita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  <table:table-cell office:value-type="string">
            <text:p>AA</text:p>
          </table:table-cell>
          <table:table-cell table:formula="of:=LEN([.D417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aclu</text:p>
          </table:table-cell>
          <table:table-cell table:style-name="ce20" office:value-type="string">
            <text:p>call</text:p>
          </table:table-cell>
          <table:table-cell table:style-name="ce23" office:value-type="string">
            <text:p>llamar</text:p>
          </table:table-cell>
          <table:table-cell office:value-type="string">
            <text:p>appel</text:p>
          </table:table-cell>
          <table:table-cell office:value-type="string">
            <text:p>chiamata</text:p>
          </table:table-cell>
          <table:table-cell office:value-type="string">
            <text:p>voca</text:p>
          </table:table-cell>
          <table:table-cell office:value-type="string">
            <text:p>apel</text:p>
          </table:table-cell>
          <table:table-cell office:value-type="string">
            <text:p>anrufen</text:p>
          </table:table-cell>
          <table:table-cell office:value-type="string">
            <text:p>CA</text:p>
          </table:table-cell>
          <table:table-cell table:formula="of:=LEN([.D41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aidu</text:p>
          </table:table-cell>
          <table:table-cell table:style-name="ce20" office:value-type="string">
            <text:p>help</text:p>
          </table:table-cell>
          <table:table-cell table:style-name="ce23" office:value-type="string">
            <text:p>ayudar</text:p>
          </table:table-cell>
          <table:table-cell office:value-type="string">
            <text:p>aider</text:p>
          </table:table-cell>
          <table:table-cell office:value-type="string">
            <text:p>per aiutare</text:p>
          </table:table-cell>
          <table:table-cell office:value-type="string">
            <text:p>auxilium</text:p>
          </table:table-cell>
          <table:table-cell office:value-type="string">
            <text:p>pentru a ajuta</text:p>
          </table:table-cell>
          <table:table-cell office:value-type="string">
            <text:p>zu helfen</text:p>
          </table:table-cell>
          <table:table-cell office:value-type="string">
            <text:p>CA</text:p>
          </table:table-cell>
          <table:table-cell table:formula="of:=LEN([.D41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aivu</text:p>
          </table:table-cell>
          <table:table-cell table:style-name="ce20" office:value-type="string">
            <text:p>arrive</text:p>
          </table:table-cell>
          <table:table-cell table:style-name="ce23" office:value-type="string">
            <text:p>llegar</text:p>
          </table:table-cell>
          <table:table-cell office:value-type="string">
            <text:p>arrive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ankommen</text:p>
          </table:table-cell>
          <table:table-cell office:value-type="string">
            <text:p>CA</text:p>
          </table:table-cell>
          <table:table-cell table:formula="of:=LEN([.D42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andu</text:p>
          </table:table-cell>
          <table:table-cell office:value-type="string">
            <text:p>go, goes</text:p>
          </table:table-cell>
          <table:table-cell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parti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en</text:p>
          </table:table-cell>
          <table:table-cell office:value-type="string">
            <text:p>AA</text:p>
          </table:table-cell>
          <table:table-cell table:formula="of:=LEN([.D42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verb</text:p>
          </table:table-cell>
          <table:table-cell office:value-type="string">
            <text:p>apru</text:p>
          </table:table-cell>
          <table:table-cell table:style-name="ce20" office:value-type="string">
            <text:p>appear</text:p>
          </table:table-cell>
          <table:table-cell table:style-name="ce23" office:value-type="string">
            <text:p>aparecer</text:p>
          </table:table-cell>
          <table:table-cell office:value-type="string">
            <text:p>apparaître</text:p>
          </table:table-cell>
          <table:table-cell office:value-type="string">
            <text:p>apparire</text:p>
          </table:table-cell>
          <table:table-cell office:value-type="string">
            <text:p>videtur</text:p>
          </table:table-cell>
          <table:table-cell office:value-type="string">
            <text:p>apărea</text:p>
          </table:table-cell>
          <table:table-cell office:value-type="string">
            <text:p>erscheinen</text:p>
          </table:table-cell>
          <table:table-cell office:value-type="string">
            <text:p>CA</text:p>
          </table:table-cell>
          <table:table-cell table:formula="of:=LEN([.D4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arbu</text:p>
          </table:table-cell>
          <table:table-cell office:value-type="string">
            <text:p>work</text:p>
          </table:table-cell>
          <table:table-cell office:value-type="string">
            <text:p>trabajo</text:p>
          </table:table-cell>
          <table:table-cell office:value-type="string">
            <text:p>travailler</text:p>
          </table:table-cell>
          <table:table-cell office:value-type="string">
            <text:p>al lavoro</text:p>
          </table:table-cell>
          <table:table-cell office:value-type="string">
            <text:p>opus</text:p>
          </table:table-cell>
          <table:table-cell office:value-type="string">
            <text:p>a lucra</text:p>
          </table:table-cell>
          <table:table-cell office:value-type="string">
            <text:p>zu arbeiten</text:p>
          </table:table-cell>
          <table:table-cell office:value-type="string">
            <text:p>AC</text:p>
          </table:table-cell>
          <table:table-cell table:formula="of:=LEN([.D42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asku</text:p>
          </table:table-cell>
          <table:table-cell table:style-name="ce20" office:value-type="string">
            <text:p>ask for</text:p>
          </table:table-cell>
          <table:table-cell table:style-name="ce23" office:value-type="string">
            <text:p>pedir</text:p>
          </table:table-cell>
          <table:table-cell office:value-type="string">
            <text:p>demander</text:p>
          </table:table-cell>
          <table:table-cell office:value-type="string">
            <text:p>chiedere</text:p>
          </table:table-cell>
          <table:table-cell office:value-type="string">
            <text:p>quaerere</text:p>
          </table:table-cell>
          <table:table-cell office:value-type="string">
            <text:p>cere</text:p>
          </table:table-cell>
          <table:table-cell office:value-type="string">
            <text:p>fragen</text:p>
          </table:table-cell>
          <table:table-cell office:value-type="string">
            <text:p>AB</text:p>
          </table:table-cell>
          <table:table-cell table:formula="of:=LEN([.D42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auzu</text:p>
          </table:table-cell>
          <table:table-cell table:style-name="ce20" office:value-type="string">
            <text:p>listen</text:p>
          </table:table-cell>
          <table:table-cell table:style-name="ce23" office:value-type="string">
            <text:p>escuchar</text:p>
          </table:table-cell>
          <table:table-cell office:value-type="string">
            <text:p>écout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 zu</text:p>
          </table:table-cell>
          <table:table-cell office:value-type="string">
            <text:p>CA</text:p>
          </table:table-cell>
          <table:table-cell table:formula="of:=LEN([.D42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axtu</text:p>
          </table:table-cell>
          <table:table-cell office:value-type="string">
            <text:p>buy</text:p>
          </table:table-cell>
          <table:table-cell office:value-type="string">
            <text:p>comprar</text:p>
          </table:table-cell>
          <table:table-cell office:value-type="string">
            <text:p>acheter</text:p>
          </table:table-cell>
          <table:table-cell office:value-type="string">
            <text:p>acquistare</text:p>
          </table:table-cell>
          <table:table-cell office:value-type="string">
            <text:p>buy</text:p>
          </table:table-cell>
          <table:table-cell office:value-type="string">
            <text:p>a cumpara</text:p>
          </table:table-cell>
          <table:table-cell office:value-type="string">
            <text:p>Kaufen</text:p>
          </table:table-cell>
          <table:table-cell office:value-type="string">
            <text:p>AC</text:p>
          </table:table-cell>
          <table:table-cell table:formula="of:=LEN([.D42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bebu</text:p>
          </table:table-cell>
          <table:table-cell office:value-type="string">
            <text:p>drink</text:p>
          </table:table-cell>
          <table:table-cell office:value-type="string">
            <text:p>bebida</text:p>
          </table:table-cell>
          <table:table-cell office:value-type="string">
            <text:p>boisson</text:p>
          </table:table-cell>
          <table:table-cell office:value-type="string">
            <text:p>bevanda</text:p>
          </table:table-cell>
          <table:table-cell office:value-type="string">
            <text:p>bibe</text:p>
          </table:table-cell>
          <table:table-cell office:value-type="string">
            <text:p>băutură</text:p>
          </table:table-cell>
          <table:table-cell office:value-type="string">
            <text:p>trinken</text:p>
          </table:table-cell>
          <table:table-cell office:value-type="string">
            <text:p>AD</text:p>
          </table:table-cell>
          <table:table-cell table:formula="of:=LEN([.D42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bezu</text:p>
          </table:table-cell>
          <table:table-cell table:style-name="ce20" office:value-type="string">
            <text:p>need</text:p>
          </table:table-cell>
          <table:table-cell table:style-name="ce23" office:value-type="string">
            <text:p>necesitar</text:p>
          </table:table-cell>
          <table:table-cell office:value-type="string">
            <text:p>avoir besoin</text:p>
          </table:table-cell>
          <table:table-cell office:value-type="string">
            <text:p>bisogno</text:p>
          </table:table-cell>
          <table:table-cell office:value-type="string">
            <text:p>opus</text:p>
          </table:table-cell>
          <table:table-cell office:value-type="string">
            <text:p>nevoie</text:p>
          </table:table-cell>
          <table:table-cell office:value-type="string">
            <text:p>brauchen</text:p>
          </table:table-cell>
          <table:table-cell office:value-type="string">
            <text:p>CA</text:p>
          </table:table-cell>
          <table:table-cell table:formula="of:=LEN([.D42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verb</text:p>
          </table:table-cell>
          <table:table-cell office:value-type="string">
            <text:p>busu</text:p>
          </table:table-cell>
          <table:table-cell table:style-name="ce20" office:value-type="string">
            <text:p>lookfor</text:p>
          </table:table-cell>
          <table:table-cell table:style-name="ce23" office:value-type="string">
            <text:p>buscar</text:p>
          </table:table-cell>
          <table:table-cell office:value-type="string">
            <text:p>chercher</text:p>
          </table:table-cell>
          <table:table-cell office:value-type="string">
            <text:p>cercare</text:p>
          </table:table-cell>
          <table:table-cell office:value-type="string">
            <text:p>quaerere</text:p>
          </table:table-cell>
          <table:table-cell office:value-type="string">
            <text:p>cauta</text:p>
          </table:table-cell>
          <table:table-cell office:value-type="string">
            <text:p>suchen Sie nach</text:p>
          </table:table-cell>
          <table:table-cell office:value-type="string">
            <text:p>CA</text:p>
          </table:table-cell>
          <table:table-cell table:formula="of:=LEN([.D42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cagu</text:p>
          </table:table-cell>
          <table:table-cell table:style-name="ce20" office:value-type="string">
            <text:p>change</text:p>
          </table:table-cell>
          <table:table-cell table:style-name="ce23" office:value-type="string">
            <text:p>cambiar</text:p>
          </table:table-cell>
          <table:table-cell office:value-type="string">
            <text:p>changer</text:p>
          </table:table-cell>
          <table:table-cell office:value-type="string">
            <text:p>cambiamento</text:p>
          </table:table-cell>
          <table:table-cell office:value-type="string">
            <text:p>mutatio</text:p>
          </table:table-cell>
          <table:table-cell office:value-type="string">
            <text:p>schimbare</text:p>
          </table:table-cell>
          <table:table-cell office:value-type="string">
            <text:p>ändern</text:p>
          </table:table-cell>
          <table:table-cell office:value-type="string">
            <text:p>CA</text:p>
          </table:table-cell>
          <table:table-cell table:formula="of:=LEN([.D43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cagu</text:p>
          </table:table-cell>
          <table:table-cell table:style-name="ce20" office:value-type="string">
            <text:p>convert</text:p>
          </table:table-cell>
          <table:table-cell table:style-name="ce23" office:value-type="string">
            <text:p>convertir</text:p>
          </table:table-cell>
          <table:table-cell office:value-type="string">
            <text:p>convertir</text:p>
          </table:table-cell>
          <table:table-cell office:value-type="string">
            <text:p>convertire</text:p>
          </table:table-cell>
          <table:table-cell office:value-type="string">
            <text:p>convertere,</text:p>
          </table:table-cell>
          <table:table-cell office:value-type="string">
            <text:p>converti</text:p>
          </table:table-cell>
          <table:table-cell office:value-type="string">
            <text:p>konvertieren</text:p>
          </table:table-cell>
          <table:table-cell office:value-type="string">
            <text:p>CA</text:p>
          </table:table-cell>
          <table:table-cell table:formula="of:=LEN([.D43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capu</text:p>
          </table:table-cell>
          <table:table-cell table:style-name="ce20" office:value-type="string">
            <text:p>understand</text:p>
          </table:table-cell>
          <table:table-cell table:style-name="ce23" office:value-type="string">
            <text:p>entender</text:p>
          </table:table-cell>
          <table:table-cell office:value-type="string">
            <text:p>comprendre</text:p>
          </table:table-cell>
          <table:table-cell office:value-type="string">
            <text:p>capire</text:p>
          </table:table-cell>
          <table:table-cell office:value-type="string">
            <text:p>intellegite</text:p>
          </table:table-cell>
          <table:table-cell office:value-type="string">
            <text:p>înțelege</text:p>
          </table:table-cell>
          <table:table-cell office:value-type="string">
            <text:p>verstehen</text:p>
          </table:table-cell>
          <table:table-cell office:value-type="string">
            <text:p>CA</text:p>
          </table:table-cell>
          <table:table-cell table:formula="of:=LEN([.D43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cetu</text:p>
          </table:table-cell>
          <table:table-cell table:style-name="ce20" office:value-type="string">
            <text:p>accept</text:p>
          </table:table-cell>
          <table:table-cell table:style-name="ce23" office:value-type="string">
            <text:p>aceptar</text:p>
          </table:table-cell>
          <table:table-cell office:value-type="string">
            <text:p>Accepter</text:p>
          </table:table-cell>
          <table:table-cell office:value-type="string">
            <text:p>accettare</text:p>
          </table:table-cell>
          <table:table-cell office:value-type="string">
            <text:p>accipit</text:p>
          </table:table-cell>
          <table:table-cell office:value-type="string">
            <text:p>accepta</text:p>
          </table:table-cell>
          <table:table-cell office:value-type="string">
            <text:p>akzeptieren</text:p>
          </table:table-cell>
          <table:table-cell office:value-type="string">
            <text:p>CA</text:p>
          </table:table-cell>
          <table:table-cell table:formula="of:=LEN([.D43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cevu</text:p>
          </table:table-cell>
          <table:table-cell table:style-name="ce20" office:value-type="string">
            <text:p>receive</text:p>
          </table:table-cell>
          <table:table-cell table:style-name="ce23" office:value-type="string">
            <text:p>recibir</text:p>
          </table:table-cell>
          <table:table-cell office:value-type="string">
            <text:p>recevoir</text:p>
          </table:table-cell>
          <table:table-cell office:value-type="string">
            <text:p>ricevere</text:p>
          </table:table-cell>
          <table:table-cell office:value-type="string">
            <text:p>accipere</text:p>
          </table:table-cell>
          <table:table-cell office:value-type="string">
            <text:p>primi</text:p>
          </table:table-cell>
          <table:table-cell office:value-type="string">
            <text:p>erhalten</text:p>
          </table:table-cell>
          <table:table-cell office:value-type="string">
            <text:p>CA</text:p>
          </table:table-cell>
          <table:table-cell table:formula="of:=LEN([.D43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civu</text:p>
          </table:table-cell>
          <table:table-cell office:value-type="string">
            <text:p>know</text:p>
          </table:table-cell>
          <table:table-cell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kennt, wissen</text:p>
          </table:table-cell>
          <table:table-cell office:value-type="string">
            <text:p>AB</text:p>
          </table:table-cell>
          <table:table-cell table:formula="of:=LEN([.D43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coru</text:p>
          </table:table-cell>
          <table:table-cell office:value-type="string">
            <text:p>run</text:p>
          </table:table-cell>
          <table:table-cell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rere</text:p>
          </table:table-cell>
          <table:table-cell office:value-type="string">
            <text:p>currere</text:p>
          </table:table-cell>
          <table:table-cell office:value-type="string">
            <text:p>alerga</text:p>
          </table:table-cell>
          <table:table-cell office:value-type="string">
            <text:p>Lauf</text:p>
          </table:table-cell>
          <table:table-cell office:value-type="string">
            <text:p>AA</text:p>
          </table:table-cell>
          <table:table-cell table:formula="of:=LEN([.D43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cotu</text:p>
          </table:table-cell>
          <table:table-cell table:style-name="ce20" office:value-type="string">
            <text:p>count</text:p>
          </table:table-cell>
          <table:table-cell table:style-name="ce23" office:value-type="string">
            <text:p>contar</text:p>
          </table:table-cell>
          <table:table-cell office:value-type="string">
            <text:p>raconter</text:p>
          </table:table-cell>
          <table:table-cell office:value-type="string">
            <text:p>contare</text:p>
          </table:table-cell>
          <table:table-cell office:value-type="string">
            <text:p>numerare</text:p>
          </table:table-cell>
          <table:table-cell office:value-type="string">
            <text:p>conta</text:p>
          </table:table-cell>
          <table:table-cell office:value-type="string">
            <text:p>erzählen</text:p>
          </table:table-cell>
          <table:table-cell office:value-type="string">
            <text:p>CA</text:p>
          </table:table-cell>
          <table:table-cell table:formula="of:=LEN([.D43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creu</text:p>
          </table:table-cell>
          <table:table-cell table:style-name="ce20" office:value-type="string">
            <text:p>create</text:p>
          </table:table-cell>
          <table:table-cell table:style-name="ce23" office:value-type="string">
            <text:p>crear</text:p>
          </table:table-cell>
          <table:table-cell office:value-type="string">
            <text:p>créer</text:p>
          </table:table-cell>
          <table:table-cell office:value-type="string">
            <text:p>creare</text:p>
          </table:table-cell>
          <table:table-cell office:value-type="string">
            <text:p>partum</text:p>
          </table:table-cell>
          <table:table-cell office:value-type="string">
            <text:p>crea</text:p>
          </table:table-cell>
          <table:table-cell office:value-type="string">
            <text:p>schaffen</text:p>
          </table:table-cell>
          <table:table-cell office:value-type="string">
            <text:p>CA</text:p>
          </table:table-cell>
          <table:table-cell table:formula="of:=LEN([.D43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cydu</text:p>
          </table:table-cell>
          <table:table-cell table:style-name="ce20" office:value-type="string">
            <text:p>fall</text:p>
          </table:table-cell>
          <table:table-cell table:style-name="ce23" office:value-type="string">
            <text:p>caer</text:p>
          </table:table-cell>
          <table:table-cell office:value-type="string">
            <text:p>tomber</text:p>
          </table:table-cell>
          <table:table-cell office:value-type="string">
            <text:p>cadere</text:p>
          </table:table-cell>
          <table:table-cell office:value-type="string">
            <text:p>cadunt</text:p>
          </table:table-cell>
          <table:table-cell office:value-type="string">
            <text:p>a cădea</text:p>
          </table:table-cell>
          <table:table-cell office:value-type="string">
            <text:p>fallen</text:p>
          </table:table-cell>
          <table:table-cell office:value-type="string">
            <text:p>CA</text:p>
          </table:table-cell>
          <table:table-cell table:formula="of:=LEN([.D43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cytu</text:p>
          </table:table-cell>
          <table:table-cell office:value-type="string">
            <text:p>sing</text:p>
          </table:table-cell>
          <table:table-cell office:value-type="string">
            <text:p>canta</text:p>
          </table:table-cell>
          <table:table-cell office:value-type="string">
            <text:p>chanter</text:p>
          </table:table-cell>
          <table:table-cell office:value-type="string">
            <text:p>cantare</text:p>
          </table:table-cell>
          <table:table-cell office:value-type="string">
            <text:p>cantabo</text:p>
          </table:table-cell>
          <table:table-cell office:value-type="string">
            <text:p>cânta</text:p>
          </table:table-cell>
          <table:table-cell office:value-type="string">
            <text:p>singen</text:p>
          </table:table-cell>
          <table:table-cell office:value-type="string">
            <text:p>AC</text:p>
          </table:table-cell>
          <table:table-cell table:formula="of:=LEN([.D44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string">
            <text:p>?</text:p>
          </table:table-cell>
          <table:table-cell office:value-type="string">
            <text:p>verb</text:p>
          </table:table-cell>
          <table:table-cell office:value-type="string">
            <text:p>debu</text:p>
          </table:table-cell>
          <table:table-cell table:style-name="ce20" office:value-type="string">
            <text:p>owe</text:p>
          </table:table-cell>
          <table:table-cell table:style-name="ce23" office:value-type="string">
            <text:p>deber</text:p>
          </table:table-cell>
          <table:table-cell office:value-type="string">
            <text:p>devoir</text:p>
          </table:table-cell>
          <table:table-cell office:value-type="string">
            <text:p>dovere</text:p>
          </table:table-cell>
          <table:table-cell office:value-type="string">
            <text:p>officium</text:p>
          </table:table-cell>
          <table:table-cell office:value-type="string">
            <text:p>a datora</text:p>
          </table:table-cell>
          <table:table-cell office:value-type="string">
            <text:p>schulden</text:p>
          </table:table-cell>
          <table:table-cell office:value-type="string">
            <text:p>CA</text:p>
          </table:table-cell>
          <table:table-cell table:formula="of:=LEN([.D44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dehu</text:p>
          </table:table-cell>
          <table:table-cell table:style-name="ce20" office:value-type="string">
            <text:p>leave/allow</text:p>
          </table:table-cell>
          <table:table-cell table:style-name="ce23"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lasciare</text:p>
          </table:table-cell>
          <table:table-cell office:value-type="string">
            <text:p>relinquo</text:p>
          </table:table-cell>
          <table:table-cell office:value-type="string">
            <text:p>părăsi</text:p>
          </table:table-cell>
          <table:table-cell office:value-type="string">
            <text:p>geh</text:p>
          </table:table-cell>
          <table:table-cell office:value-type="string">
            <text:p>CA</text:p>
          </table:table-cell>
          <table:table-cell table:formula="of:=LEN([.D44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desu</text:p>
          </table:table-cell>
          <table:table-cell office:value-type="string">
            <text:p>draw</text:p>
          </table:table-cell>
          <table:table-cell office:value-type="string">
            <text:p>dibujar</text:p>
          </table:table-cell>
          <table:table-cell office:value-type="string">
            <text:p>dessiner</text:p>
          </table:table-cell>
          <table:table-cell office:value-type="string">
            <text:p>disegnare</text:p>
          </table:table-cell>
          <table:table-cell office:value-type="string">
            <text:p>trahere</text:p>
          </table:table-cell>
          <table:table-cell office:value-type="string">
            <text:p>a desena</text:p>
          </table:table-cell>
          <table:table-cell office:value-type="string">
            <text:p>zeichnen</text:p>
          </table:table-cell>
          <table:table-cell office:value-type="string">
            <text:p>AD</text:p>
          </table:table-cell>
          <table:table-cell table:formula="of:=LEN([.D44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dibu</text:p>
          </table:table-cell>
          <table:table-cell office:value-type="string">
            <text:p>start</text:p>
          </table:table-cell>
          <table:table-cell office:value-type="string">
            <text:p>comienzo</text:p>
          </table:table-cell>
          <table:table-cell office:value-type="string">
            <text:p>début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Anfang</text:p>
          </table:table-cell>
          <table:table-cell office:value-type="string">
            <text:p>AD</text:p>
          </table:table-cell>
          <table:table-cell table:formula="of:=LEN([.D44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dicu</text:p>
          </table:table-cell>
          <table:table-cell office:value-type="string">
            <text:p>tell, say</text:p>
          </table:table-cell>
          <table:table-cell office:value-type="string">
            <text:p>contar</text:p>
          </table:table-cell>
          <table:table-cell office:value-type="string">
            <text:p>dire</text:p>
          </table:table-cell>
          <table:table-cell office:value-type="string">
            <text:p>raccontare</text:p>
          </table:table-cell>
          <table:table-cell office:value-type="string">
            <text:p>dicere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AC</text:p>
          </table:table-cell>
          <table:table-cell table:formula="of:=LEN([.D44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diru</text:p>
          </table:table-cell>
          <table:table-cell table:style-name="ce20" office:value-type="string">
            <text:p>direct</text:p>
          </table:table-cell>
          <table:table-cell table:style-name="ce23" office:value-type="string">
            <text:p>dirigir</text:p>
          </table:table-cell>
          <table:table-cell office:value-type="string">
            <text:p>conduire</text:p>
          </table:table-cell>
          <table:table-cell office:value-type="string">
            <text:p>portare</text:p>
          </table:table-cell>
          <table:table-cell office:value-type="string">
            <text:p>ne</text:p>
          </table:table-cell>
          <table:table-cell office:value-type="string">
            <text:p>plumb</text:p>
          </table:table-cell>
          <table:table-cell office:value-type="string">
            <text:p>führen</text:p>
          </table:table-cell>
          <table:table-cell office:value-type="string">
            <text:p>CA</text:p>
          </table:table-cell>
          <table:table-cell table:formula="of:=LEN([.D44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domu</text:p>
          </table:table-cell>
          <table:table-cell office:value-type="string">
            <text:p>sleep</text:p>
          </table:table-cell>
          <table:table-cell table:number-columns-repeated="2" office:value-type="string">
            <text:p>dormir</text:p>
          </table:table-cell>
          <table:table-cell office:value-type="string">
            <text:p>dormire</text:p>
          </table:table-cell>
          <table:table-cell office:value-type="string">
            <text:p>somnum</text:p>
          </table:table-cell>
          <table:table-cell office:value-type="string">
            <text:p>dormi</text:p>
          </table:table-cell>
          <table:table-cell office:value-type="string">
            <text:p>schlafen</text:p>
          </table:table-cell>
          <table:table-cell office:value-type="string">
            <text:p>AC</text:p>
          </table:table-cell>
          <table:table-cell table:formula="of:=LEN([.D44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donu</text:p>
          </table:table-cell>
          <table:table-cell office:value-type="string">
            <text:p>gave</text:p>
          </table:table-cell>
          <table:table-cell office:value-type="string">
            <text:p>dio</text:p>
          </table:table-cell>
          <table:table-cell office:value-type="string">
            <text:p>a donné</text:p>
          </table:table-cell>
          <table:table-cell office:value-type="string">
            <text:p>ha dato</text:p>
          </table:table-cell>
          <table:table-cell office:value-type="string">
            <text:p>dedit</text:p>
          </table:table-cell>
          <table:table-cell office:value-type="string">
            <text:p>a dat</text:p>
          </table:table-cell>
          <table:table-cell office:value-type="string">
            <text:p>gab</text:p>
          </table:table-cell>
          <table:table-cell office:value-type="string">
            <text:p>AC</text:p>
          </table:table-cell>
          <table:table-cell table:formula="of:=LEN([.D44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dovu</text:p>
          </table:table-cell>
          <table:table-cell office:value-type="string">
            <text:p>must</text:p>
          </table:table-cell>
          <table:table-cell office:value-type="string">
            <text:p>debe</text:p>
          </table:table-cell>
          <table:table-cell office:value-type="string">
            <text:p>doit</text:p>
          </table:table-cell>
          <table:table-cell office:value-type="string">
            <text:p>dovere</text:p>
          </table:table-cell>
          <table:table-cell office:value-type="string">
            <text:p>oportet,</text:p>
          </table:table-cell>
          <table:table-cell office:value-type="string">
            <text:p>trebuie sa</text:p>
          </table:table-cell>
          <table:table-cell office:value-type="string">
            <text:p>Muss</text:p>
          </table:table-cell>
          <table:table-cell office:value-type="string">
            <text:p>AA</text:p>
          </table:table-cell>
          <table:table-cell table:formula="of:=LEN([.D44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entu</text:p>
          </table:table-cell>
          <table:table-cell table:style-name="ce20" office:value-type="string">
            <text:p>enter</text:p>
          </table:table-cell>
          <table:table-cell table:style-name="ce23" office:value-type="string">
            <text:p>entrar</text:p>
          </table:table-cell>
          <table:table-cell office:value-type="string">
            <text:p>entrer</text:p>
          </table:table-cell>
          <table:table-cell office:value-type="string">
            <text:p>entrare</text:p>
          </table:table-cell>
          <table:table-cell office:value-type="string">
            <text:p>intrabit</text:p>
          </table:table-cell>
          <table:table-cell office:value-type="string">
            <text:p>introduce</text:p>
          </table:table-cell>
          <table:table-cell office:value-type="string">
            <text:p>eintreten</text:p>
          </table:table-cell>
          <table:table-cell office:value-type="string">
            <text:p>CA</text:p>
          </table:table-cell>
          <table:table-cell table:formula="of:=LEN([.D45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escu</text:p>
          </table:table-cell>
          <table:table-cell table:style-name="ce20" office:value-type="string">
            <text:p>exist</text:p>
          </table:table-cell>
          <table:table-cell table:style-name="ce23" office:value-type="string">
            <text:p>existir</text:p>
          </table:table-cell>
          <table:table-cell office:value-type="string">
            <text:p>exister</text:p>
          </table:table-cell>
          <table:table-cell office:value-type="string">
            <text:p>esistere</text:p>
          </table:table-cell>
          <table:table-cell office:value-type="string">
            <text:p>est</text:p>
          </table:table-cell>
          <table:table-cell office:value-type="string">
            <text:p>exista</text:p>
          </table:table-cell>
          <table:table-cell office:value-type="string">
            <text:p>existieren</text:p>
          </table:table-cell>
          <table:table-cell office:value-type="string">
            <text:p>CA</text:p>
          </table:table-cell>
          <table:table-cell table:formula="of:=LEN([.D45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estu</text:p>
          </table:table-cell>
          <table:table-cell office:value-type="string">
            <text:p>be</text:p>
          </table:table-cell>
          <table:table-cell office:value-type="string">
            <text:p>esta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quod</text:p>
          </table:table-cell>
          <table:table-cell office:value-type="string">
            <text:p>fi</text:p>
          </table:table-cell>
          <table:table-cell office:value-type="string">
            <text:p>Sein</text:p>
          </table:table-cell>
          <table:table-cell office:value-type="string">
            <text:p>AA</text:p>
          </table:table-cell>
          <table:table-cell table:formula="of:=LEN([.D45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faru</text:p>
          </table:table-cell>
          <table:table-cell office:value-type="string">
            <text:p>do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face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D45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fatu</text:p>
          </table:table-cell>
          <table:table-cell office:value-type="string">
            <text:p>made</text:p>
          </table:table-cell>
          <table:table-cell office:value-type="string">
            <text:p>hecho</text:p>
          </table:table-cell>
          <table:table-cell office:value-type="string">
            <text:p>fabriqu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făcut</text:p>
          </table:table-cell>
          <table:table-cell office:value-type="string">
            <text:p>gemacht</text:p>
          </table:table-cell>
          <table:table-cell office:value-type="string">
            <text:p>AC</text:p>
          </table:table-cell>
          <table:table-cell table:formula="of:=LEN([.D45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fixu</text:p>
          </table:table-cell>
          <table:table-cell table:style-name="ce20" office:value-type="string">
            <text:p>end, finish</text:p>
          </table:table-cell>
          <table:table-cell table:style-name="ce23" office:value-type="string">
            <text:p>terminar</text:p>
          </table:table-cell>
          <table:table-cell office:value-type="string">
            <text:p>finir</text:p>
          </table:table-cell>
          <table:table-cell office:value-type="string">
            <text:p>fine</text:p>
          </table:table-cell>
          <table:table-cell office:value-type="string">
            <text:p>finis</text:p>
          </table:table-cell>
          <table:table-cell office:value-type="string">
            <text:p>capăt, sfârsit</text:p>
          </table:table-cell>
          <table:table-cell office:value-type="string">
            <text:p>fertig</text:p>
          </table:table-cell>
          <table:table-cell office:value-type="string">
            <text:p>CA</text:p>
          </table:table-cell>
          <table:table-cell table:formula="of:=LEN([.D45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fomu</text:p>
          </table:table-cell>
          <table:table-cell table:style-name="ce20" office:value-type="string">
            <text:p>form/make</text:p>
          </table:table-cell>
          <table:table-cell table:style-name="ce23" office:value-type="string">
            <text:p>formar</text:p>
          </table:table-cell>
          <table:table-cell office:value-type="string">
            <text:p>forme</text:p>
          </table:table-cell>
          <table:table-cell office:value-type="string">
            <text:p>modulo</text:p>
          </table:table-cell>
          <table:table-cell office:value-type="string">
            <text:p>forma</text:p>
          </table:table-cell>
          <table:table-cell office:value-type="string">
            <text:p>formă</text:p>
          </table:table-cell>
          <table:table-cell office:value-type="string">
            <text:p>bilden</text:p>
          </table:table-cell>
          <table:table-cell office:value-type="string">
            <text:p>CA</text:p>
          </table:table-cell>
          <table:table-cell table:formula="of:=LEN([.D45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ganu</text:p>
          </table:table-cell>
          <table:table-cell table:style-name="ce20" office:value-type="string">
            <text:p>earn/win</text:p>
          </table:table-cell>
          <table:table-cell table:style-name="ce23" office:value-type="string">
            <text:p>ganar</text:p>
          </table:table-cell>
          <table:table-cell office:value-type="string">
            <text:p>gagner</text:p>
          </table:table-cell>
          <table:table-cell office:value-type="string">
            <text:p>vittoria</text:p>
          </table:table-cell>
          <table:table-cell office:value-type="string">
            <text:p>win</text:p>
          </table:table-cell>
          <table:table-cell office:value-type="string">
            <text:p>victorie</text:p>
          </table:table-cell>
          <table:table-cell office:value-type="string">
            <text:p>gewinnen</text:p>
          </table:table-cell>
          <table:table-cell office:value-type="string">
            <text:p>CA</text:p>
          </table:table-cell>
          <table:table-cell table:formula="of:=LEN([.D45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givu</text:p>
          </table:table-cell>
          <table:table-cell table:style-name="ce20" office:value-type="string">
            <text:p>give</text:p>
          </table:table-cell>
          <table:table-cell table:style-name="ce23" office:value-type="string">
            <text:p>dar</text:p>
          </table:table-cell>
          <table:table-cell office:value-type="string">
            <text:p>donner</text:p>
          </table:table-cell>
          <table:table-cell office:value-type="string">
            <text:p>dare</text:p>
          </table:table-cell>
          <table:table-cell office:value-type="string">
            <text:p>dabo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CA</text:p>
          </table:table-cell>
          <table:table-cell table:formula="of:=LEN([.D45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goxu</text:p>
          </table:table-cell>
          <table:table-cell office:value-type="string">
            <text:p>grow</text:p>
          </table:table-cell>
          <table:table-cell office:value-type="string">
            <text:p>crecer</text:p>
          </table:table-cell>
          <table:table-cell office:value-type="string">
            <text:p>grandir</text:p>
          </table:table-cell>
          <table:table-cell table:number-columns-repeated="2" office:value-type="string">
            <text:p>crescere</text:p>
          </table:table-cell>
          <table:table-cell office:value-type="string">
            <text:p>crește</text:p>
          </table:table-cell>
          <table:table-cell office:value-type="string">
            <text:p>wachsen</text:p>
          </table:table-cell>
          <table:table-cell office:value-type="string">
            <text:p>AD</text:p>
          </table:table-cell>
          <table:table-cell table:formula="of:=LEN([.D45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habu</text:p>
          </table:table-cell>
          <table:table-cell table:style-name="ce20" office:value-type="string">
            <text:p>speak, talk</text:p>
          </table:table-cell>
          <table:table-cell table:style-name="ce23" office:value-type="string">
            <text:p>hablar</text:p>
          </table:table-cell>
          <table:table-cell office:value-type="string">
            <text:p>parler</text:p>
          </table:table-cell>
          <table:table-cell office:value-type="string">
            <text:p>parlare</text:p>
          </table:table-cell>
          <table:table-cell office:value-type="string">
            <text:p>dicere</text:p>
          </table:table-cell>
          <table:table-cell office:value-type="string">
            <text:p>vorbi</text:p>
          </table:table-cell>
          <table:table-cell office:value-type="string">
            <text:p>reden</text:p>
          </table:table-cell>
          <table:table-cell office:value-type="string">
            <text:p>CA</text:p>
          </table:table-cell>
          <table:table-cell table:formula="of:=LEN([.D46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hacu</text:p>
          </table:table-cell>
          <table:table-cell office:value-type="string">
            <text:p>make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rendere</text:p>
          </table:table-cell>
          <table:table-cell office:value-type="string">
            <text:p>facere</text:p>
          </table:table-cell>
          <table:table-cell office:value-type="string">
            <text:p>face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D461])" office:value-type="float" office:value="4">
            <text:p>4</text:p>
          </table:table-cell>
          <table:table-cell table:number-columns-repeated="1008"/>
        </table:table-row>
        <table:table-row table:style-name="ro3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haru</text:p>
          </table:table-cell>
          <table:table-cell table:style-name="ce20" office:value-type="string">
            <text:p>have</text:p>
          </table:table-cell>
          <table:table-cell table:style-name="ce23" office:value-type="string">
            <text:p>hab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CA</text:p>
          </table:table-cell>
          <table:table-cell table:formula="of:=LEN([.D46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inzu</text:p>
          </table:table-cell>
          <table:table-cell table:style-name="ce20" office:value-type="string">
            <text:p>begin, start</text:p>
          </table:table-cell>
          <table:table-cell table:style-name="ce23" office:value-type="string">
            <text:p>comenzar, empezar</text:p>
          </table:table-cell>
          <table:table-cell office:value-type="string">
            <text:p>commencer</text:p>
          </table:table-cell>
          <table:table-cell office:value-type="string">
            <text:p>iniziare</text:p>
          </table:table-cell>
          <table:table-cell office:value-type="string">
            <text:p>incipere</text:p>
          </table:table-cell>
          <table:table-cell office:value-type="string">
            <text:p>începe, start</text:p>
          </table:table-cell>
          <table:table-cell office:value-type="string">
            <text:p>starten</text:p>
          </table:table-cell>
          <table:table-cell office:value-type="string">
            <text:p>CA</text:p>
          </table:table-cell>
          <table:table-cell table:formula="of:=LEN([.D46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ivea</text:p>
          </table:table-cell>
          <table:table-cell table:style-name="ce20" office:value-type="string">
            <text:p>discover</text:p>
          </table:table-cell>
          <table:table-cell table:style-name="ce23" office:value-type="string">
            <text:p>descubrir</text:p>
          </table:table-cell>
          <table:table-cell office:value-type="string">
            <text:p>à découvrir</text:p>
          </table:table-cell>
          <table:table-cell office:value-type="string">
            <text:p>da scoprire</text:p>
          </table:table-cell>
          <table:table-cell office:value-type="string">
            <text:p>reveles</text:p>
          </table:table-cell>
          <table:table-cell office:value-type="string">
            <text:p>a descoperi</text:p>
          </table:table-cell>
          <table:table-cell office:value-type="string">
            <text:p>zu entdecken</text:p>
          </table:table-cell>
          <table:table-cell office:value-type="string">
            <text:p>CA</text:p>
          </table:table-cell>
          <table:table-cell table:formula="of:=LEN([.D46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joku</text:p>
          </table:table-cell>
          <table:table-cell table:style-name="ce20" office:value-type="string">
            <text:p>play</text:p>
          </table:table-cell>
          <table:table-cell table:style-name="ce23" office:value-type="string">
            <text:p>jugar</text:p>
          </table:table-cell>
          <table:table-cell office:value-type="string">
            <text:p>jouer</text:p>
          </table:table-cell>
          <table:table-cell office:value-type="string">
            <text:p>giocare</text:p>
          </table:table-cell>
          <table:table-cell office:value-type="string">
            <text:p>ludere</text:p>
          </table:table-cell>
          <table:table-cell office:value-type="string">
            <text:p>joacă</text:p>
          </table:table-cell>
          <table:table-cell office:value-type="string">
            <text:p>spielen</text:p>
          </table:table-cell>
          <table:table-cell office:value-type="string">
            <text:p>AA</text:p>
          </table:table-cell>
          <table:table-cell table:formula="of:=LEN([.D4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verb</text:p>
          </table:table-cell>
          <table:table-cell office:value-type="string">
            <text:p>jupo</text:p>
          </table:table-cell>
          <table:table-cell office:value-type="string">
            <text:p>jump</text:p>
          </table:table-cell>
          <table:table-cell office:value-type="string">
            <text:p>saltar</text:p>
          </table:table-cell>
          <table:table-cell office:value-type="string">
            <text:p>saut</text:p>
          </table:table-cell>
          <table:table-cell office:value-type="string">
            <text:p>saltare</text:p>
          </table:table-cell>
          <table:table-cell office:value-type="string">
            <text:p>salire</text:p>
          </table:table-cell>
          <table:table-cell office:value-type="string">
            <text:p>a sări</text:p>
          </table:table-cell>
          <table:table-cell office:value-type="string">
            <text:p>springen</text:p>
          </table:table-cell>
          <table:table-cell office:value-type="string">
            <text:p>AA</text:p>
          </table:table-cell>
          <table:table-cell table:formula="of:=LEN([.D46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kedu</text:p>
          </table:table-cell>
          <table:table-cell table:style-name="ce20" office:value-type="string">
            <text:p>believe</text:p>
          </table:table-cell>
          <table:table-cell table:style-name="ce23" office:value-type="string">
            <text:p>creer</text:p>
          </table:table-cell>
          <table:table-cell office:value-type="string">
            <text:p>croire</text:p>
          </table:table-cell>
          <table:table-cell office:value-type="string">
            <text:p>credere</text:p>
          </table:table-cell>
          <table:table-cell office:value-type="string">
            <text:p>Credo</text:p>
          </table:table-cell>
          <table:table-cell office:value-type="string">
            <text:p>crede</text:p>
          </table:table-cell>
          <table:table-cell office:value-type="string">
            <text:p>glauben</text:p>
          </table:table-cell>
          <table:table-cell office:value-type="string">
            <text:p>CA</text:p>
          </table:table-cell>
          <table:table-cell table:formula="of:=LEN([.D46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keru</text:p>
          </table:table-cell>
          <table:table-cell office:value-type="string">
            <text:p>want</text:p>
          </table:table-cell>
          <table:table-cell office:value-type="string">
            <text:p>querer</text:p>
          </table:table-cell>
          <table:table-cell office:value-type="string">
            <text:p>vouloir</text:p>
          </table:table-cell>
          <table:table-cell office:value-type="string">
            <text:p>volere</text:p>
          </table:table-cell>
          <table:table-cell office:value-type="string">
            <text:p>cupio</text:p>
          </table:table-cell>
          <table:table-cell office:value-type="string">
            <text:p>vrea</text:p>
          </table:table-cell>
          <table:table-cell office:value-type="string">
            <text:p>wollen</text:p>
          </table:table-cell>
          <table:table-cell office:value-type="string">
            <text:p>AA</text:p>
          </table:table-cell>
          <table:table-cell table:formula="of:=LEN([.D46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 office:value-type="string">
            <text:p>?</text:p>
          </table:table-cell>
          <table:table-cell office:value-type="string">
            <text:p>verb</text:p>
          </table:table-cell>
          <table:table-cell office:value-type="string">
            <text:p>kitu</text:p>
          </table:table-cell>
          <table:table-cell table:style-name="ce20" office:value-type="string">
            <text:p>maintain/keep</text:p>
          </table:table-cell>
          <table:table-cell table:style-name="ce23" office:value-type="string">
            <text:p>mantener</text:p>
          </table:table-cell>
          <table:table-cell office:value-type="string">
            <text:p>continue</text:p>
          </table:table-cell>
          <table:table-cell office:value-type="string">
            <text:p>tenere il passo</text:p>
          </table:table-cell>
          <table:table-cell office:value-type="string">
            <text:p>custodi</text:p>
          </table:table-cell>
          <table:table-cell office:value-type="string">
            <text:p>ține pasul</text:p>
          </table:table-cell>
          <table:table-cell office:value-type="string">
            <text:p>weiter so</text:p>
          </table:table-cell>
          <table:table-cell office:value-type="string">
            <text:p>CA</text:p>
          </table:table-cell>
          <table:table-cell table:formula="of:=LEN([.D46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lavu</text:p>
          </table:table-cell>
          <table:table-cell office:value-type="string">
            <text:p>wash</text:p>
          </table:table-cell>
          <table:table-cell office:value-type="string">
            <text:p>lavar</text:p>
          </table:table-cell>
          <table:table-cell office:value-type="string">
            <text:p>laver</text:p>
          </table:table-cell>
          <table:table-cell office:value-type="string">
            <text:p>lavare</text:p>
          </table:table-cell>
          <table:table-cell office:value-type="string">
            <text:p>lava</text:p>
          </table:table-cell>
          <table:table-cell office:value-type="string">
            <text:p>spalare</text:p>
          </table:table-cell>
          <table:table-cell office:value-type="string">
            <text:p>waschen</text:p>
          </table:table-cell>
          <table:table-cell office:value-type="string">
            <text:p>AC</text:p>
          </table:table-cell>
          <table:table-cell table:formula="of:=LEN([.D4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lesu</text:p>
          </table:table-cell>
          <table:table-cell office:value-type="string">
            <text:p>let</text:p>
          </table:table-cell>
          <table:table-cell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permettere</text:p>
          </table:table-cell>
          <table:table-cell office:value-type="string">
            <text:p>sit</text:p>
          </table:table-cell>
          <table:table-cell office:value-type="string">
            <text:p>lăsa</text:p>
          </table:table-cell>
          <table:table-cell office:value-type="string">
            <text:p>Lassen</text:p>
          </table:table-cell>
          <table:table-cell office:value-type="string">
            <text:p>AB</text:p>
          </table:table-cell>
          <table:table-cell table:formula="of:=LEN([.D47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liru</text:p>
          </table:table-cell>
          <table:table-cell table:style-name="ce20" office:value-type="string">
            <text:p>read</text:p>
          </table:table-cell>
          <table:table-cell table:style-name="ce23" office:value-type="string">
            <text:p>leer</text:p>
          </table:table-cell>
          <table:table-cell office:value-type="string">
            <text:p>lire</text:p>
          </table:table-cell>
          <table:table-cell office:value-type="string">
            <text:p>leggere</text:p>
          </table:table-cell>
          <table:table-cell office:value-type="string">
            <text:p>read</text:p>
          </table:table-cell>
          <table:table-cell office:value-type="string">
            <text:p>citit</text:p>
          </table:table-cell>
          <table:table-cell office:value-type="string">
            <text:p>lesen</text:p>
          </table:table-cell>
          <table:table-cell office:value-type="string">
            <text:p>AC</text:p>
          </table:table-cell>
          <table:table-cell table:formula="of:=LEN([.D47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 office:value-type="string">
            <text:p>?</text:p>
          </table:table-cell>
          <table:table-cell office:value-type="string">
            <text:p>verb</text:p>
          </table:table-cell>
          <table:table-cell office:value-type="string">
            <text:p>livu</text:p>
          </table:table-cell>
          <table:table-cell table:style-name="ce20" office:value-type="string">
            <text:p>live</text:p>
          </table:table-cell>
          <table:table-cell table:style-name="ce23" office:value-type="string">
            <text:p>vivir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a trăi</text:p>
          </table:table-cell>
          <table:table-cell office:value-type="string">
            <text:p>zu leben</text:p>
          </table:table-cell>
          <table:table-cell office:value-type="string">
            <text:p>CA</text:p>
          </table:table-cell>
          <table:table-cell table:formula="of:=LEN([.D47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loru</text:p>
          </table:table-cell>
          <table:table-cell table:style-name="ce20" office:value-type="string">
            <text:p>achieve</text:p>
          </table:table-cell>
          <table:table-cell table:style-name="ce23" office:value-type="string">
            <text:p>logr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consequi</text:p>
          </table:table-cell>
          <table:table-cell office:value-type="string">
            <text:p>ati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D47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lozu</text:p>
          </table:table-cell>
          <table:table-cell table:style-name="ce20" office:value-type="string">
            <text:p>lose</text:p>
          </table:table-cell>
          <table:table-cell table:style-name="ce23" office:value-type="string">
            <text:p>perder</text:p>
          </table:table-cell>
          <table:table-cell office:value-type="string">
            <text:p>perdre</text:p>
          </table:table-cell>
          <table:table-cell office:value-type="string">
            <text:p>da perdere</text:p>
          </table:table-cell>
          <table:table-cell office:value-type="string">
            <text:p>perdet</text:p>
          </table:table-cell>
          <table:table-cell office:value-type="string">
            <text:p>a pierde</text:p>
          </table:table-cell>
          <table:table-cell office:value-type="string">
            <text:p>zu verlieren</text:p>
          </table:table-cell>
          <table:table-cell office:value-type="string">
            <text:p>CA</text:p>
          </table:table-cell>
          <table:table-cell table:formula="of:=LEN([.D47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magu</text:p>
          </table:table-cell>
          <table:table-cell office:value-type="string">
            <text:p>eat</text:p>
          </table:table-cell>
          <table:table-cell office:value-type="string">
            <text:p>comer</text:p>
          </table:table-cell>
          <table:table-cell office:value-type="string">
            <text:p>manger</text:p>
          </table:table-cell>
          <table:table-cell office:value-type="string">
            <text:p>mangiare</text:p>
          </table:table-cell>
          <table:table-cell office:value-type="string">
            <text:p>manducare</text:p>
          </table:table-cell>
          <table:table-cell office:value-type="string">
            <text:p>mânca</text:p>
          </table:table-cell>
          <table:table-cell office:value-type="string">
            <text:p>Essen</text:p>
          </table:table-cell>
          <table:table-cell office:value-type="string">
            <text:p>AA</text:p>
          </table:table-cell>
          <table:table-cell table:formula="of:=LEN([.D47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maxu</text:p>
          </table:table-cell>
          <table:table-cell office:value-type="string">
            <text:p>walk</text:p>
          </table:table-cell>
          <table:table-cell office:value-type="string">
            <text:p>caminar</text:p>
          </table:table-cell>
          <table:table-cell office:value-type="string">
            <text:p>marche</text:p>
          </table:table-cell>
          <table:table-cell office:value-type="string">
            <text:p>camminare</text:p>
          </table:table-cell>
          <table:table-cell office:value-type="string">
            <text:p>ambulate</text:p>
          </table:table-cell>
          <table:table-cell office:value-type="string">
            <text:p>mers pe jos</text:p>
          </table:table-cell>
          <table:table-cell office:value-type="string">
            <text:p>gehen</text:p>
          </table:table-cell>
          <table:table-cell office:value-type="string">
            <text:p>AB</text:p>
          </table:table-cell>
          <table:table-cell table:formula="of:=LEN([.D477])" office:value-type="float" office:value="4">
            <text:p>4</text:p>
          </table:table-cell>
          <table:table-cell table:number-columns-repeated="1008"/>
        </table:table-row>
        <table:table-row table:style-name="ro4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miru</text:p>
          </table:table-cell>
          <table:table-cell table:style-name="ce20" office:value-type="string">
            <text:p>watch/lookat</text:p>
          </table:table-cell>
          <table:table-cell table:style-name="ce23" office:value-type="string">
            <text:p>mirar</text:p>
          </table:table-cell>
          <table:table-cell office:value-type="string">
            <text:p>regarde</text:p>
          </table:table-cell>
          <table:table-cell office:value-type="string">
            <text:p>guarda</text:p>
          </table:table-cell>
          <table:table-cell office:value-type="string">
            <text:p>quaerere</text:p>
          </table:table-cell>
          <table:table-cell office:value-type="string">
            <text:p>uită-te, uimit</text:p>
          </table:table-cell>
          <table:table-cell office:value-type="string">
            <text:p>schau mal</text:p>
          </table:table-cell>
          <table:table-cell office:value-type="string">
            <text:p>CA</text:p>
          </table:table-cell>
          <table:table-cell table:formula="of:=LEN([.D47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moru</text:p>
          </table:table-cell>
          <table:table-cell table:style-name="ce20" office:value-type="string">
            <text:p>die</text:p>
          </table:table-cell>
          <table:table-cell table:style-name="ce23" office:value-type="string">
            <text:p>morir</text:p>
          </table:table-cell>
          <table:table-cell office:value-type="string">
            <text:p>mourir</text:p>
          </table:table-cell>
          <table:table-cell office:value-type="string">
            <text:p>morire</text:p>
          </table:table-cell>
          <table:table-cell office:value-type="string">
            <text:p>morietur</text:p>
          </table:table-cell>
          <table:table-cell office:value-type="string">
            <text:p>muri</text:p>
          </table:table-cell>
          <table:table-cell office:value-type="string">
            <text:p>stirb</text:p>
          </table:table-cell>
          <table:table-cell office:value-type="string">
            <text:p>CA</text:p>
          </table:table-cell>
          <table:table-cell table:formula="of:=LEN([.D47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mosu</text:p>
          </table:table-cell>
          <table:table-cell office:value-type="string">
            <text:p>show</text:p>
          </table:table-cell>
          <table:table-cell office:value-type="string">
            <text:p>espectáculo</text:p>
          </table:table-cell>
          <table:table-cell office:value-type="string">
            <text:p>spectacle</text:p>
          </table:table-cell>
          <table:table-cell office:value-type="string">
            <text:p>mostrare</text:p>
          </table:table-cell>
          <table:table-cell office:value-type="string">
            <text:p>ostende</text:p>
          </table:table-cell>
          <table:table-cell office:value-type="string">
            <text:p>spectacol</text:p>
          </table:table-cell>
          <table:table-cell office:value-type="string">
            <text:p>Show</text:p>
          </table:table-cell>
          <table:table-cell office:value-type="string">
            <text:p>AD</text:p>
          </table:table-cell>
          <table:table-cell table:formula="of:=LEN([.D48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motu</text:p>
          </table:table-cell>
          <table:table-cell office:value-type="string">
            <text:p>ride</text:p>
          </table:table-cell>
          <table:table-cell office:value-type="string">
            <text:p>montar</text:p>
          </table:table-cell>
          <table:table-cell office:value-type="string">
            <text:p>monter</text:p>
          </table:table-cell>
          <table:table-cell office:value-type="string">
            <text:p>andare</text:p>
          </table:table-cell>
          <table:table-cell office:value-type="string">
            <text:p>ride</text:p>
          </table:table-cell>
          <table:table-cell office:value-type="string">
            <text:p>călăare</text:p>
          </table:table-cell>
          <table:table-cell office:value-type="string">
            <text:p>Reiten</text:p>
          </table:table-cell>
          <table:table-cell office:value-type="string">
            <text:p>AA</text:p>
          </table:table-cell>
          <table:table-cell table:formula="of:=LEN([.D48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moxu</text:p>
          </table:table-cell>
          <table:table-cell office:value-type="string">
            <text:p>fly</text:p>
          </table:table-cell>
          <table:table-cell office:value-type="string">
            <text:p>volar</text:p>
          </table:table-cell>
          <table:table-cell office:value-type="string">
            <text:p>mouche</text:p>
          </table:table-cell>
          <table:table-cell office:value-type="string">
            <text:p>volare</text:p>
          </table:table-cell>
          <table:table-cell office:value-type="string">
            <text:p>volant</text:p>
          </table:table-cell>
          <table:table-cell office:value-type="string">
            <text:p>a zbura</text:p>
          </table:table-cell>
          <table:table-cell office:value-type="string">
            <text:p>fliegen</text:p>
          </table:table-cell>
          <table:table-cell office:value-type="string">
            <text:p>AB</text:p>
          </table:table-cell>
          <table:table-cell table:formula="of:=LEN([.D482])" office:value-type="float" office:value="4">
            <text:p>4</text:p>
          </table:table-cell>
          <table:table-cell table:number-columns-repeated="1008"/>
        </table:table-row>
        <table:table-row table:style-name="ro5">
          <table:table-cell office:value-type="string">
            <text:p>portugese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naxu</text:p>
          </table:table-cell>
          <table:table-cell table:style-name="ce20" office:value-type="string">
            <text:p>born</text:p>
          </table:table-cell>
          <table:table-cell table:style-name="ce23" office:value-type="string">
            <text:p>nacer</text:p>
          </table:table-cell>
          <table:table-cell office:value-type="string">
            <text:p>naître</text:p>
          </table:table-cell>
          <table:table-cell office:value-type="string">
            <text:p>essere nato</text:p>
          </table:table-cell>
          <table:table-cell office:value-type="string">
            <text:p>natus est</text:p>
          </table:table-cell>
          <table:table-cell office:value-type="string">
            <text:p>a se naste</text:p>
          </table:table-cell>
          <table:table-cell office:value-type="string">
            <text:p>geboren werden</text:p>
          </table:table-cell>
          <table:table-cell office:value-type="string">
            <text:p>CA</text:p>
          </table:table-cell>
          <table:table-cell table:formula="of:=LEN([.D48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nitu</text:p>
          </table:table-cell>
          <table:table-cell office:value-type="string">
            <text:p>clean</text:p>
          </table:table-cell>
          <table:table-cell office:value-type="string">
            <text:p>limpiar</text:p>
          </table:table-cell>
          <table:table-cell office:value-type="string">
            <text:p>nettoyer</text:p>
          </table:table-cell>
          <table:table-cell table:style-name="ce28" office:value-type="string">
            <text:p>pulire </text:p>
          </table:table-cell>
          <table:table-cell office:value-type="string">
            <text:p>mundo</text:p>
          </table:table-cell>
          <table:table-cell office:value-type="string">
            <text:p>curăța</text:p>
          </table:table-cell>
          <table:table-cell office:value-type="string">
            <text:p>reinigen</text:p>
          </table:table-cell>
          <table:table-cell office:value-type="string">
            <text:p>AD</text:p>
          </table:table-cell>
          <table:table-cell table:formula="of:=LEN([.D48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5">
            <text:p>5</text:p>
          </table:table-cell>
          <table:table-cell office:value-type="string">
            <text:p>verb</text:p>
          </table:table-cell>
          <table:table-cell office:value-type="string">
            <text:p>obiu</text:p>
          </table:table-cell>
          <table:table-cell table:style-name="ce20" office:value-type="string">
            <text:p>get</text:p>
          </table:table-cell>
          <table:table-cell table:style-name="ce23" office:value-type="string">
            <text:p>consegui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CA</text:p>
          </table:table-cell>
          <table:table-cell table:formula="of:=LEN([.D48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ocru</text:p>
          </table:table-cell>
          <table:table-cell table:style-name="ce20" office:value-type="string">
            <text:p>occur/happen</text:p>
          </table:table-cell>
          <table:table-cell table:style-name="ce23" office:value-type="string">
            <text:p>ocurrir</text:p>
          </table:table-cell>
          <table:table-cell office:value-type="string">
            <text:p>se produire</text:p>
          </table:table-cell>
          <table:table-cell office:value-type="string">
            <text:p>accadere</text:p>
          </table:table-cell>
          <table:table-cell office:value-type="string">
            <text:p>fieri</text:p>
          </table:table-cell>
          <table:table-cell office:value-type="string">
            <text:p>avea loc</text:p>
          </table:table-cell>
          <table:table-cell office:value-type="string">
            <text:p>auftreten</text:p>
          </table:table-cell>
          <table:table-cell office:value-type="string">
            <text:p>CA</text:p>
          </table:table-cell>
          <table:table-cell table:formula="of:=LEN([.D48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ofru</text:p>
          </table:table-cell>
          <table:table-cell table:style-name="ce20" office:value-type="string">
            <text:p>offer</text:p>
          </table:table-cell>
          <table:table-cell table:style-name="ce23" office:value-type="string">
            <text:p>ofrecer</text:p>
          </table:table-cell>
          <table:table-cell office:value-type="string">
            <text:p>offre</text:p>
          </table:table-cell>
          <table:table-cell office:value-type="string">
            <text:p>offerta</text:p>
          </table:table-cell>
          <table:table-cell office:value-type="string">
            <text:p>offer</text:p>
          </table:table-cell>
          <table:table-cell office:value-type="string">
            <text:p>ofertă</text:p>
          </table:table-cell>
          <table:table-cell office:value-type="string">
            <text:p>Angebot</text:p>
          </table:table-cell>
          <table:table-cell office:value-type="string">
            <text:p>CA</text:p>
          </table:table-cell>
          <table:table-cell table:formula="of:=LEN([.D48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oiru</text:p>
          </table:table-cell>
          <table:table-cell table:style-name="ce20" office:value-type="string">
            <text:p>hear</text:p>
          </table:table-cell>
          <table:table-cell table:style-name="ce23" office:value-type="string">
            <text:p>oír</text:p>
          </table:table-cell>
          <table:table-cell office:value-type="string">
            <text:p>entendr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e</text:p>
          </table:table-cell>
          <table:table-cell office:value-type="string">
            <text:p>CA</text:p>
          </table:table-cell>
          <table:table-cell table:formula="of:=LEN([.D4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oviu</text:p>
          </table:table-cell>
          <table:table-cell office:value-type="string">
            <text:p>forget</text:p>
          </table:table-cell>
          <table:table-cell office:value-type="string">
            <text:p>olvida</text:p>
          </table:table-cell>
          <table:table-cell office:value-type="string">
            <text:p>oublier</text:p>
          </table:table-cell>
          <table:table-cell office:value-type="string">
            <text:p>dimenticare</text:p>
          </table:table-cell>
          <table:table-cell office:value-type="string">
            <text:p>obliviscatur</text:p>
          </table:table-cell>
          <table:table-cell office:value-type="string">
            <text:p>a uita</text:p>
          </table:table-cell>
          <table:table-cell office:value-type="string">
            <text:p>vergessen</text:p>
          </table:table-cell>
          <table:table-cell office:value-type="string">
            <text:p>BA</text:p>
          </table:table-cell>
          <table:table-cell table:formula="of:=LEN([.D48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ovru</text:p>
          </table:table-cell>
          <table:table-cell table:style-name="ce20" office:value-type="string">
            <text:p>open</text:p>
          </table:table-cell>
          <table:table-cell table:style-name="ce23" office:value-type="string">
            <text:p>abrir</text:p>
          </table:table-cell>
          <table:table-cell office:value-type="string">
            <text:p>ouvrir</text:p>
          </table:table-cell>
          <table:table-cell office:value-type="string">
            <text:p>apri</text:p>
          </table:table-cell>
          <table:table-cell office:value-type="string">
            <text:p>patentibus</text:p>
          </table:table-cell>
          <table:table-cell office:value-type="string">
            <text:p>deschide-te</text:p>
          </table:table-cell>
          <table:table-cell office:value-type="string">
            <text:p>öffne dich</text:p>
          </table:table-cell>
          <table:table-cell office:value-type="string">
            <text:p>CA</text:p>
          </table:table-cell>
          <table:table-cell table:formula="of:=LEN([.D49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verb</text:p>
          </table:table-cell>
          <table:table-cell office:value-type="string">
            <text:p>pagu</text:p>
          </table:table-cell>
          <table:table-cell table:style-name="ce20" office:value-type="string">
            <text:p>pay</text:p>
          </table:table-cell>
          <table:table-cell table:style-name="ce23" office:value-type="string">
            <text:p>pagar</text:p>
          </table:table-cell>
          <table:table-cell office:value-type="string">
            <text:p>payer</text:p>
          </table:table-cell>
          <table:table-cell office:value-type="string">
            <text:p>pagare</text:p>
          </table:table-cell>
          <table:table-cell office:value-type="string">
            <text:p>redde</text:p>
          </table:table-cell>
          <table:table-cell office:value-type="string">
            <text:p>plătiți</text:p>
          </table:table-cell>
          <table:table-cell office:value-type="string">
            <text:p>auszahlen</text:p>
          </table:table-cell>
          <table:table-cell office:value-type="string">
            <text:p>CA</text:p>
          </table:table-cell>
          <table:table-cell table:formula="of:=LEN([.D49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5">
            <text:p>5</text:p>
          </table:table-cell>
          <table:table-cell office:value-type="string">
            <text:p>verb</text:p>
          </table:table-cell>
          <table:table-cell office:value-type="string">
            <text:p>paru</text:p>
          </table:table-cell>
          <table:table-cell table:style-name="ce20" office:value-type="string">
            <text:p>stop</text:p>
          </table:table-cell>
          <table:table-cell table:style-name="ce23" office:value-type="string">
            <text:p>parar</text:p>
          </table:table-cell>
          <table:table-cell office:value-type="string">
            <text:p>arrêter</text:p>
          </table:table-cell>
          <table:table-cell office:value-type="string">
            <text:p>fermarsi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ör auf</text:p>
          </table:table-cell>
          <table:table-cell office:value-type="string">
            <text:p>CA</text:p>
          </table:table-cell>
          <table:table-cell table:formula="of:=LEN([.D49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pasu</text:p>
          </table:table-cell>
          <table:table-cell table:style-name="ce20" office:value-type="string">
            <text:p>happen/pass</text:p>
          </table:table-cell>
          <table:table-cell table:style-name="ce23" office:value-type="string">
            <text:p>pasar</text:p>
          </table:table-cell>
          <table:table-cell office:value-type="string">
            <text:p>passer</text:p>
          </table:table-cell>
          <table:table-cell office:value-type="string">
            <text:p>spendere</text:p>
          </table:table-cell>
          <table:table-cell office:value-type="string">
            <text:p>expendas</text:p>
          </table:table-cell>
          <table:table-cell office:value-type="string">
            <text:p>cheltui</text:p>
          </table:table-cell>
          <table:table-cell office:value-type="string">
            <text:p>bestehen</text:p>
          </table:table-cell>
          <table:table-cell office:value-type="string">
            <text:p>CA</text:p>
          </table:table-cell>
          <table:table-cell table:formula="of:=LEN([.D49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patu</text:p>
          </table:table-cell>
          <table:table-cell table:style-name="ce20" office:value-type="string">
            <text:p>leave</text:p>
          </table:table-cell>
          <table:table-cell table:style-name="ce23" office:value-type="string">
            <text:p>partir</text:p>
          </table:table-cell>
          <table:table-cell office:value-type="string">
            <text:p>scission</text:p>
          </table:table-cell>
          <table:table-cell office:value-type="string">
            <text:p>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spalten</text:p>
          </table:table-cell>
          <table:table-cell office:value-type="string">
            <text:p>CA</text:p>
          </table:table-cell>
          <table:table-cell table:formula="of:=LEN([.D49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pavu</text:p>
          </table:table-cell>
          <table:table-cell table:style-name="ce20" office:value-type="string">
            <text:p>able </text:p>
          </table:table-cell>
          <table:table-cell table:style-name="ce23" office:value-type="string">
            <text:p>poder</text:p>
          </table:table-cell>
          <table:table-cell office:value-type="string">
            <text:p>pouvoir</text:p>
          </table:table-cell>
          <table:table-cell office:value-type="string">
            <text:p>essere in grado</text:p>
          </table:table-cell>
          <table:table-cell office:value-type="string">
            <text:p>imperium</text:p>
          </table:table-cell>
          <table:table-cell office:value-type="string">
            <text:p>a putea</text:p>
          </table:table-cell>
          <table:table-cell office:value-type="string">
            <text:p>in der Lage sein</text:p>
          </table:table-cell>
          <table:table-cell office:value-type="string">
            <text:p>CA</text:p>
          </table:table-cell>
          <table:table-cell table:formula="of:=LEN([.D49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pegu</text:p>
          </table:table-cell>
          <table:table-cell table:style-name="ce20" office:value-type="string">
            <text:p>explain</text:p>
          </table:table-cell>
          <table:table-cell table:style-name="ce23" office:value-type="string">
            <text:p>explicar</text:p>
          </table:table-cell>
          <table:table-cell office:value-type="string">
            <text:p>expliquer</text:p>
          </table:table-cell>
          <table:table-cell office:value-type="string">
            <text:p>spiegare</text:p>
          </table:table-cell>
          <table:table-cell office:value-type="string">
            <text:p>explicate</text:p>
          </table:table-cell>
          <table:table-cell office:value-type="string">
            <text:p>explica</text:p>
          </table:table-cell>
          <table:table-cell office:value-type="string">
            <text:p>erklären</text:p>
          </table:table-cell>
          <table:table-cell office:value-type="string">
            <text:p>CA</text:p>
          </table:table-cell>
          <table:table-cell table:formula="of:=LEN([.D49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pemu</text:p>
          </table:table-cell>
          <table:table-cell table:style-name="ce20" office:value-type="string">
            <text:p>permit/allow</text:p>
          </table:table-cell>
          <table:table-cell table:style-name="ce23" office:value-type="string">
            <text:p>permitir</text:p>
          </table:table-cell>
          <table:table-cell office:value-type="string">
            <text:p>permettre</text:p>
          </table:table-cell>
          <table:table-cell office:value-type="string">
            <text:p>consentire</text:p>
          </table:table-cell>
          <table:table-cell office:value-type="string">
            <text:p>patitur</text:p>
          </table:table-cell>
          <table:table-cell office:value-type="string">
            <text:p>permite</text:p>
          </table:table-cell>
          <table:table-cell office:value-type="string">
            <text:p>erlauben</text:p>
          </table:table-cell>
          <table:table-cell office:value-type="string">
            <text:p>CA</text:p>
          </table:table-cell>
          <table:table-cell table:formula="of:=LEN([.D49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pesu</text:p>
          </table:table-cell>
          <table:table-cell office:value-type="string">
            <text:p>think</text:p>
          </table:table-cell>
          <table:table-cell office:value-type="string">
            <text:p>pensar</text:p>
          </table:table-cell>
          <table:table-cell office:value-type="string">
            <text:p>pense</text:p>
          </table:table-cell>
          <table:table-cell office:value-type="string">
            <text:p>pensare</text:p>
          </table:table-cell>
          <table:table-cell office:value-type="string">
            <text:p>cogitare</text:p>
          </table:table-cell>
          <table:table-cell office:value-type="string">
            <text:p>gândi</text:p>
          </table:table-cell>
          <table:table-cell office:value-type="string">
            <text:p>denken</text:p>
          </table:table-cell>
          <table:table-cell office:value-type="string">
            <text:p>AB</text:p>
          </table:table-cell>
          <table:table-cell table:formula="of:=LEN([.D498])" office:value-type="float" office:value="4">
            <text:p>4</text:p>
          </table:table-cell>
          <table:table-cell table:number-columns-repeated="1008"/>
        </table:table-row>
        <table:table-row table:style-name="ro6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pezu</text:p>
          </table:table-cell>
          <table:table-cell table:style-name="ce20" office:value-type="string">
            <text:p>introduce/present</text:p>
          </table:table-cell>
          <table:table-cell table:style-name="ce23" office:value-type="string">
            <text:p>presentar</text:p>
          </table:table-cell>
          <table:table-cell office:value-type="string">
            <text:p>présenter</text:p>
          </table:table-cell>
          <table:table-cell office:value-type="string">
            <text:p>presente</text:p>
          </table:table-cell>
          <table:table-cell office:value-type="string">
            <text:p>praesenti</text:p>
          </table:table-cell>
          <table:table-cell office:value-type="string">
            <text:p>prezent</text:p>
          </table:table-cell>
          <table:table-cell office:value-type="string">
            <text:p>anwesend</text:p>
          </table:table-cell>
          <table:table-cell office:value-type="string">
            <text:p>CA</text:p>
          </table:table-cell>
          <table:table-cell table:formula="of:=LEN([.D49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verb</text:p>
          </table:table-cell>
          <table:table-cell office:value-type="string">
            <text:p>picu</text:p>
          </table:table-cell>
          <table:table-cell table:style-name="ce20" office:value-type="string">
            <text:p>like</text:p>
          </table:table-cell>
          <table:table-cell table:style-name="ce23" office:value-type="string">
            <text:p>gustar</text:p>
          </table:table-cell>
          <table:table-cell office:value-type="string">
            <text:p>aimer</text:p>
          </table:table-cell>
          <table:table-cell office:value-type="string">
            <text:p>piacere</text:p>
          </table:table-cell>
          <table:table-cell office:value-type="string">
            <text:p>tamquam</text:p>
          </table:table-cell>
          <table:table-cell office:value-type="string">
            <text:p>a place</text:p>
          </table:table-cell>
          <table:table-cell office:value-type="string">
            <text:p>zu mögen</text:p>
          </table:table-cell>
          <table:table-cell office:value-type="string">
            <text:p>CA</text:p>
          </table:table-cell>
          <table:table-cell table:formula="of:=LEN([.D50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 office:value-type="float" office:value="4">
            <text:p>4</text:p>
          </table:table-cell>
          <table:table-cell office:value-type="string">
            <text:p>verb</text:p>
          </table:table-cell>
          <table:table-cell office:value-type="string">
            <text:p>pobu</text:p>
          </table:table-cell>
          <table:table-cell table:style-name="ce20" office:value-type="string">
            <text:p>try</text:p>
          </table:table-cell>
          <table:table-cell table:style-name="ce23" office:value-type="string">
            <text:p>intentar</text:p>
          </table:table-cell>
          <table:table-cell office:value-type="string">
            <text:p>essayer</text:p>
          </table:table-cell>
          <table:table-cell office:value-type="string">
            <text:p>provare</text:p>
          </table:table-cell>
          <table:table-cell office:value-type="string">
            <text:p>tentant</text:p>
          </table:table-cell>
          <table:table-cell office:value-type="string">
            <text:p>încerca</text:p>
          </table:table-cell>
          <table:table-cell office:value-type="string">
            <text:p>versuchen Sie es</text:p>
          </table:table-cell>
          <table:table-cell office:value-type="string">
            <text:p>AD</text:p>
          </table:table-cell>
          <table:table-cell table:formula="of:=LEN([.D50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verb</text:p>
          </table:table-cell>
          <table:table-cell office:value-type="string">
            <text:p>podu</text:p>
          </table:table-cell>
          <table:table-cell table:style-name="ce20" office:value-type="string">
            <text:p>produce</text:p>
          </table:table-cell>
          <table:table-cell table:style-name="ce23" office:value-type="string">
            <text:p>producir</text:p>
          </table:table-cell>
          <table:table-cell office:value-type="string">
            <text:p>produire</text:p>
          </table:table-cell>
          <table:table-cell office:value-type="string">
            <text:p>produrre</text:p>
          </table:table-cell>
          <table:table-cell office:value-type="string">
            <text:p>producendum</text:p>
          </table:table-cell>
          <table:table-cell office:value-type="string">
            <text:p>produce</text:p>
          </table:table-cell>
          <table:table-cell office:value-type="string">
            <text:p>produzieren</text:p>
          </table:table-cell>
          <table:table-cell office:value-type="string">
            <text:p>CA</text:p>
          </table:table-cell>
          <table:table-cell table:formula="of:=LEN([.D50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ponu</text:p>
          </table:table-cell>
          <table:table-cell office:value-type="string">
            <text:p>put</text:p>
          </table:table-cell>
          <table:table-cell office:value-type="string">
            <text:p>poner</text:p>
          </table:table-cell>
          <table:table-cell office:value-type="string">
            <text:p>mettre</text:p>
          </table:table-cell>
          <table:table-cell office:value-type="string">
            <text:p>mettere</text:p>
          </table:table-cell>
          <table:table-cell office:value-type="string">
            <text:p>posuit</text:p>
          </table:table-cell>
          <table:table-cell office:value-type="string">
            <text:p>a pune</text:p>
          </table:table-cell>
          <table:table-cell office:value-type="string">
            <text:p>stellen</text:p>
          </table:table-cell>
          <table:table-cell office:value-type="string">
            <text:p>AB</text:p>
          </table:table-cell>
          <table:table-cell table:formula="of:=LEN([.D50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poru</text:p>
          </table:table-cell>
          <table:table-cell table:style-name="ce20" office:value-type="string">
            <text:p>carry</text:p>
          </table:table-cell>
          <table:table-cell table:style-name="ce23" office:value-type="string">
            <text:p>portar</text:p>
          </table:table-cell>
          <table:table-cell office:value-type="string">
            <text:p>porter</text:p>
          </table:table-cell>
          <table:table-cell office:value-type="string">
            <text:p>transportare</text:p>
          </table:table-cell>
          <table:table-cell office:value-type="string">
            <text:p>accipere</text:p>
          </table:table-cell>
          <table:table-cell office:value-type="string">
            <text:p>transporta</text:p>
          </table:table-cell>
          <table:table-cell office:value-type="string">
            <text:p>tragen</text:p>
          </table:table-cell>
          <table:table-cell office:value-type="string">
            <text:p>CA</text:p>
          </table:table-cell>
          <table:table-cell table:formula="of:=LEN([.D50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posu</text:p>
          </table:table-cell>
          <table:table-cell office:value-type="string">
            <text:p>has</text:p>
          </table:table-cell>
          <table:table-cell office:value-type="string">
            <text:p>tiene</text:p>
          </table:table-cell>
          <table:table-cell office:value-type="string">
            <text:p>possède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hat</text:p>
          </table:table-cell>
          <table:table-cell office:value-type="string">
            <text:p>AB</text:p>
          </table:table-cell>
          <table:table-cell table:formula="of:=LEN([.D50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razu</text:p>
          </table:table-cell>
          <table:table-cell table:style-name="ce20" office:value-type="string">
            <text:p>getup/raise</text:p>
          </table:table-cell>
          <table:table-cell table:style-name="ce23" office:value-type="string">
            <text:p>levantar</text:p>
          </table:table-cell>
          <table:table-cell office:value-type="string">
            <text:p>soulever</text:p>
          </table:table-cell>
          <table:table-cell office:value-type="string">
            <text:p>sollevare</text:p>
          </table:table-cell>
          <table:table-cell office:value-type="string">
            <text:p>autem</text:p>
          </table:table-cell>
          <table:table-cell office:value-type="string">
            <text:p>ridicați-vă</text:p>
          </table:table-cell>
          <table:table-cell office:value-type="string">
            <text:p>anheben</text:p>
          </table:table-cell>
          <table:table-cell office:value-type="string">
            <text:p>CA</text:p>
          </table:table-cell>
          <table:table-cell table:formula="of:=LEN([.D50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recu</text:p>
          </table:table-cell>
          <table:table-cell table:style-name="ce20" office:value-type="string">
            <text:p>achieve</text:p>
          </table:table-cell>
          <table:table-cell table:style-name="ce23" office:value-type="string">
            <text:p>cumplir</text:p>
          </table:table-cell>
          <table:table-cell office:value-type="string">
            <text:p>rencontrer</text:p>
          </table:table-cell>
          <table:table-cell office:value-type="string">
            <text:p>soddisfare</text:p>
          </table:table-cell>
          <table:table-cell office:value-type="string">
            <text:p>propinquos meos</text:p>
          </table:table-cell>
          <table:table-cell office:value-type="string">
            <text:p>conforma</text:p>
          </table:table-cell>
          <table:table-cell office:value-type="string">
            <text:p>treffen</text:p>
          </table:table-cell>
          <table:table-cell office:value-type="string">
            <text:p>CA</text:p>
          </table:table-cell>
          <table:table-cell table:formula="of:=LEN([.D50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redu</text:p>
          </table:table-cell>
          <table:table-cell table:style-name="ce20" office:value-type="string">
            <text:p>return/comeback</text:p>
          </table:table-cell>
          <table:table-cell table:style-name="ce23" office:value-type="string">
            <text:p>volver</text:p>
          </table:table-cell>
          <table:table-cell office:value-type="string">
            <text:p>revenir</text:p>
          </table:table-cell>
          <table:table-cell office:value-type="string">
            <text:p>ritorna</text:p>
          </table:table-cell>
          <table:table-cell office:value-type="string">
            <text:p>reditus</text:p>
          </table:table-cell>
          <table:table-cell office:value-type="string">
            <text:p>revin</text:p>
          </table:table-cell>
          <table:table-cell office:value-type="string">
            <text:p>komm zurück</text:p>
          </table:table-cell>
          <table:table-cell office:value-type="string">
            <text:p>CA</text:p>
          </table:table-cell>
          <table:table-cell table:formula="of:=LEN([.D50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reju</text:p>
          </table:table-cell>
          <table:table-cell table:style-name="ce20" office:value-type="string">
            <text:p>reach</text:p>
          </table:table-cell>
          <table:table-cell table:style-name="ce23" office:value-type="string">
            <text:p>alcanz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pervenire</text:p>
          </table:table-cell>
          <table:table-cell office:value-type="string">
            <text:p>aju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D50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rezu</text:p>
          </table:table-cell>
          <table:table-cell table:style-name="ce20" office:value-type="string">
            <text:p>turnout</text:p>
          </table:table-cell>
          <table:table-cell table:style-name="ce23" office:value-type="string">
            <text:p>resultar</text:p>
          </table:table-cell>
          <table:table-cell office:value-type="string">
            <text:p>résulter</text:p>
          </table:table-cell>
          <table:table-cell office:value-type="string">
            <text:p>rivelare</text:p>
          </table:table-cell>
          <table:table-cell office:value-type="string">
            <text:p>exitum</text:p>
          </table:table-cell>
          <table:table-cell office:value-type="string">
            <text:p>se dovedesc</text:p>
          </table:table-cell>
          <table:table-cell office:value-type="string">
            <text:p>ausfallen</text:p>
          </table:table-cell>
          <table:table-cell office:value-type="string">
            <text:p>CA</text:p>
          </table:table-cell>
          <table:table-cell table:formula="of:=LEN([.D51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verb</text:p>
          </table:table-cell>
          <table:table-cell office:value-type="string">
            <text:p>rigu</text:p>
          </table:table-cell>
          <table:table-cell table:style-name="ce20" office:value-type="string">
            <text:p>recognize</text:p>
          </table:table-cell>
          <table:table-cell table:style-name="ce23" office:value-type="string">
            <text:p>reconocer</text:p>
          </table:table-cell>
          <table:table-cell office:value-type="string">
            <text:p>reconnaître</text:p>
          </table:table-cell>
          <table:table-cell office:value-type="string">
            <text:p>riconoscere</text:p>
          </table:table-cell>
          <table:table-cell office:value-type="string">
            <text:p>agnoscis</text:p>
          </table:table-cell>
          <table:table-cell office:value-type="string">
            <text:p>recunoaște</text:p>
          </table:table-cell>
          <table:table-cell office:value-type="string">
            <text:p>erkennen</text:p>
          </table:table-cell>
          <table:table-cell office:value-type="string">
            <text:p>CA</text:p>
          </table:table-cell>
          <table:table-cell table:formula="of:=LEN([.D51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string">
            <text:p>?</text:p>
          </table:table-cell>
          <table:table-cell office:value-type="string">
            <text:p>verb</text:p>
          </table:table-cell>
          <table:table-cell office:value-type="string">
            <text:p>rimu</text:p>
          </table:table-cell>
          <table:table-cell table:style-name="ce20" office:value-type="string">
            <text:p>remember</text:p>
          </table:table-cell>
          <table:table-cell table:style-name="ce23" office:value-type="string">
            <text:p>recordar</text:p>
          </table:table-cell>
          <table:table-cell office:value-type="string">
            <text:p>rappeler</text:p>
          </table:table-cell>
          <table:table-cell office:value-type="string">
            <text:p>ricordare</text:p>
          </table:table-cell>
          <table:table-cell office:value-type="string">
            <text:p>memento</text:p>
          </table:table-cell>
          <table:table-cell office:value-type="string">
            <text:p>amintiți-vă</text:p>
          </table:table-cell>
          <table:table-cell office:value-type="string">
            <text:p>sich erinnern</text:p>
          </table:table-cell>
          <table:table-cell office:value-type="string">
            <text:p>CA</text:p>
          </table:table-cell>
          <table:table-cell table:formula="of:=LEN([.D51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rovu</text:p>
          </table:table-cell>
          <table:table-cell office:value-type="string">
            <text:p>find</text:p>
          </table:table-cell>
          <table:table-cell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AA</text:p>
          </table:table-cell>
          <table:table-cell table:formula="of:=LEN([.D51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rydu</text:p>
          </table:table-cell>
          <table:table-cell office:value-type="string">
            <text:p>laugh</text:p>
          </table:table-cell>
          <table:table-cell office:value-type="string">
            <text:p>risa</text:p>
          </table:table-cell>
          <table:table-cell office:value-type="string">
            <text:p>rire</text:p>
          </table:table-cell>
          <table:table-cell office:value-type="string">
            <text:p>ridere</text:p>
          </table:table-cell>
          <table:table-cell office:value-type="string">
            <text:p>risu</text:p>
          </table:table-cell>
          <table:table-cell office:value-type="string">
            <text:p>a rade</text:p>
          </table:table-cell>
          <table:table-cell office:value-type="string">
            <text:p>Lachen</text:p>
          </table:table-cell>
          <table:table-cell office:value-type="string">
            <text:p>AD</text:p>
          </table:table-cell>
          <table:table-cell table:formula="of:=LEN([.D51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sabu</text:p>
          </table:table-cell>
          <table:table-cell office:value-type="string">
            <text:p>write</text:p>
          </table:table-cell>
          <table:table-cell office:value-type="string">
            <text:p>escribir</text:p>
          </table:table-cell>
          <table:table-cell office:value-type="string">
            <text:p>Écrire</text:p>
          </table:table-cell>
          <table:table-cell office:value-type="string">
            <text:p>scrivere</text:p>
          </table:table-cell>
          <table:table-cell office:value-type="string">
            <text:p>scribo</text:p>
          </table:table-cell>
          <table:table-cell office:value-type="string">
            <text:p>scrie</text:p>
          </table:table-cell>
          <table:table-cell office:value-type="string">
            <text:p>schreiben</text:p>
          </table:table-cell>
          <table:table-cell office:value-type="string">
            <text:p>AC</text:p>
          </table:table-cell>
          <table:table-cell table:formula="of:=LEN([.D51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sacu</text:p>
          </table:table-cell>
          <table:table-cell table:style-name="ce20" office:value-type="string">
            <text:p>takeout</text:p>
          </table:table-cell>
          <table:table-cell table:style-name="ce23" office:value-type="string">
            <text:p>sacar</text:p>
          </table:table-cell>
          <table:table-cell office:value-type="string">
            <text:p>enlever</text:p>
          </table:table-cell>
          <table:table-cell office:value-type="string">
            <text:p>portare fuori</text:p>
          </table:table-cell>
          <table:table-cell office:value-type="string">
            <text:p>accipere</text:p>
          </table:table-cell>
          <table:table-cell office:value-type="string">
            <text:p>scoate</text:p>
          </table:table-cell>
          <table:table-cell office:value-type="string">
            <text:p>herausnehmen</text:p>
          </table:table-cell>
          <table:table-cell office:value-type="string">
            <text:p>CA</text:p>
          </table:table-cell>
          <table:table-cell table:formula="of:=LEN([.D51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saru</text:p>
          </table:table-cell>
          <table:table-cell table:style-name="ce20" office:value-type="string">
            <text:p>goout</text:p>
          </table:table-cell>
          <table:table-cell table:style-name="ce23" office:value-type="string">
            <text:p>salir</text:p>
          </table:table-cell>
          <table:table-cell office:value-type="string">
            <text:p>sortir</text:p>
          </table:table-cell>
          <table:table-cell office:value-type="string">
            <text:p>uscire</text:p>
          </table:table-cell>
          <table:table-cell office:value-type="string">
            <text:p>exitus</text:p>
          </table:table-cell>
          <table:table-cell office:value-type="string">
            <text:p>ieși afară</text:p>
          </table:table-cell>
          <table:table-cell office:value-type="string">
            <text:p>geh raus</text:p>
          </table:table-cell>
          <table:table-cell office:value-type="string">
            <text:p>CA</text:p>
          </table:table-cell>
          <table:table-cell table:formula="of:=LEN([.D51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sciu</text:p>
          </table:table-cell>
          <table:table-cell table:style-name="ce20" office:value-type="string">
            <text:p>know/meet</text:p>
          </table:table-cell>
          <table:table-cell table:style-name="ce23" office:value-type="string">
            <text:p>conocer</text:p>
          </table:table-cell>
          <table:table-cell office:value-type="string">
            <text:p>faire connaissance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cunoaște</text:p>
          </table:table-cell>
          <table:table-cell office:value-type="string">
            <text:p>kennenlernen</text:p>
          </table:table-cell>
          <table:table-cell office:value-type="string">
            <text:p>CA</text:p>
          </table:table-cell>
          <table:table-cell table:formula="of:=LEN([.D51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segu</text:p>
          </table:table-cell>
          <table:table-cell table:style-name="ce20" office:value-type="string">
            <text:p>achieve</text:p>
          </table:table-cell>
          <table:table-cell table:style-name="ce23" office:value-type="string">
            <text:p>realizar</text:p>
          </table:table-cell>
          <table:table-cell office:value-type="string">
            <text:p>effectuer</text:p>
          </table:table-cell>
          <table:table-cell office:value-type="string">
            <text:p>eseguire</text:p>
          </table:table-cell>
          <table:table-cell office:value-type="string">
            <text:p>praestare</text:p>
          </table:table-cell>
          <table:table-cell office:value-type="string">
            <text:p>efectua</text:p>
          </table:table-cell>
          <table:table-cell office:value-type="string">
            <text:p>durchführen</text:p>
          </table:table-cell>
          <table:table-cell office:value-type="string">
            <text:p>CA</text:p>
          </table:table-cell>
          <table:table-cell table:formula="of:=LEN([.D51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semu</text:p>
          </table:table-cell>
          <table:table-cell table:style-name="ce20" office:value-type="string">
            <text:p>seem</text:p>
          </table:table-cell>
          <table:table-cell table:style-name="ce23" office:value-type="string">
            <text:p>parecer</text:p>
          </table:table-cell>
          <table:table-cell office:value-type="string">
            <text:p>paraître</text:p>
          </table:table-cell>
          <table:table-cell office:value-type="string">
            <text:p>sembra</text:p>
          </table:table-cell>
          <table:table-cell office:value-type="string">
            <text:p>quaerere</text:p>
          </table:table-cell>
          <table:table-cell office:value-type="string">
            <text:p>arata ca</text:p>
          </table:table-cell>
          <table:table-cell office:value-type="string">
            <text:p>sieh aus wie</text:p>
          </table:table-cell>
          <table:table-cell office:value-type="string">
            <text:p>CA</text:p>
          </table:table-cell>
          <table:table-cell table:formula="of:=LEN([.D52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senu</text:p>
          </table:table-cell>
          <table:table-cell table:style-name="ce20" office:value-type="string">
            <text:p>feel</text:p>
          </table:table-cell>
          <table:table-cell table:style-name="ce23" office:value-type="string">
            <text:p>sentir</text:p>
          </table:table-cell>
          <table:table-cell office:value-type="string">
            <text:p>sentir</text:p>
          </table:table-cell>
          <table:table-cell office:value-type="string">
            <text:p>sentire</text:p>
          </table:table-cell>
          <table:table-cell office:value-type="string">
            <text:p>sentire,</text:p>
          </table:table-cell>
          <table:table-cell office:value-type="string">
            <text:p>simți</text:p>
          </table:table-cell>
          <table:table-cell office:value-type="string">
            <text:p>fühlen</text:p>
          </table:table-cell>
          <table:table-cell office:value-type="string">
            <text:p>CA</text:p>
          </table:table-cell>
          <table:table-cell table:formula="of:=LEN([.D52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sevu</text:p>
          </table:table-cell>
          <table:table-cell table:style-name="ce20" office:value-type="string">
            <text:p>serve/function</text:p>
          </table:table-cell>
          <table:table-cell table:style-name="ce23" office:value-type="string">
            <text:p>servir</text:p>
          </table:table-cell>
          <table:table-cell office:value-type="string">
            <text:p>servir</text:p>
          </table:table-cell>
          <table:table-cell office:value-type="string">
            <text:p>servire</text:p>
          </table:table-cell>
          <table:table-cell office:value-type="string">
            <text:p>serve</text:p>
          </table:table-cell>
          <table:table-cell office:value-type="string">
            <text:p>servi</text:p>
          </table:table-cell>
          <table:table-cell office:value-type="string">
            <text:p>dienen</text:p>
          </table:table-cell>
          <table:table-cell office:value-type="string">
            <text:p>CA</text:p>
          </table:table-cell>
          <table:table-cell table:formula="of:=LEN([.D52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sigu</text:p>
          </table:table-cell>
          <table:table-cell table:style-name="ce20" office:value-type="string">
            <text:p>follow</text:p>
          </table:table-cell>
          <table:table-cell table:style-name="ce23" office:value-type="string">
            <text:p>seguir</text:p>
          </table:table-cell>
          <table:table-cell office:value-type="string">
            <text:p>suivre</text:p>
          </table:table-cell>
          <table:table-cell office:value-type="string">
            <text:p>seguire</text:p>
          </table:table-cell>
          <table:table-cell office:value-type="string">
            <text:p>sequitur</text:p>
          </table:table-cell>
          <table:table-cell office:value-type="string">
            <text:p>urmări</text:p>
          </table:table-cell>
          <table:table-cell office:value-type="string">
            <text:p>folge</text:p>
          </table:table-cell>
          <table:table-cell office:value-type="string">
            <text:p>CA</text:p>
          </table:table-cell>
          <table:table-cell table:formula="of:=LEN([.D52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sipu</text:p>
          </table:table-cell>
          <table:table-cell table:style-name="ce20" office:value-type="string">
            <text:p>suppose</text:p>
          </table:table-cell>
          <table:table-cell table:style-name="ce23" office:value-type="string">
            <text:p>suponer</text:p>
          </table:table-cell>
          <table:table-cell office:value-type="string">
            <text:p>assumer</text:p>
          </table:table-cell>
          <table:table-cell office:value-type="string">
            <text:p>supporre</text:p>
          </table:table-cell>
          <table:table-cell office:value-type="string">
            <text:p>putant</text:p>
          </table:table-cell>
          <table:table-cell office:value-type="string">
            <text:p>presupune</text:p>
          </table:table-cell>
          <table:table-cell office:value-type="string">
            <text:p>annehmen</text:p>
          </table:table-cell>
          <table:table-cell office:value-type="string">
            <text:p>CA</text:p>
          </table:table-cell>
          <table:table-cell table:formula="of:=LEN([.D52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situ</text:p>
          </table:table-cell>
          <table:table-cell office:value-type="string">
            <text:p>sit</text:p>
          </table:table-cell>
          <table:table-cell office:value-type="string">
            <text:p>sentar</text:p>
          </table:table-cell>
          <table:table-cell office:value-type="string">
            <text:p>asseoir</text:p>
          </table:table-cell>
          <table:table-cell office:value-type="string">
            <text:p>sedersi</text:p>
          </table:table-cell>
          <table:table-cell office:value-type="string">
            <text:p>sit</text:p>
          </table:table-cell>
          <table:table-cell office:value-type="string">
            <text:p>sta</text:p>
          </table:table-cell>
          <table:table-cell office:value-type="string">
            <text:p>sitzen</text:p>
          </table:table-cell>
          <table:table-cell office:value-type="string">
            <text:p>AC</text:p>
          </table:table-cell>
          <table:table-cell table:formula="of:=LEN([.D52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4">
            <text:p>4</text:p>
          </table:table-cell>
          <table:table-cell office:value-type="string">
            <text:p>verb</text:p>
          </table:table-cell>
          <table:table-cell office:value-type="string">
            <text:p>sodu</text:p>
          </table:table-cell>
          <table:table-cell table:style-name="ce20" office:value-type="string">
            <text:p>consider</text:p>
          </table:table-cell>
          <table:table-cell table:style-name="ce23" office:value-type="string">
            <text:p>considerar</text:p>
          </table:table-cell>
          <table:table-cell office:value-type="string">
            <text:p>considérer</text:p>
          </table:table-cell>
          <table:table-cell office:value-type="string">
            <text:p>prendere in considerazione</text:p>
          </table:table-cell>
          <table:table-cell office:value-type="string">
            <text:p>considerans</text:p>
          </table:table-cell>
          <table:table-cell office:value-type="string">
            <text:p>lua în considerare</text:p>
          </table:table-cell>
          <table:table-cell office:value-type="string">
            <text:p>überlegen</text:p>
          </table:table-cell>
          <table:table-cell office:value-type="string">
            <text:p>CA</text:p>
          </table:table-cell>
          <table:table-cell table:formula="of:=LEN([.D52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sonu</text:p>
          </table:table-cell>
          <table:table-cell office:value-type="string">
            <text:p>am</text:p>
          </table:table-cell>
          <table:table-cell office:value-type="string">
            <text:p>soy</text:p>
          </table:table-cell>
          <table:table-cell office:value-type="string">
            <text:p>je suis</text:p>
          </table:table-cell>
          <table:table-cell office:value-type="string">
            <text:p>sono</text:p>
          </table:table-cell>
          <table:table-cell office:value-type="string">
            <text:p>ego sum</text:p>
          </table:table-cell>
          <table:table-cell office:value-type="string">
            <text:p>eu sunt</text:p>
          </table:table-cell>
          <table:table-cell office:value-type="string">
            <text:p>ich bin</text:p>
          </table:table-cell>
          <table:table-cell office:value-type="string">
            <text:p>AA</text:p>
          </table:table-cell>
          <table:table-cell table:formula="of:=LEN([.D52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tagu</text:p>
          </table:table-cell>
          <table:table-cell office:value-type="string">
            <text:p>cut</text:p>
          </table:table-cell>
          <table:table-cell office:value-type="string">
            <text:p>cortar</text:p>
          </table:table-cell>
          <table:table-cell office:value-type="string">
            <text:p>Couper</text:p>
          </table:table-cell>
          <table:table-cell office:value-type="string">
            <text:p>tagliare</text:p>
          </table:table-cell>
          <table:table-cell office:value-type="string">
            <text:p>secare</text:p>
          </table:table-cell>
          <table:table-cell office:value-type="string">
            <text:p>a tăia</text:p>
          </table:table-cell>
          <table:table-cell office:value-type="string">
            <text:p>Schnitt</text:p>
          </table:table-cell>
          <table:table-cell office:value-type="string">
            <text:p>AD</text:p>
          </table:table-cell>
          <table:table-cell table:formula="of:=LEN([.D52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taru</text:p>
          </table:table-cell>
          <table:table-cell table:style-name="ce20" office:value-type="string">
            <text:p>bring</text:p>
          </table:table-cell>
          <table:table-cell table:style-name="ce23"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CA</text:p>
          </table:table-cell>
          <table:table-cell table:formula="of:=LEN([.D52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tenu</text:p>
          </table:table-cell>
          <table:table-cell office:value-type="string">
            <text:p>hold</text:p>
          </table:table-cell>
          <table:table-cell office:value-type="string">
            <text:p>sostener</text:p>
          </table:table-cell>
          <table:table-cell office:value-type="string">
            <text:p>tenir</text:p>
          </table:table-cell>
          <table:table-cell office:value-type="string">
            <text:p>tenere</text:p>
          </table:table-cell>
          <table:table-cell office:value-type="string">
            <text:p>habere</text:p>
          </table:table-cell>
          <table:table-cell office:value-type="string">
            <text:p>deține</text:p>
          </table:table-cell>
          <table:table-cell office:value-type="string">
            <text:p>halt</text:p>
          </table:table-cell>
          <table:table-cell office:value-type="string">
            <text:p>AD</text:p>
          </table:table-cell>
          <table:table-cell table:formula="of:=LEN([.D53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tira</text:p>
          </table:table-cell>
          <table:table-cell office:value-type="string">
            <text:p>pull</text:p>
          </table:table-cell>
          <table:table-cell office:value-type="string">
            <text:p>Halar</text:p>
          </table:table-cell>
          <table:table-cell office:value-type="string">
            <text:p>tirer</text:p>
          </table:table-cell>
          <table:table-cell office:value-type="string">
            <text:p>Tirare</text:p>
          </table:table-cell>
          <table:table-cell office:value-type="string">
            <text:p>trahere</text:p>
          </table:table-cell>
          <table:table-cell office:value-type="string">
            <text:p>Trage</text:p>
          </table:table-cell>
          <table:table-cell office:value-type="string">
            <text:p>ziehen</text:p>
          </table:table-cell>
          <table:table-cell office:value-type="string">
            <text:p>AC</text:p>
          </table:table-cell>
          <table:table-cell table:formula="of:=LEN([.D53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tizu</text:p>
          </table:table-cell>
          <table:table-cell table:style-name="ce20" office:value-type="string">
            <text:p>use</text:p>
          </table:table-cell>
          <table:table-cell table:style-name="ce23" office:value-type="string">
            <text:p>utilizar</text:p>
          </table:table-cell>
          <table:table-cell office:value-type="string">
            <text:p>utiliser</text:p>
          </table:table-cell>
          <table:table-cell office:value-type="string">
            <text:p>uso</text:p>
          </table:table-cell>
          <table:table-cell office:value-type="string">
            <text:p>usus</text:p>
          </table:table-cell>
          <table:table-cell office:value-type="string">
            <text:p>utilizare</text:p>
          </table:table-cell>
          <table:table-cell office:value-type="string">
            <text:p>verwenden</text:p>
          </table:table-cell>
          <table:table-cell office:value-type="string">
            <text:p>AC</text:p>
          </table:table-cell>
          <table:table-cell table:formula="of:=LEN([.D53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tocu</text:p>
          </table:table-cell>
          <table:table-cell table:style-name="ce20" office:value-type="string">
            <text:p>touch/play</text:p>
          </table:table-cell>
          <table:table-cell table:style-name="ce23" office:value-type="string">
            <text:p>tocar</text:p>
          </table:table-cell>
          <table:table-cell office:value-type="string">
            <text:p>toucher</text:p>
          </table:table-cell>
          <table:table-cell office:value-type="string">
            <text:p>toccare</text:p>
          </table:table-cell>
          <table:table-cell office:value-type="string">
            <text:p>tange</text:p>
          </table:table-cell>
          <table:table-cell office:value-type="string">
            <text:p>atinge</text:p>
          </table:table-cell>
          <table:table-cell office:value-type="string">
            <text:p>berühren</text:p>
          </table:table-cell>
          <table:table-cell office:value-type="string">
            <text:p>CA</text:p>
          </table:table-cell>
          <table:table-cell table:formula="of:=LEN([.D53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tomu</text:p>
          </table:table-cell>
          <table:table-cell table:style-name="ce20" office:value-type="string">
            <text:p>take</text:p>
          </table:table-cell>
          <table:table-cell table:style-name="ce23"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CA</text:p>
          </table:table-cell>
          <table:table-cell table:formula="of:=LEN([.D53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toru</text:p>
          </table:table-cell>
          <table:table-cell table:style-name="ce20" office:value-type="string">
            <text:p>treat</text:p>
          </table:table-cell>
          <table:table-cell table:style-name="ce23" office:value-type="string">
            <text:p>tratar</text:p>
          </table:table-cell>
          <table:table-cell office:value-type="string">
            <text:p>traiter</text:p>
          </table:table-cell>
          <table:table-cell office:value-type="string">
            <text:p>trattare</text:p>
          </table:table-cell>
          <table:table-cell office:value-type="string">
            <text:p>tractare,</text:p>
          </table:table-cell>
          <table:table-cell office:value-type="string">
            <text:p>trata</text:p>
          </table:table-cell>
          <table:table-cell office:value-type="string">
            <text:p>versuchen Sie es</text:p>
          </table:table-cell>
          <table:table-cell office:value-type="string">
            <text:p>CA</text:p>
          </table:table-cell>
          <table:table-cell table:formula="of:=LEN([.D53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tudu</text:p>
          </table:table-cell>
          <table:table-cell table:style-name="ce20" office:value-type="string">
            <text:p>study</text:p>
          </table:table-cell>
          <table:table-cell table:style-name="ce23" office:value-type="string">
            <text:p>estudiar</text:p>
          </table:table-cell>
          <table:table-cell office:value-type="string">
            <text:p>étudier</text:p>
          </table:table-cell>
          <table:table-cell office:value-type="string">
            <text:p>studio</text:p>
          </table:table-cell>
          <table:table-cell office:value-type="string">
            <text:p>studium</text:p>
          </table:table-cell>
          <table:table-cell office:value-type="string">
            <text:p>studiu</text:p>
          </table:table-cell>
          <table:table-cell office:value-type="string">
            <text:p>studieren</text:p>
          </table:table-cell>
          <table:table-cell office:value-type="string">
            <text:p>CA</text:p>
          </table:table-cell>
          <table:table-cell table:formula="of:=LEN([.D53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varu</text:p>
          </table:table-cell>
          <table:table-cell table:style-name="ce20" office:value-type="string">
            <text:p>wait</text:p>
          </table:table-cell>
          <table:table-cell table:style-name="ce23" office:value-type="string">
            <text:p>esperar</text:p>
          </table:table-cell>
          <table:table-cell office:value-type="string">
            <text:p>attendre à</text:p>
          </table:table-cell>
          <table:table-cell office:value-type="string">
            <text:p>aspettare</text:p>
          </table:table-cell>
          <table:table-cell office:value-type="string">
            <text:p>expecto</text:p>
          </table:table-cell>
          <table:table-cell office:value-type="string">
            <text:p>aștepta</text:p>
          </table:table-cell>
          <table:table-cell office:value-type="string">
            <text:p>warte</text:p>
          </table:table-cell>
          <table:table-cell office:value-type="string">
            <text:p>CA</text:p>
          </table:table-cell>
          <table:table-cell table:formula="of:=LEN([.D53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venu</text:p>
          </table:table-cell>
          <table:table-cell table:style-name="ce20" office:value-type="string">
            <text:p>come</text:p>
          </table:table-cell>
          <table:table-cell table:style-name="ce23" office:value-type="string">
            <text:p>venir</text:p>
          </table:table-cell>
          <table:table-cell office:value-type="string">
            <text:p>venir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 schon</text:p>
          </table:table-cell>
          <table:table-cell office:value-type="string">
            <text:p>CA</text:p>
          </table:table-cell>
          <table:table-cell table:formula="of:=LEN([.D53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vezu</text:p>
          </table:table-cell>
          <table:table-cell office:value-type="string">
            <text:p>see</text:p>
          </table:table-cell>
          <table:table-cell office:value-type="string">
            <text:p>ver</text:p>
          </table:table-cell>
          <table:table-cell office:value-type="string">
            <text:p>regarder</text:p>
          </table:table-cell>
          <table:table-cell office:value-type="string">
            <text:p>vedere</text:p>
          </table:table-cell>
          <table:table-cell office:value-type="string">
            <text:p>videre</text:p>
          </table:table-cell>
          <table:table-cell office:value-type="string">
            <text:p>vedea</text:p>
          </table:table-cell>
          <table:table-cell office:value-type="string">
            <text:p>sehen</text:p>
          </table:table-cell>
          <table:table-cell office:value-type="string">
            <text:p>AA</text:p>
          </table:table-cell>
          <table:table-cell table:formula="of:=LEN([.D53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vivo</text:p>
          </table:table-cell>
          <table:table-cell office:value-type="string">
            <text:p>live</text:p>
          </table:table-cell>
          <table:table-cell office:value-type="string">
            <text:p>En Vivo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Trăi</text:p>
          </table:table-cell>
          <table:table-cell office:value-type="string">
            <text:p>Leben</text:p>
          </table:table-cell>
          <table:table-cell office:value-type="string">
            <text:p>AB</text:p>
          </table:table-cell>
          <table:table-cell table:formula="of:=LEN([.D54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vohu</text:p>
          </table:table-cell>
          <table:table-cell office:value-type="string">
            <text:p>wish</text:p>
          </table:table-cell>
          <table:table-cell office:value-type="string">
            <text:p>deseo</text:p>
          </table:table-cell>
          <table:table-cell office:value-type="string">
            <text:p>souhait</text:p>
          </table:table-cell>
          <table:table-cell office:value-type="string">
            <text:p>desiderio</text:p>
          </table:table-cell>
          <table:table-cell office:value-type="string">
            <text:p>volo</text:p>
          </table:table-cell>
          <table:table-cell office:value-type="string">
            <text:p>dori</text:p>
          </table:table-cell>
          <table:table-cell office:value-type="string">
            <text:p>Wunsch</text:p>
          </table:table-cell>
          <table:table-cell office:value-type="string">
            <text:p>AC</text:p>
          </table:table-cell>
          <table:table-cell table:formula="of:=LEN([.D54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volu</text:p>
          </table:table-cell>
          <table:table-cell office:value-type="string">
            <text:p>will</text:p>
          </table:table-cell>
          <table:table-cell office:value-type="string">
            <text:p>será</text:p>
          </table:table-cell>
          <table:table-cell office:value-type="string">
            <text:p>volonté</text:p>
          </table:table-cell>
          <table:table-cell office:value-type="string">
            <text:p>volontà</text:p>
          </table:table-cell>
          <table:table-cell office:value-type="string">
            <text:p>facite</text:p>
          </table:table-cell>
          <table:table-cell office:value-type="string">
            <text:p>voi</text:p>
          </table:table-cell>
          <table:table-cell office:value-type="string">
            <text:p>werden</text:p>
          </table:table-cell>
          <table:table-cell office:value-type="string">
            <text:p>AA</text:p>
          </table:table-cell>
          <table:table-cell table:formula="of:=LEN([.D54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xedu</text:p>
          </table:table-cell>
          <table:table-cell table:style-name="ce20" office:value-type="string">
            <text:p>stay, sit</text:p>
          </table:table-cell>
          <table:table-cell table:style-name="ce23" office:value-type="string">
            <text:p>quedar</text:p>
          </table:table-cell>
          <table:table-cell office:value-type="string">
            <text:p>rester</text:p>
          </table:table-cell>
          <table:table-cell office:value-type="string">
            <text:p>rimanere</text:p>
          </table:table-cell>
          <table:table-cell office:value-type="string">
            <text:p>manere</text:p>
          </table:table-cell>
          <table:table-cell office:value-type="string">
            <text:p>ședere</text:p>
          </table:table-cell>
          <table:table-cell office:value-type="string">
            <text:p>bleib</text:p>
          </table:table-cell>
          <table:table-cell office:value-type="string">
            <text:p>CA</text:p>
          </table:table-cell>
          <table:table-cell table:formula="of:=LEN([.D54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xosu</text:p>
          </table:table-cell>
          <table:table-cell office:value-type="string">
            <text:p>pick</text:p>
          </table:table-cell>
          <table:table-cell office:value-type="string">
            <text:p>recoger</text:p>
          </table:table-cell>
          <table:table-cell office:value-type="string">
            <text:p>choisir</text:p>
          </table:table-cell>
          <table:table-cell office:value-type="string">
            <text:p>raccogliere</text:p>
          </table:table-cell>
          <table:table-cell office:value-type="string">
            <text:p>carpere</text:p>
          </table:table-cell>
          <table:table-cell office:value-type="string">
            <text:p>alege</text:p>
          </table:table-cell>
          <table:table-cell office:value-type="string">
            <text:p>auswählen</text:p>
          </table:table-cell>
          <table:table-cell office:value-type="string">
            <text:p>AD</text:p>
          </table:table-cell>
          <table:table-cell table:formula="of:=LEN([.D544])" office:value-type="float" office:value="4">
            <text:p>4</text:p>
          </table:table-cell>
          <table:table-cell table:number-columns-repeated="1008"/>
        </table:table-row>
        <table:table-row table:style-name="ro1" table:number-rows-repeated="104803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olori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ructe" table:style-name="ta1" table:print="false"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lural</text:p>
          </table:table-cell>
          <table:table-cell table:style-name="ce1" office:value-type="string">
            <text:p>singular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ue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34"/>
        <table:table-column table:style-name="co1" table:number-columns-repeated="9" table:default-cell-style-name="Default"/>
        <table:table-row table:style-name="ro1">
          <table:table-cell table:style-name="ce33" office:value-type="string">
            <text:p>cd</text:p>
          </table:table-cell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5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Part</text:p>
          </table:table-cell>
        </table:table-row>
        <table:table-row table:style-name="ro1">
          <table:table-cell table:style-name="ce33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29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nimal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romania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mancar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egum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row table:style-name="ro1">
          <table:table-cell/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5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nu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ero</text:p>
          </table:table-cell>
          <table:table-cell table:style-name="ce1" office:value-type="string">
            <text:p>zéro</text:p>
          </table:table-cell>
          <table:table-cell table:style-name="ce1" office:value-type="string">
            <text:p>nulla</text:p>
          </table:table-cell>
          <table:table-cell table:style-name="ce35" office:value-type="string">
            <text:p>nul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i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i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s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t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v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a'diz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ia'diz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at'diz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in'diz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s'diz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et'diz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'diz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v'diz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mil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</table:table>
      <table:database-ranges>
        <table:database-range table:target-range-address="dict.A1:dict.M544">
          <table:sort>
            <table:sort-by table:field-number="3" table:data-type="automatic"/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7">10/17/2019</text:date>, <text:time>07:5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17T07:51:24.07</dc:date>
    <meta:editing-duration>P12DT9H8M47S</meta:editing-duration>
    <meta:editing-cycles>102</meta:editing-cycles>
    <meta:document-statistic meta:table-count="10" meta:cell-count="7658" meta:object-count="0"/>
  </office:meta>
</office:document-meta>
</file>